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6.197cm"/>
    </style:style>
    <style:style style:name="co4" style:family="table-column">
      <style:table-column-properties fo:break-before="auto" style:column-width="6.1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322cm"/>
    </style:style>
    <style:style style:name="co7" style:family="table-column">
      <style:table-column-properties fo:break-before="auto" style:column-width="6.128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olrMar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decalred in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AkSearchOnly</text:p>
          </table:table-cell>
          <table:table-cell table:style-name="Default" office:value-type="string" calcext:value-type="string">
            <text:p>AkSearchReimplemented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__construct</text:p>
          </table:table-cell>
          <table:table-cell office:value-type="boolean" office:boolean-value="false" calcext:value-type="boolean">
            <text:p>FAŁSZ</text:p>
          </table:table-cell>
          <table:table-cell table:formula="of:=AND([.A2]=&quot;AkSearch&quot;;LEFT([.C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__construct</text:p>
          </table:table-cell>
          <table:table-cell office:value-type="boolean" office:boolean-value="false" calcext:value-type="boolean">
            <text:p>FAŁSZ</text:p>
          </table:table-cell>
          <table:table-cell table:formula="of:=AND([.A3]=&quot;AkSearch&quot;;LEFT([.C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addAuthorsToContributors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4]=&quot;AkSearch&quot;;LEFT([.C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addAuthorsToContributors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5]=&quot;AkSearch&quot;;LEFT([.C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addLabel</text:p>
          </table:table-cell>
          <table:table-cell office:value-type="boolean" office:boolean-value="false" calcext:value-type="boolean">
            <text:p>FAŁSZ</text:p>
          </table:table-cell>
          <table:table-cell table:formula="of:=AND([.A6]=&quot;AkSearch&quot;;LEFT([.C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addLabel</text:p>
          </table:table-cell>
          <table:table-cell office:value-type="boolean" office:boolean-value="false" calcext:value-type="boolean">
            <text:p>FAŁSZ</text:p>
          </table:table-cell>
          <table:table-cell table:formula="of:=AND([.A7]=&quot;AkSearch&quot;;LEFT([.C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addOrUpdateRating</text:p>
          </table:table-cell>
          <table:table-cell office:value-type="boolean" office:boolean-value="false" calcext:value-type="boolean">
            <text:p>FAŁSZ</text:p>
          </table:table-cell>
          <table:table-cell table:formula="of:=AND([.A8]=&quot;AkSearch&quot;;LEFT([.C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addOrUpdateRating</text:p>
          </table:table-cell>
          <table:table-cell office:value-type="boolean" office:boolean-value="false" calcext:value-type="boolean">
            <text:p>FAŁSZ</text:p>
          </table:table-cell>
          <table:table-cell table:formula="of:=AND([.A9]=&quot;AkSearch&quot;;LEFT([.C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addTags</text:p>
          </table:table-cell>
          <table:table-cell office:value-type="boolean" office:boolean-value="false" calcext:value-type="boolean">
            <text:p>FAŁSZ</text:p>
          </table:table-cell>
          <table:table-cell table:formula="of:=AND([.A10]=&quot;AkSearch&quot;;LEFT([.C1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addTags</text:p>
          </table:table-cell>
          <table:table-cell office:value-type="boolean" office:boolean-value="false" calcext:value-type="boolean">
            <text:p>FAŁSZ</text:p>
          </table:table-cell>
          <table:table-cell table:formula="of:=AND([.A11]=&quot;AkSearch&quot;;LEFT([.C1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attachILS</text:p>
          </table:table-cell>
          <table:table-cell office:value-type="boolean" office:boolean-value="false" calcext:value-type="boolean">
            <text:p>FAŁSZ</text:p>
          </table:table-cell>
          <table:table-cell table:formula="of:=AND([.A12]=&quot;AkSearch&quot;;LEFT([.C1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attachILS</text:p>
          </table:table-cell>
          <table:table-cell office:value-type="boolean" office:boolean-value="false" calcext:value-type="boolean">
            <text:p>FAŁSZ</text:p>
          </table:table-cell>
          <table:table-cell table:formula="of:=AND([.A13]=&quot;AkSearch&quot;;LEFT([.C1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attachSearchService</text:p>
          </table:table-cell>
          <table:table-cell office:value-type="boolean" office:boolean-value="false" calcext:value-type="boolean">
            <text:p>FAŁSZ</text:p>
          </table:table-cell>
          <table:table-cell table:formula="of:=AND([.A14]=&quot;AkSearch&quot;;LEFT([.C1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attachSearchService</text:p>
          </table:table-cell>
          <table:table-cell office:value-type="boolean" office:boolean-value="false" calcext:value-type="boolean">
            <text:p>FAŁSZ</text:p>
          </table:table-cell>
          <table:table-cell table:formula="of:=AND([.A15]=&quot;AkSearch&quot;;LEFT([.C1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changeExtNameToBasicName</text:p>
          </table:table-cell>
          <table:table-cell office:value-type="boolean" office:boolean-value="false" calcext:value-type="boolean">
            <text:p>FAŁSZ</text:p>
          </table:table-cell>
          <table:table-cell table:formula="of:=AND([.A16]=&quot;AkSearch&quot;;LEFT([.C1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changeExtNameToBasicName</text:p>
          </table:table-cell>
          <table:table-cell office:value-type="boolean" office:boolean-value="false" calcext:value-type="boolean">
            <text:p>FAŁSZ</text:p>
          </table:table-cell>
          <table:table-cell table:formula="of:=AND([.A17]=&quot;AkSearch&quot;;LEFT([.C1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checkIndicatorFilter</text:p>
          </table:table-cell>
          <table:table-cell office:value-type="boolean" office:boolean-value="false" calcext:value-type="boolean">
            <text:p>FAŁSZ</text:p>
          </table:table-cell>
          <table:table-cell table:formula="of:=AND([.A18]=&quot;AkSearch&quot;;LEFT([.C1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checkIndicatorFilter</text:p>
          </table:table-cell>
          <table:table-cell office:value-type="boolean" office:boolean-value="false" calcext:value-type="boolean">
            <text:p>FAŁSZ</text:p>
          </table:table-cell>
          <table:table-cell table:formula="of:=AND([.A19]=&quot;AkSearch&quot;;LEFT([.C1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checkIndicatorFilters</text:p>
          </table:table-cell>
          <table:table-cell office:value-type="boolean" office:boolean-value="false" calcext:value-type="boolean">
            <text:p>FAŁSZ</text:p>
          </table:table-cell>
          <table:table-cell table:formula="of:=AND([.A20]=&quot;AkSearch&quot;;LEFT([.C2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checkIndicatorFilters</text:p>
          </table:table-cell>
          <table:table-cell office:value-type="boolean" office:boolean-value="false" calcext:value-type="boolean">
            <text:p>FAŁSZ</text:p>
          </table:table-cell>
          <table:table-cell table:formula="of:=AND([.A21]=&quot;AkSearch&quot;;LEFT([.C2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checkVariable</text:p>
          </table:table-cell>
          <table:table-cell office:value-type="boolean" office:boolean-value="false" calcext:value-type="boolean">
            <text:p>FAŁSZ</text:p>
          </table:table-cell>
          <table:table-cell table:formula="of:=AND([.A22]=&quot;AkSearch&quot;;LEFT([.C2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checkVariable</text:p>
          </table:table-cell>
          <table:table-cell office:value-type="boolean" office:boolean-value="false" calcext:value-type="boolean">
            <text:p>FAŁSZ</text:p>
          </table:table-cell>
          <table:table-cell table:formula="of:=AND([.A23]=&quot;AkSearch&quot;;LEFT([.C2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createSecondary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24]=&quot;AkSearch&quot;;LEFT([.C2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createSecondary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25]=&quot;AkSearch&quot;;LEFT([.C2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deleteTags</text:p>
          </table:table-cell>
          <table:table-cell office:value-type="boolean" office:boolean-value="false" calcext:value-type="boolean">
            <text:p>FAŁSZ</text:p>
          </table:table-cell>
          <table:table-cell table:formula="of:=AND([.A26]=&quot;AkSearch&quot;;LEFT([.C2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deleteTags</text:p>
          </table:table-cell>
          <table:table-cell office:value-type="boolean" office:boolean-value="false" calcext:value-type="boolean">
            <text:p>FAŁSZ</text:p>
          </table:table-cell>
          <table:table-cell table:formula="of:=AND([.A27]=&quot;AkSearch&quot;;LEFT([.C2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explainEnabled</text:p>
          </table:table-cell>
          <table:table-cell office:value-type="boolean" office:boolean-value="false" calcext:value-type="boolean">
            <text:p>FAŁSZ</text:p>
          </table:table-cell>
          <table:table-cell table:formula="of:=AND([.A28]=&quot;AkSearch&quot;;LEFT([.C2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explainEnabled</text:p>
          </table:table-cell>
          <table:table-cell office:value-type="boolean" office:boolean-value="false" calcext:value-type="boolean">
            <text:p>FAŁSZ</text:p>
          </table:table-cell>
          <table:table-cell table:formula="of:=AND([.A29]=&quot;AkSearch&quot;;LEFT([.C2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extractSingleMarcDetail</text:p>
          </table:table-cell>
          <table:table-cell office:value-type="boolean" office:boolean-value="false" calcext:value-type="boolean">
            <text:p>FAŁSZ</text:p>
          </table:table-cell>
          <table:table-cell table:formula="of:=AND([.A30]=&quot;AkSearch&quot;;LEFT([.C3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extractSingleMarcDetail</text:p>
          </table:table-cell>
          <table:table-cell office:value-type="boolean" office:boolean-value="false" calcext:value-type="boolean">
            <text:p>FAŁSZ</text:p>
          </table:table-cell>
          <table:table-cell table:formula="of:=AND([.A31]=&quot;AkSearch&quot;;LEFT([.C3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extractTextDomain</text:p>
          </table:table-cell>
          <table:table-cell office:value-type="boolean" office:boolean-value="false" calcext:value-type="boolean">
            <text:p>FAŁSZ</text:p>
          </table:table-cell>
          <table:table-cell table:formula="of:=AND([.A32]=&quot;AkSearch&quot;;LEFT([.C3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extractTextDomain</text:p>
          </table:table-cell>
          <table:table-cell office:value-type="boolean" office:boolean-value="false" calcext:value-type="boolean">
            <text:p>FAŁSZ</text:p>
          </table:table-cell>
          <table:table-cell table:formula="of:=AND([.A33]=&quot;AkSearch&quot;;LEFT([.C3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fetchOrtVerlagAdditional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4]=&quot;AkSearch&quot;;LEFT([.C3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fetchOrtVerlagAdditional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5]=&quot;AkSearch&quot;;LEFT([.C3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fetchOrtVerlagFields</text:p>
          </table:table-cell>
          <table:table-cell office:value-type="boolean" office:boolean-value="false" calcext:value-type="boolean">
            <text:p>FAŁSZ</text:p>
          </table:table-cell>
          <table:table-cell table:formula="of:=AND([.A36]=&quot;AkSearch&quot;;LEFT([.C3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fetchOrtVerlagFields</text:p>
          </table:table-cell>
          <table:table-cell office:value-type="boolean" office:boolean-value="false" calcext:value-type="boolean">
            <text:p>FAŁSZ</text:p>
          </table:table-cell>
          <table:table-cell table:formula="of:=AND([.A37]=&quot;AkSearch&quot;;LEFT([.C3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filterCallback</text:p>
          </table:table-cell>
          <table:table-cell office:value-type="boolean" office:boolean-value="true" calcext:value-type="boolean">
            <text:p>PRAWDA</text:p>
          </table:table-cell>
          <table:table-cell table:formula="of:=AND([.A38]=&quot;AkSearch&quot;;LEFT([.C3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formatHolding991992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9]=&quot;AkSearch&quot;;LEFT([.C3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formatHolding991992Data</text:p>
          </table:table-cell>
          <table:table-cell office:value-type="boolean" office:boolean-value="false" calcext:value-type="boolean">
            <text:p>FAŁSZ</text:p>
          </table:table-cell>
          <table:table-cell table:formula="of:=AND([.A40]=&quot;AkSearch&quot;;LEFT([.C4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bstract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41]=&quot;AkSearch&quot;;LEFT([.C4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Abstract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42]=&quot;AkSearch&quot;;LEFT([.C4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ccessNotes</text:p>
          </table:table-cell>
          <table:table-cell office:value-type="boolean" office:boolean-value="true" calcext:value-type="boolean">
            <text:p>PRAWDA</text:p>
          </table:table-cell>
          <table:table-cell table:formula="of:=AND([.A43]=&quot;AkSearch&quot;;LEFT([.C4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ccessNote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44]=&quot;AkSearch&quot;;LEFT([.C4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ccessRestrictions</text:p>
          </table:table-cell>
          <table:table-cell office:value-type="boolean" office:boolean-value="false" calcext:value-type="boolean">
            <text:p>FAŁSZ</text:p>
          </table:table-cell>
          <table:table-cell table:formula="of:=AND([.A45]=&quot;AkSearch&quot;;LEFT([.C4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AccessRestrictions</text:p>
          </table:table-cell>
          <table:table-cell office:value-type="boolean" office:boolean-value="false" calcext:value-type="boolean">
            <text:p>FAŁSZ</text:p>
          </table:table-cell>
          <table:table-cell table:formula="of:=AND([.A46]=&quot;AkSearch&quot;;LEFT([.C4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cNo</text:p>
          </table:table-cell>
          <table:table-cell office:value-type="boolean" office:boolean-value="true" calcext:value-type="boolean">
            <text:p>PRAWDA</text:p>
          </table:table-cell>
          <table:table-cell table:formula="of:=AND([.A47]=&quot;AkSearch&quot;;LEFT([.C4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cNo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48]=&quot;AkSearch&quot;;LEFT([.C4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llDeweys</text:p>
          </table:table-cell>
          <table:table-cell office:value-type="boolean" office:boolean-value="true" calcext:value-type="boolean">
            <text:p>PRAWDA</text:p>
          </table:table-cell>
          <table:table-cell table:formula="of:=AND([.A49]=&quot;AkSearch&quot;;LEFT([.C4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llRecordLinks</text:p>
          </table:table-cell>
          <table:table-cell office:value-type="boolean" office:boolean-value="false" calcext:value-type="boolean">
            <text:p>FAŁSZ</text:p>
          </table:table-cell>
          <table:table-cell table:formula="of:=AND([.A50]=&quot;AkSearch&quot;;LEFT([.C5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AllRecordLinks</text:p>
          </table:table-cell>
          <table:table-cell office:value-type="boolean" office:boolean-value="false" calcext:value-type="boolean">
            <text:p>FAŁSZ</text:p>
          </table:table-cell>
          <table:table-cell table:formula="of:=AND([.A51]=&quot;AkSearch&quot;;LEFT([.C5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AllSubjectHea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52]=&quot;AkSearch&quot;;LEFT([.C5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AllSubjectHea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53]=&quot;AkSearch&quot;;LEFT([.C5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AllSubjectHeadingsFlattened</text:p>
          </table:table-cell>
          <table:table-cell office:value-type="boolean" office:boolean-value="false" calcext:value-type="boolean">
            <text:p>FAŁSZ</text:p>
          </table:table-cell>
          <table:table-cell table:formula="of:=AND([.A54]=&quot;AkSearch&quot;;LEFT([.C5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AllSubjectHeadingsFlattened</text:p>
          </table:table-cell>
          <table:table-cell office:value-type="boolean" office:boolean-value="false" calcext:value-type="boolean">
            <text:p>FAŁSZ</text:p>
          </table:table-cell>
          <table:table-cell table:formula="of:=AND([.A55]=&quot;AkSearch&quot;;LEFT([.C5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llSubjectHeadingsNumericalOrder</text:p>
          </table:table-cell>
          <table:table-cell office:value-type="boolean" office:boolean-value="false" calcext:value-type="boolean">
            <text:p>FAŁSZ</text:p>
          </table:table-cell>
          <table:table-cell table:formula="of:=AND([.A56]=&quot;AkSearch&quot;;LEFT([.C5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AllSubjectHeadingsNumericalOrder</text:p>
          </table:table-cell>
          <table:table-cell office:value-type="boolean" office:boolean-value="false" calcext:value-type="boolean">
            <text:p>FAŁSZ</text:p>
          </table:table-cell>
          <table:table-cell table:formula="of:=AND([.A57]=&quot;AkSearch&quot;;LEFT([.C5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llSubjectHeadingsRecordOrder</text:p>
          </table:table-cell>
          <table:table-cell office:value-type="boolean" office:boolean-value="false" calcext:value-type="boolean">
            <text:p>FAŁSZ</text:p>
          </table:table-cell>
          <table:table-cell table:formula="of:=AND([.A58]=&quot;AkSearch&quot;;LEFT([.C5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AllSubjectHeadingsRecordOrder</text:p>
          </table:table-cell>
          <table:table-cell office:value-type="boolean" office:boolean-value="false" calcext:value-type="boolean">
            <text:p>FAŁSZ</text:p>
          </table:table-cell>
          <table:table-cell table:formula="of:=AND([.A59]=&quot;AkSearch&quot;;LEFT([.C5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llSubjects</text:p>
          </table:table-cell>
          <table:table-cell office:value-type="boolean" office:boolean-value="true" calcext:value-type="boolean">
            <text:p>PRAWDA</text:p>
          </table:table-cell>
          <table:table-cell table:formula="of:=AND([.A60]=&quot;AkSearch&quot;;LEFT([.C6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llSubject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61]=&quot;AkSearch&quot;;LEFT([.C6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Article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62]=&quot;AkSearch&quot;;LEFT([.C6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Article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63]=&quot;AkSearch&quot;;LEFT([.C6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AuthorDataFields</text:p>
          </table:table-cell>
          <table:table-cell office:value-type="boolean" office:boolean-value="false" calcext:value-type="boolean">
            <text:p>FAŁSZ</text:p>
          </table:table-cell>
          <table:table-cell table:formula="of:=AND([.A64]=&quot;AkSearch&quot;;LEFT([.C6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AuthorDataFields</text:p>
          </table:table-cell>
          <table:table-cell office:value-type="boolean" office:boolean-value="false" calcext:value-type="boolean">
            <text:p>FAŁSZ</text:p>
          </table:table-cell>
          <table:table-cell table:formula="of:=AND([.A65]=&quot;AkSearch&quot;;LEFT([.C6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Awards</text:p>
          </table:table-cell>
          <table:table-cell office:value-type="boolean" office:boolean-value="false" calcext:value-type="boolean">
            <text:p>FAŁSZ</text:p>
          </table:table-cell>
          <table:table-cell table:formula="of:=AND([.A66]=&quot;AkSearch&quot;;LEFT([.C6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Awards</text:p>
          </table:table-cell>
          <table:table-cell office:value-type="boolean" office:boolean-value="false" calcext:value-type="boolean">
            <text:p>FAŁSZ</text:p>
          </table:table-cell>
          <table:table-cell table:formula="of:=AND([.A67]=&quot;AkSearch&quot;;LEFT([.C6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BibliographicLevel</text:p>
          </table:table-cell>
          <table:table-cell office:value-type="boolean" office:boolean-value="false" calcext:value-type="boolean">
            <text:p>FAŁSZ</text:p>
          </table:table-cell>
          <table:table-cell table:formula="of:=AND([.A68]=&quot;AkSearch&quot;;LEFT([.C6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BibliographicLevel</text:p>
          </table:table-cell>
          <table:table-cell office:value-type="boolean" office:boolean-value="false" calcext:value-type="boolean">
            <text:p>FAŁSZ</text:p>
          </table:table-cell>
          <table:table-cell table:formula="of:=AND([.A69]=&quot;AkSearch&quot;;LEFT([.C6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BibliographicLevel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70]=&quot;AkSearch&quot;;LEFT([.C7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Bibliography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71]=&quot;AkSearch&quot;;LEFT([.C7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Bibliography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72]=&quot;AkSearch&quot;;LEFT([.C7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Book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73]=&quot;AkSearch&quot;;LEFT([.C7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Book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74]=&quot;AkSearch&quot;;LEFT([.C7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Breadcrumb</text:p>
          </table:table-cell>
          <table:table-cell office:value-type="boolean" office:boolean-value="false" calcext:value-type="boolean">
            <text:p>FAŁSZ</text:p>
          </table:table-cell>
          <table:table-cell table:formula="of:=AND([.A75]=&quot;AkSearch&quot;;LEFT([.C7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Breadcrumb</text:p>
          </table:table-cell>
          <table:table-cell office:value-type="boolean" office:boolean-value="false" calcext:value-type="boolean">
            <text:p>FAŁSZ</text:p>
          </table:table-cell>
          <table:table-cell table:formula="of:=AND([.A76]=&quot;AkSearch&quot;;LEFT([.C7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Buil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77]=&quot;AkSearch&quot;;LEFT([.C7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Buil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78]=&quot;AkSearch&quot;;LEFT([.C7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allNumber</text:p>
          </table:table-cell>
          <table:table-cell office:value-type="boolean" office:boolean-value="false" calcext:value-type="boolean">
            <text:p>FAŁSZ</text:p>
          </table:table-cell>
          <table:table-cell table:formula="of:=AND([.A79]=&quot;AkSearch&quot;;LEFT([.C7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allNumber</text:p>
          </table:table-cell>
          <table:table-cell office:value-type="boolean" office:boolean-value="false" calcext:value-type="boolean">
            <text:p>FAŁSZ</text:p>
          </table:table-cell>
          <table:table-cell table:formula="of:=AND([.A80]=&quot;AkSearch&quot;;LEFT([.C8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allNumbers</text:p>
          </table:table-cell>
          <table:table-cell office:value-type="boolean" office:boolean-value="false" calcext:value-type="boolean">
            <text:p>FAŁSZ</text:p>
          </table:table-cell>
          <table:table-cell table:formula="of:=AND([.A81]=&quot;AkSearch&quot;;LEFT([.C8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allNumbers</text:p>
          </table:table-cell>
          <table:table-cell office:value-type="boolean" office:boolean-value="false" calcext:value-type="boolean">
            <text:p>FAŁSZ</text:p>
          </table:table-cell>
          <table:table-cell table:formula="of:=AND([.A82]=&quot;AkSearch&quot;;LEFT([.C8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allNumber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83]=&quot;AkSearch&quot;;LEFT([.C8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arriers</text:p>
          </table:table-cell>
          <table:table-cell office:value-type="boolean" office:boolean-value="true" calcext:value-type="boolean">
            <text:p>PRAWDA</text:p>
          </table:table-cell>
          <table:table-cell table:formula="of:=AND([.A84]=&quot;AkSearch&quot;;LEFT([.C8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ChildRecordCount</text:p>
          </table:table-cell>
          <table:table-cell office:value-type="boolean" office:boolean-value="false" calcext:value-type="boolean">
            <text:p>FAŁSZ</text:p>
          </table:table-cell>
          <table:table-cell table:formula="of:=AND([.A85]=&quot;AkSearch&quot;;LEFT([.C8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ChildRecordCount</text:p>
          </table:table-cell>
          <table:table-cell office:value-type="boolean" office:boolean-value="false" calcext:value-type="boolean">
            <text:p>FAŁSZ</text:p>
          </table:table-cell>
          <table:table-cell table:formula="of:=AND([.A86]=&quot;AkSearch&quot;;LEFT([.C8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hilds</text:p>
          </table:table-cell>
          <table:table-cell office:value-type="boolean" office:boolean-value="true" calcext:value-type="boolean">
            <text:p>PRAWDA</text:p>
          </table:table-cell>
          <table:table-cell table:formula="of:=AND([.A87]=&quot;AkSearch&quot;;LEFT([.C8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CitationFormats</text:p>
          </table:table-cell>
          <table:table-cell office:value-type="boolean" office:boolean-value="false" calcext:value-type="boolean">
            <text:p>FAŁSZ</text:p>
          </table:table-cell>
          <table:table-cell table:formula="of:=AND([.A88]=&quot;AkSearch&quot;;LEFT([.C8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CitationFormats</text:p>
          </table:table-cell>
          <table:table-cell office:value-type="boolean" office:boolean-value="false" calcext:value-type="boolean">
            <text:p>FAŁSZ</text:p>
          </table:table-cell>
          <table:table-cell table:formula="of:=AND([.A89]=&quot;AkSearch&quot;;LEFT([.C8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lassification</text:p>
          </table:table-cell>
          <table:table-cell office:value-type="boolean" office:boolean-value="false" calcext:value-type="boolean">
            <text:p>FAŁSZ</text:p>
          </table:table-cell>
          <table:table-cell table:formula="of:=AND([.A90]=&quot;AkSearch&quot;;LEFT([.C9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lassification</text:p>
          </table:table-cell>
          <table:table-cell office:value-type="boolean" office:boolean-value="false" calcext:value-type="boolean">
            <text:p>FAŁSZ</text:p>
          </table:table-cell>
          <table:table-cell table:formula="of:=AND([.A91]=&quot;AkSearch&quot;;LEFT([.C9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DOI</text:p>
          </table:table-cell>
          <table:table-cell office:value-type="boolean" office:boolean-value="false" calcext:value-type="boolean">
            <text:p>FAŁSZ</text:p>
          </table:table-cell>
          <table:table-cell table:formula="of:=AND([.A92]=&quot;AkSearch&quot;;LEFT([.C9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DOI</text:p>
          </table:table-cell>
          <table:table-cell office:value-type="boolean" office:boolean-value="false" calcext:value-type="boolean">
            <text:p>FAŁSZ</text:p>
          </table:table-cell>
          <table:table-cell table:formula="of:=AND([.A93]=&quot;AkSearch&quot;;LEFT([.C9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ISBN</text:p>
          </table:table-cell>
          <table:table-cell office:value-type="boolean" office:boolean-value="false" calcext:value-type="boolean">
            <text:p>FAŁSZ</text:p>
          </table:table-cell>
          <table:table-cell table:formula="of:=AND([.A94]=&quot;AkSearch&quot;;LEFT([.C9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ISBN</text:p>
          </table:table-cell>
          <table:table-cell office:value-type="boolean" office:boolean-value="false" calcext:value-type="boolean">
            <text:p>FAŁSZ</text:p>
          </table:table-cell>
          <table:table-cell table:formula="of:=AND([.A95]=&quot;AkSearch&quot;;LEFT([.C9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ISBNs</text:p>
          </table:table-cell>
          <table:table-cell office:value-type="boolean" office:boolean-value="false" calcext:value-type="boolean">
            <text:p>FAŁSZ</text:p>
          </table:table-cell>
          <table:table-cell table:formula="of:=AND([.A96]=&quot;AkSearch&quot;;LEFT([.C9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ISBNs</text:p>
          </table:table-cell>
          <table:table-cell office:value-type="boolean" office:boolean-value="false" calcext:value-type="boolean">
            <text:p>FAŁSZ</text:p>
          </table:table-cell>
          <table:table-cell table:formula="of:=AND([.A97]=&quot;AkSearch&quot;;LEFT([.C9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leanISMN</text:p>
          </table:table-cell>
          <table:table-cell office:value-type="boolean" office:boolean-value="false" calcext:value-type="boolean">
            <text:p>FAŁSZ</text:p>
          </table:table-cell>
          <table:table-cell table:formula="of:=AND([.A98]=&quot;AkSearch&quot;;LEFT([.C9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CleanISMN</text:p>
          </table:table-cell>
          <table:table-cell office:value-type="boolean" office:boolean-value="false" calcext:value-type="boolean">
            <text:p>FAŁSZ</text:p>
          </table:table-cell>
          <table:table-cell table:formula="of:=AND([.A99]=&quot;AkSearch&quot;;LEFT([.C9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ISSN</text:p>
          </table:table-cell>
          <table:table-cell office:value-type="boolean" office:boolean-value="false" calcext:value-type="boolean">
            <text:p>FAŁSZ</text:p>
          </table:table-cell>
          <table:table-cell table:formula="of:=AND([.A100]=&quot;AkSearch&quot;;LEFT([.C10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ISSN</text:p>
          </table:table-cell>
          <table:table-cell office:value-type="boolean" office:boolean-value="false" calcext:value-type="boolean">
            <text:p>FAŁSZ</text:p>
          </table:table-cell>
          <table:table-cell table:formula="of:=AND([.A101]=&quot;AkSearch&quot;;LEFT([.C10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leanNBN</text:p>
          </table:table-cell>
          <table:table-cell office:value-type="boolean" office:boolean-value="false" calcext:value-type="boolean">
            <text:p>FAŁSZ</text:p>
          </table:table-cell>
          <table:table-cell table:formula="of:=AND([.A102]=&quot;AkSearch&quot;;LEFT([.C10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CleanNBN</text:p>
          </table:table-cell>
          <table:table-cell office:value-type="boolean" office:boolean-value="false" calcext:value-type="boolean">
            <text:p>FAŁSZ</text:p>
          </table:table-cell>
          <table:table-cell table:formula="of:=AND([.A103]=&quot;AkSearch&quot;;LEFT([.C10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OCLCNum</text:p>
          </table:table-cell>
          <table:table-cell office:value-type="boolean" office:boolean-value="false" calcext:value-type="boolean">
            <text:p>FAŁSZ</text:p>
          </table:table-cell>
          <table:table-cell table:formula="of:=AND([.A104]=&quot;AkSearch&quot;;LEFT([.C10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OCLCNum</text:p>
          </table:table-cell>
          <table:table-cell office:value-type="boolean" office:boolean-value="false" calcext:value-type="boolean">
            <text:p>FAŁSZ</text:p>
          </table:table-cell>
          <table:table-cell table:formula="of:=AND([.A105]=&quot;AkSearch&quot;;LEFT([.C10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UPC</text:p>
          </table:table-cell>
          <table:table-cell office:value-type="boolean" office:boolean-value="false" calcext:value-type="boolean">
            <text:p>FAŁSZ</text:p>
          </table:table-cell>
          <table:table-cell table:formula="of:=AND([.A106]=&quot;AkSearch&quot;;LEFT([.C10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UPC</text:p>
          </table:table-cell>
          <table:table-cell office:value-type="boolean" office:boolean-value="false" calcext:value-type="boolean">
            <text:p>FAŁSZ</text:p>
          </table:table-cell>
          <table:table-cell table:formula="of:=AND([.A107]=&quot;AkSearch&quot;;LEFT([.C10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Uuid</text:p>
          </table:table-cell>
          <table:table-cell office:value-type="boolean" office:boolean-value="false" calcext:value-type="boolean">
            <text:p>FAŁSZ</text:p>
          </table:table-cell>
          <table:table-cell table:formula="of:=AND([.A108]=&quot;AkSearch&quot;;LEFT([.C10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leanUuid</text:p>
          </table:table-cell>
          <table:table-cell office:value-type="boolean" office:boolean-value="false" calcext:value-type="boolean">
            <text:p>FAŁSZ</text:p>
          </table:table-cell>
          <table:table-cell table:formula="of:=AND([.A109]=&quot;AkSearch&quot;;LEFT([.C10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insID</text:p>
          </table:table-cell>
          <table:table-cell office:value-type="boolean" office:boolean-value="false" calcext:value-type="boolean">
            <text:p>FAŁSZ</text:p>
          </table:table-cell>
          <table:table-cell table:formula="of:=AND([.A110]=&quot;AkSearch&quot;;LEFT([.C11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insID</text:p>
          </table:table-cell>
          <table:table-cell office:value-type="boolean" office:boolean-value="false" calcext:value-type="boolean">
            <text:p>FAŁSZ</text:p>
          </table:table-cell>
          <table:table-cell table:formula="of:=AND([.A111]=&quot;AkSearch&quot;;LEFT([.C11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insOpenUrl</text:p>
          </table:table-cell>
          <table:table-cell office:value-type="boolean" office:boolean-value="false" calcext:value-type="boolean">
            <text:p>FAŁSZ</text:p>
          </table:table-cell>
          <table:table-cell table:formula="of:=AND([.A112]=&quot;AkSearch&quot;;LEFT([.C11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insOpenUrl</text:p>
          </table:table-cell>
          <table:table-cell office:value-type="boolean" office:boolean-value="false" calcext:value-type="boolean">
            <text:p>FAŁSZ</text:p>
          </table:table-cell>
          <table:table-cell table:formula="of:=AND([.A113]=&quot;AkSearch&quot;;LEFT([.C11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CollectionSearchId</text:p>
          </table:table-cell>
          <table:table-cell office:value-type="boolean" office:boolean-value="false" calcext:value-type="boolean">
            <text:p>FAŁSZ</text:p>
          </table:table-cell>
          <table:table-cell table:formula="of:=AND([.A114]=&quot;AkSearch&quot;;LEFT([.C11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CollectionSearchId</text:p>
          </table:table-cell>
          <table:table-cell office:value-type="boolean" office:boolean-value="false" calcext:value-type="boolean">
            <text:p>FAŁSZ</text:p>
          </table:table-cell>
          <table:table-cell table:formula="of:=AND([.A115]=&quot;AkSearch&quot;;LEFT([.C11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Comments</text:p>
          </table:table-cell>
          <table:table-cell office:value-type="boolean" office:boolean-value="false" calcext:value-type="boolean">
            <text:p>FAŁSZ</text:p>
          </table:table-cell>
          <table:table-cell table:formula="of:=AND([.A116]=&quot;AkSearch&quot;;LEFT([.C11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Comments</text:p>
          </table:table-cell>
          <table:table-cell office:value-type="boolean" office:boolean-value="false" calcext:value-type="boolean">
            <text:p>FAŁSZ</text:p>
          </table:table-cell>
          <table:table-cell table:formula="of:=AND([.A117]=&quot;AkSearch&quot;;LEFT([.C11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solidatedParents</text:p>
          </table:table-cell>
          <table:table-cell office:value-type="boolean" office:boolean-value="false" calcext:value-type="boolean">
            <text:p>FAŁSZ</text:p>
          </table:table-cell>
          <table:table-cell table:formula="of:=AND([.A118]=&quot;AkSearch&quot;;LEFT([.C11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solidatedParents</text:p>
          </table:table-cell>
          <table:table-cell office:value-type="boolean" office:boolean-value="false" calcext:value-type="boolean">
            <text:p>FAŁSZ</text:p>
          </table:table-cell>
          <table:table-cell table:formula="of:=AND([.A119]=&quot;AkSearch&quot;;LEFT([.C11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sortialIDs</text:p>
          </table:table-cell>
          <table:table-cell office:value-type="boolean" office:boolean-value="false" calcext:value-type="boolean">
            <text:p>FAŁSZ</text:p>
          </table:table-cell>
          <table:table-cell table:formula="of:=AND([.A120]=&quot;AkSearch&quot;;LEFT([.C12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ConsortialIDs</text:p>
          </table:table-cell>
          <table:table-cell office:value-type="boolean" office:boolean-value="false" calcext:value-type="boolean">
            <text:p>FAŁSZ</text:p>
          </table:table-cell>
          <table:table-cell table:formula="of:=AND([.A121]=&quot;AkSearch&quot;;LEFT([.C12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tainerEndPage</text:p>
          </table:table-cell>
          <table:table-cell office:value-type="boolean" office:boolean-value="false" calcext:value-type="boolean">
            <text:p>FAŁSZ</text:p>
          </table:table-cell>
          <table:table-cell table:formula="of:=AND([.A122]=&quot;AkSearch&quot;;LEFT([.C12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ntainerEndPage</text:p>
          </table:table-cell>
          <table:table-cell office:value-type="boolean" office:boolean-value="false" calcext:value-type="boolean">
            <text:p>FAŁSZ</text:p>
          </table:table-cell>
          <table:table-cell table:formula="of:=AND([.A123]=&quot;AkSearch&quot;;LEFT([.C12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tainerIssue</text:p>
          </table:table-cell>
          <table:table-cell office:value-type="boolean" office:boolean-value="false" calcext:value-type="boolean">
            <text:p>FAŁSZ</text:p>
          </table:table-cell>
          <table:table-cell table:formula="of:=AND([.A124]=&quot;AkSearch&quot;;LEFT([.C12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ntainerIssue</text:p>
          </table:table-cell>
          <table:table-cell office:value-type="boolean" office:boolean-value="false" calcext:value-type="boolean">
            <text:p>FAŁSZ</text:p>
          </table:table-cell>
          <table:table-cell table:formula="of:=AND([.A125]=&quot;AkSearch&quot;;LEFT([.C12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tainerPageRange</text:p>
          </table:table-cell>
          <table:table-cell office:value-type="boolean" office:boolean-value="true" calcext:value-type="boolean">
            <text:p>PRAWDA</text:p>
          </table:table-cell>
          <table:table-cell table:formula="of:=AND([.A126]=&quot;AkSearch&quot;;LEFT([.C12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ContainerRecordID</text:p>
          </table:table-cell>
          <table:table-cell office:value-type="boolean" office:boolean-value="false" calcext:value-type="boolean">
            <text:p>FAŁSZ</text:p>
          </table:table-cell>
          <table:table-cell table:formula="of:=AND([.A127]=&quot;AkSearch&quot;;LEFT([.C12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ContainerRecordID</text:p>
          </table:table-cell>
          <table:table-cell office:value-type="boolean" office:boolean-value="false" calcext:value-type="boolean">
            <text:p>FAŁSZ</text:p>
          </table:table-cell>
          <table:table-cell table:formula="of:=AND([.A128]=&quot;AkSearch&quot;;LEFT([.C12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ntainerReference</text:p>
          </table:table-cell>
          <table:table-cell office:value-type="boolean" office:boolean-value="false" calcext:value-type="boolean">
            <text:p>FAŁSZ</text:p>
          </table:table-cell>
          <table:table-cell table:formula="of:=AND([.A129]=&quot;AkSearch&quot;;LEFT([.C12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ntainerReference</text:p>
          </table:table-cell>
          <table:table-cell office:value-type="boolean" office:boolean-value="false" calcext:value-type="boolean">
            <text:p>FAŁSZ</text:p>
          </table:table-cell>
          <table:table-cell table:formula="of:=AND([.A130]=&quot;AkSearch&quot;;LEFT([.C13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tainerStartPage</text:p>
          </table:table-cell>
          <table:table-cell office:value-type="boolean" office:boolean-value="false" calcext:value-type="boolean">
            <text:p>FAŁSZ</text:p>
          </table:table-cell>
          <table:table-cell table:formula="of:=AND([.A131]=&quot;AkSearch&quot;;LEFT([.C13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ntainerStartPage</text:p>
          </table:table-cell>
          <table:table-cell office:value-type="boolean" office:boolean-value="false" calcext:value-type="boolean">
            <text:p>FAŁSZ</text:p>
          </table:table-cell>
          <table:table-cell table:formula="of:=AND([.A132]=&quot;AkSearch&quot;;LEFT([.C13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tainer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133]=&quot;AkSearch&quot;;LEFT([.C13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tainer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134]=&quot;AkSearch&quot;;LEFT([.C13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tainerTitleSection</text:p>
          </table:table-cell>
          <table:table-cell office:value-type="boolean" office:boolean-value="true" calcext:value-type="boolean">
            <text:p>PRAWDA</text:p>
          </table:table-cell>
          <table:table-cell table:formula="of:=AND([.A135]=&quot;AkSearch&quot;;LEFT([.C13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tainerVolume</text:p>
          </table:table-cell>
          <table:table-cell office:value-type="boolean" office:boolean-value="false" calcext:value-type="boolean">
            <text:p>FAŁSZ</text:p>
          </table:table-cell>
          <table:table-cell table:formula="of:=AND([.A136]=&quot;AkSearch&quot;;LEFT([.C13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ntainerVolume</text:p>
          </table:table-cell>
          <table:table-cell office:value-type="boolean" office:boolean-value="false" calcext:value-type="boolean">
            <text:p>FAŁSZ</text:p>
          </table:table-cell>
          <table:table-cell table:formula="of:=AND([.A137]=&quot;AkSearch&quot;;LEFT([.C13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ContainingCollections</text:p>
          </table:table-cell>
          <table:table-cell office:value-type="boolean" office:boolean-value="false" calcext:value-type="boolean">
            <text:p>FAŁSZ</text:p>
          </table:table-cell>
          <table:table-cell table:formula="of:=AND([.A138]=&quot;AkSearch&quot;;LEFT([.C13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ContainingCollections</text:p>
          </table:table-cell>
          <table:table-cell office:value-type="boolean" office:boolean-value="false" calcext:value-type="boolean">
            <text:p>FAŁSZ</text:p>
          </table:table-cell>
          <table:table-cell table:formula="of:=AND([.A139]=&quot;AkSearch&quot;;LEFT([.C13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ContainingLists</text:p>
          </table:table-cell>
          <table:table-cell office:value-type="boolean" office:boolean-value="false" calcext:value-type="boolean">
            <text:p>FAŁSZ</text:p>
          </table:table-cell>
          <table:table-cell table:formula="of:=AND([.A140]=&quot;AkSearch&quot;;LEFT([.C14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ContainingLists</text:p>
          </table:table-cell>
          <table:table-cell office:value-type="boolean" office:boolean-value="false" calcext:value-type="boolean">
            <text:p>FAŁSZ</text:p>
          </table:table-cell>
          <table:table-cell table:formula="of:=AND([.A141]=&quot;AkSearch&quot;;LEFT([.C14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tents</text:p>
          </table:table-cell>
          <table:table-cell office:value-type="boolean" office:boolean-value="true" calcext:value-type="boolean">
            <text:p>PRAWDA</text:p>
          </table:table-cell>
          <table:table-cell table:formula="of:=AND([.A142]=&quot;AkSearch&quot;;LEFT([.C14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tentsPiecesData</text:p>
          </table:table-cell>
          <table:table-cell office:value-type="boolean" office:boolean-value="false" calcext:value-type="boolean">
            <text:p>FAŁSZ</text:p>
          </table:table-cell>
          <table:table-cell table:formula="of:=AND([.A143]=&quot;AkSearch&quot;;LEFT([.C14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tentsPiecesData</text:p>
          </table:table-cell>
          <table:table-cell office:value-type="boolean" office:boolean-value="false" calcext:value-type="boolean">
            <text:p>FAŁSZ</text:p>
          </table:table-cell>
          <table:table-cell table:formula="of:=AND([.A144]=&quot;AkSearch&quot;;LEFT([.C14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tentSummaries</text:p>
          </table:table-cell>
          <table:table-cell office:value-type="boolean" office:boolean-value="true" calcext:value-type="boolean">
            <text:p>PRAWDA</text:p>
          </table:table-cell>
          <table:table-cell table:formula="of:=AND([.A145]=&quot;AkSearch&quot;;LEFT([.C14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ntributors</text:p>
          </table:table-cell>
          <table:table-cell office:value-type="boolean" office:boolean-value="true" calcext:value-type="boolean">
            <text:p>PRAWDA</text:p>
          </table:table-cell>
          <table:table-cell table:formula="of:=AND([.A146]=&quot;AkSearch&quot;;LEFT([.C14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tributorsByRole</text:p>
          </table:table-cell>
          <table:table-cell office:value-type="boolean" office:boolean-value="false" calcext:value-type="boolean">
            <text:p>FAŁSZ</text:p>
          </table:table-cell>
          <table:table-cell table:formula="of:=AND([.A147]=&quot;AkSearch&quot;;LEFT([.C14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tributorsByRole</text:p>
          </table:table-cell>
          <table:table-cell office:value-type="boolean" office:boolean-value="false" calcext:value-type="boolean">
            <text:p>FAŁSZ</text:p>
          </table:table-cell>
          <table:table-cell table:formula="of:=AND([.A148]=&quot;AkSearch&quot;;LEFT([.C14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tributorsForSearchListView</text:p>
          </table:table-cell>
          <table:table-cell office:value-type="boolean" office:boolean-value="false" calcext:value-type="boolean">
            <text:p>FAŁSZ</text:p>
          </table:table-cell>
          <table:table-cell table:formula="of:=AND([.A149]=&quot;AkSearch&quot;;LEFT([.C14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ContributorsForSearchListView</text:p>
          </table:table-cell>
          <table:table-cell office:value-type="boolean" office:boolean-value="false" calcext:value-type="boolean">
            <text:p>FAŁSZ</text:p>
          </table:table-cell>
          <table:table-cell table:formula="of:=AND([.A150]=&quot;AkSearch&quot;;LEFT([.C15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ordinateLabels</text:p>
          </table:table-cell>
          <table:table-cell office:value-type="boolean" office:boolean-value="false" calcext:value-type="boolean">
            <text:p>FAŁSZ</text:p>
          </table:table-cell>
          <table:table-cell table:formula="of:=AND([.A151]=&quot;AkSearch&quot;;LEFT([.C15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ordinateLabels</text:p>
          </table:table-cell>
          <table:table-cell office:value-type="boolean" office:boolean-value="false" calcext:value-type="boolean">
            <text:p>FAŁSZ</text:p>
          </table:table-cell>
          <table:table-cell table:formula="of:=AND([.A152]=&quot;AkSearch&quot;;LEFT([.C15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rporateAuthor</text:p>
          </table:table-cell>
          <table:table-cell office:value-type="boolean" office:boolean-value="true" calcext:value-type="boolean">
            <text:p>PRAWDA</text:p>
          </table:table-cell>
          <table:table-cell table:formula="of:=AND([.A153]=&quot;AkSearch&quot;;LEFT([.C15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Corporate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154]=&quot;AkSearch&quot;;LEFT([.C15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rporate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155]=&quot;AkSearch&quot;;LEFT([.C15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rporateAuthorsRoles</text:p>
          </table:table-cell>
          <table:table-cell office:value-type="boolean" office:boolean-value="false" calcext:value-type="boolean">
            <text:p>FAŁSZ</text:p>
          </table:table-cell>
          <table:table-cell table:formula="of:=AND([.A156]=&quot;AkSearch&quot;;LEFT([.C15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CorporateAuthorsRoles</text:p>
          </table:table-cell>
          <table:table-cell office:value-type="boolean" office:boolean-value="false" calcext:value-type="boolean">
            <text:p>FAŁSZ</text:p>
          </table:table-cell>
          <table:table-cell table:formula="of:=AND([.A157]=&quot;AkSearch&quot;;LEFT([.C15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DateSpan</text:p>
          </table:table-cell>
          <table:table-cell office:value-type="boolean" office:boolean-value="false" calcext:value-type="boolean">
            <text:p>FAŁSZ</text:p>
          </table:table-cell>
          <table:table-cell table:formula="of:=AND([.A158]=&quot;AkSearch&quot;;LEFT([.C15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DateSpan</text:p>
          </table:table-cell>
          <table:table-cell office:value-type="boolean" office:boolean-value="false" calcext:value-type="boolean">
            <text:p>FAŁSZ</text:p>
          </table:table-cell>
          <table:table-cell table:formula="of:=AND([.A159]=&quot;AkSearch&quot;;LEFT([.C15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bService</text:p>
          </table:table-cell>
          <table:table-cell office:value-type="boolean" office:boolean-value="false" calcext:value-type="boolean">
            <text:p>FAŁSZ</text:p>
          </table:table-cell>
          <table:table-cell table:formula="of:=AND([.A160]=&quot;AkSearch&quot;;LEFT([.C16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bService</text:p>
          </table:table-cell>
          <table:table-cell office:value-type="boolean" office:boolean-value="false" calcext:value-type="boolean">
            <text:p>FAŁSZ</text:p>
          </table:table-cell>
          <table:table-cell table:formula="of:=AND([.A161]=&quot;AkSearch&quot;;LEFT([.C16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bService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162]=&quot;AkSearch&quot;;LEFT([.C16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bService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163]=&quot;AkSearch&quot;;LEFT([.C16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bTable</text:p>
          </table:table-cell>
          <table:table-cell office:value-type="boolean" office:boolean-value="false" calcext:value-type="boolean">
            <text:p>FAŁSZ</text:p>
          </table:table-cell>
          <table:table-cell table:formula="of:=AND([.A164]=&quot;AkSearch&quot;;LEFT([.C16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bTable</text:p>
          </table:table-cell>
          <table:table-cell office:value-type="boolean" office:boolean-value="false" calcext:value-type="boolean">
            <text:p>FAŁSZ</text:p>
          </table:table-cell>
          <table:table-cell table:formula="of:=AND([.A165]=&quot;AkSearch&quot;;LEFT([.C16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bTable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166]=&quot;AkSearch&quot;;LEFT([.C16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bTable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167]=&quot;AkSearch&quot;;LEFT([.C16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ebugTranslation</text:p>
          </table:table-cell>
          <table:table-cell office:value-type="boolean" office:boolean-value="false" calcext:value-type="boolean">
            <text:p>FAŁSZ</text:p>
          </table:table-cell>
          <table:table-cell table:formula="of:=AND([.A168]=&quot;AkSearch&quot;;LEFT([.C16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DebugTranslation</text:p>
          </table:table-cell>
          <table:table-cell office:value-type="boolean" office:boolean-value="false" calcext:value-type="boolean">
            <text:p>FAŁSZ</text:p>
          </table:table-cell>
          <table:table-cell table:formula="of:=AND([.A169]=&quot;AkSearch&quot;;LEFT([.C16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DedupData</text:p>
          </table:table-cell>
          <table:table-cell office:value-type="boolean" office:boolean-value="false" calcext:value-type="boolean">
            <text:p>FAŁSZ</text:p>
          </table:table-cell>
          <table:table-cell table:formula="of:=AND([.A170]=&quot;AkSearch&quot;;LEFT([.C17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DedupData</text:p>
          </table:table-cell>
          <table:table-cell office:value-type="boolean" office:boolean-value="false" calcext:value-type="boolean">
            <text:p>FAŁSZ</text:p>
          </table:table-cell>
          <table:table-cell table:formula="of:=AND([.A171]=&quot;AkSearch&quot;;LEFT([.C17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Deduplicated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172]=&quot;AkSearch&quot;;LEFT([.C17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Deduplicated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173]=&quot;AkSearch&quot;;LEFT([.C17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Default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174]=&quot;AkSearch&quot;;LEFT([.C17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Default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175]=&quot;AkSearch&quot;;LEFT([.C17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DeweyCallNumber</text:p>
          </table:table-cell>
          <table:table-cell office:value-type="boolean" office:boolean-value="true" calcext:value-type="boolean">
            <text:p>PRAWDA</text:p>
          </table:table-cell>
          <table:table-cell table:formula="of:=AND([.A176]=&quot;AkSearch&quot;;LEFT([.C17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DisplayCoordinates</text:p>
          </table:table-cell>
          <table:table-cell office:value-type="boolean" office:boolean-value="false" calcext:value-type="boolean">
            <text:p>FAŁSZ</text:p>
          </table:table-cell>
          <table:table-cell table:formula="of:=AND([.A177]=&quot;AkSearch&quot;;LEFT([.C17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DisplayCoordinates</text:p>
          </table:table-cell>
          <table:table-cell office:value-type="boolean" office:boolean-value="false" calcext:value-type="boolean">
            <text:p>FAŁSZ</text:p>
          </table:table-cell>
          <table:table-cell table:formula="of:=AND([.A178]=&quot;AkSearch&quot;;LEFT([.C17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DissertationNotes</text:p>
          </table:table-cell>
          <table:table-cell office:value-type="boolean" office:boolean-value="true" calcext:value-type="boolean">
            <text:p>PRAWDA</text:p>
          </table:table-cell>
          <table:table-cell table:formula="of:=AND([.A179]=&quot;AkSearch&quot;;LEFT([.C17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Edition</text:p>
          </table:table-cell>
          <table:table-cell office:value-type="boolean" office:boolean-value="false" calcext:value-type="boolean">
            <text:p>FAŁSZ</text:p>
          </table:table-cell>
          <table:table-cell table:formula="of:=AND([.A180]=&quot;AkSearch&quot;;LEFT([.C18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Edition</text:p>
          </table:table-cell>
          <table:table-cell office:value-type="boolean" office:boolean-value="false" calcext:value-type="boolean">
            <text:p>FAŁSZ</text:p>
          </table:table-cell>
          <table:table-cell table:formula="of:=AND([.A181]=&quot;AkSearch&quot;;LEFT([.C18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ExtraDescriptionData</text:p>
          </table:table-cell>
          <table:table-cell office:value-type="boolean" office:boolean-value="false" calcext:value-type="boolean">
            <text:p>FAŁSZ</text:p>
          </table:table-cell>
          <table:table-cell table:formula="of:=AND([.A182]=&quot;AkSearch&quot;;LEFT([.C18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ExtraDescriptionData</text:p>
          </table:table-cell>
          <table:table-cell office:value-type="boolean" office:boolean-value="false" calcext:value-type="boolean">
            <text:p>FAŁSZ</text:p>
          </table:table-cell>
          <table:table-cell table:formula="of:=AND([.A183]=&quot;AkSearch&quot;;LEFT([.C18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ExtraDetail</text:p>
          </table:table-cell>
          <table:table-cell office:value-type="boolean" office:boolean-value="false" calcext:value-type="boolean">
            <text:p>FAŁSZ</text:p>
          </table:table-cell>
          <table:table-cell table:formula="of:=AND([.A184]=&quot;AkSearch&quot;;LEFT([.C18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ExtraDetail</text:p>
          </table:table-cell>
          <table:table-cell office:value-type="boolean" office:boolean-value="false" calcext:value-type="boolean">
            <text:p>FAŁSZ</text:p>
          </table:table-cell>
          <table:table-cell table:formula="of:=AND([.A185]=&quot;AkSearch&quot;;LEFT([.C18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Default</text:p>
          </table:table-cell>
          <table:table-cell office:value-type="string" calcext:value-type="string">
            <text:p>getField</text:p>
          </table:table-cell>
          <table:table-cell office:value-type="boolean" office:boolean-value="true" calcext:value-type="boolean">
            <text:p>PRAWDA</text:p>
          </table:table-cell>
          <table:table-cell table:formula="of:=AND([.A186]=&quot;AkSearch&quot;;LEFT([.C18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ield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187]=&quot;AkSearch&quot;;LEFT([.C18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Field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188]=&quot;AkSearch&quot;;LEFT([.C18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ieldData</text:p>
          </table:table-cell>
          <table:table-cell office:value-type="boolean" office:boolean-value="false" calcext:value-type="boolean">
            <text:p>FAŁSZ</text:p>
          </table:table-cell>
          <table:table-cell table:formula="of:=AND([.A189]=&quot;AkSearch&quot;;LEFT([.C18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FieldData</text:p>
          </table:table-cell>
          <table:table-cell office:value-type="boolean" office:boolean-value="false" calcext:value-type="boolean">
            <text:p>FAŁSZ</text:p>
          </table:table-cell>
          <table:table-cell table:formula="of:=AND([.A190]=&quot;AkSearch&quot;;LEFT([.C19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ieldsAsArray</text:p>
          </table:table-cell>
          <table:table-cell office:value-type="boolean" office:boolean-value="true" calcext:value-type="boolean">
            <text:p>PRAWDA</text:p>
          </table:table-cell>
          <table:table-cell table:formula="of:=AND([.A191]=&quot;AkSearch&quot;;LEFT([.C19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FieldsByKeysAndField</text:p>
          </table:table-cell>
          <table:table-cell office:value-type="boolean" office:boolean-value="false" calcext:value-type="boolean">
            <text:p>FAŁSZ</text:p>
          </table:table-cell>
          <table:table-cell table:formula="of:=AND([.A192]=&quot;AkSearch&quot;;LEFT([.C19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FieldsByKeysAndField</text:p>
          </table:table-cell>
          <table:table-cell office:value-type="boolean" office:boolean-value="false" calcext:value-type="boolean">
            <text:p>FAŁSZ</text:p>
          </table:table-cell>
          <table:table-cell table:formula="of:=AND([.A193]=&quot;AkSearch&quot;;LEFT([.C19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ilteredXML</text:p>
          </table:table-cell>
          <table:table-cell office:value-type="boolean" office:boolean-value="false" calcext:value-type="boolean">
            <text:p>FAŁSZ</text:p>
          </table:table-cell>
          <table:table-cell table:formula="of:=AND([.A194]=&quot;AkSearch&quot;;LEFT([.C19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FilteredXML</text:p>
          </table:table-cell>
          <table:table-cell office:value-type="boolean" office:boolean-value="false" calcext:value-type="boolean">
            <text:p>FAŁSZ</text:p>
          </table:table-cell>
          <table:table-cell table:formula="of:=AND([.A195]=&quot;AkSearch&quot;;LEFT([.C19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indingAids</text:p>
          </table:table-cell>
          <table:table-cell office:value-type="boolean" office:boolean-value="false" calcext:value-type="boolean">
            <text:p>FAŁSZ</text:p>
          </table:table-cell>
          <table:table-cell table:formula="of:=AND([.A196]=&quot;AkSearch&quot;;LEFT([.C19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FindingAids</text:p>
          </table:table-cell>
          <table:table-cell office:value-type="boolean" office:boolean-value="false" calcext:value-type="boolean">
            <text:p>FAŁSZ</text:p>
          </table:table-cell>
          <table:table-cell table:formula="of:=AND([.A197]=&quot;AkSearch&quot;;LEFT([.C19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irstFieldValue</text:p>
          </table:table-cell>
          <table:table-cell office:value-type="boolean" office:boolean-value="false" calcext:value-type="boolean">
            <text:p>FAŁSZ</text:p>
          </table:table-cell>
          <table:table-cell table:formula="of:=AND([.A198]=&quot;AkSearch&quot;;LEFT([.C19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FirstFieldValue</text:p>
          </table:table-cell>
          <table:table-cell office:value-type="boolean" office:boolean-value="false" calcext:value-type="boolean">
            <text:p>FAŁSZ</text:p>
          </table:table-cell>
          <table:table-cell table:formula="of:=AND([.A199]=&quot;AkSearch&quot;;LEFT([.C19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FirstIndexed</text:p>
          </table:table-cell>
          <table:table-cell office:value-type="boolean" office:boolean-value="false" calcext:value-type="boolean">
            <text:p>FAŁSZ</text:p>
          </table:table-cell>
          <table:table-cell table:formula="of:=AND([.A200]=&quot;AkSearch&quot;;LEFT([.C20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FirstIndexed</text:p>
          </table:table-cell>
          <table:table-cell office:value-type="boolean" office:boolean-value="false" calcext:value-type="boolean">
            <text:p>FAŁSZ</text:p>
          </table:table-cell>
          <table:table-cell table:formula="of:=AND([.A201]=&quot;AkSearch&quot;;LEFT([.C20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ormat</text:p>
          </table:table-cell>
          <table:table-cell office:value-type="boolean" office:boolean-value="true" calcext:value-type="boolean">
            <text:p>PRAWDA</text:p>
          </table:table-cell>
          <table:table-cell table:formula="of:=AND([.A202]=&quot;AkSearch&quot;;LEFT([.C20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ormats</text:p>
          </table:table-cell>
          <table:table-cell office:value-type="boolean" office:boolean-value="false" calcext:value-type="boolean">
            <text:p>FAŁSZ</text:p>
          </table:table-cell>
          <table:table-cell table:formula="of:=AND([.A203]=&quot;AkSearch&quot;;LEFT([.C20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Formats</text:p>
          </table:table-cell>
          <table:table-cell office:value-type="boolean" office:boolean-value="false" calcext:value-type="boolean">
            <text:p>FAŁSZ</text:p>
          </table:table-cell>
          <table:table-cell table:formula="of:=AND([.A204]=&quot;AkSearch&quot;;LEFT([.C20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ormat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205]=&quot;AkSearch&quot;;LEFT([.C20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ormattedMarc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206]=&quot;AkSearch&quot;;LEFT([.C20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FormattedMarc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207]=&quot;AkSearch&quot;;LEFT([.C20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orms</text:p>
          </table:table-cell>
          <table:table-cell office:value-type="boolean" office:boolean-value="true" calcext:value-type="boolean">
            <text:p>PRAWDA</text:p>
          </table:table-cell>
          <table:table-cell table:formula="of:=AND([.A208]=&quot;AkSearch&quot;;LEFT([.C20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FullTitle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209]=&quot;AkSearch&quot;;LEFT([.C20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FullTitle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210]=&quot;AkSearch&quot;;LEFT([.C21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General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211]=&quot;AkSearch&quot;;LEFT([.C21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General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212]=&quot;AkSearch&quot;;LEFT([.C21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Genres</text:p>
          </table:table-cell>
          <table:table-cell office:value-type="boolean" office:boolean-value="true" calcext:value-type="boolean">
            <text:p>PRAWDA</text:p>
          </table:table-cell>
          <table:table-cell table:formula="of:=AND([.A213]=&quot;AkSearch&quot;;LEFT([.C21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Genre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214]=&quot;AkSearch&quot;;LEFT([.C21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GeoLocation</text:p>
          </table:table-cell>
          <table:table-cell office:value-type="boolean" office:boolean-value="false" calcext:value-type="boolean">
            <text:p>FAŁSZ</text:p>
          </table:table-cell>
          <table:table-cell table:formula="of:=AND([.A215]=&quot;AkSearch&quot;;LEFT([.C21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GeoLocation</text:p>
          </table:table-cell>
          <table:table-cell office:value-type="boolean" office:boolean-value="false" calcext:value-type="boolean">
            <text:p>FAŁSZ</text:p>
          </table:table-cell>
          <table:table-cell table:formula="of:=AND([.A216]=&quot;AkSearch&quot;;LEFT([.C21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HierarchicalPlaceNames</text:p>
          </table:table-cell>
          <table:table-cell office:value-type="boolean" office:boolean-value="false" calcext:value-type="boolean">
            <text:p>FAŁSZ</text:p>
          </table:table-cell>
          <table:table-cell table:formula="of:=AND([.A217]=&quot;AkSearch&quot;;LEFT([.C21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HierarchicalPlaceNames</text:p>
          </table:table-cell>
          <table:table-cell office:value-type="boolean" office:boolean-value="false" calcext:value-type="boolean">
            <text:p>FAŁSZ</text:p>
          </table:table-cell>
          <table:table-cell table:formula="of:=AND([.A218]=&quot;AkSearch&quot;;LEFT([.C21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Driver</text:p>
          </table:table-cell>
          <table:table-cell office:value-type="boolean" office:boolean-value="false" calcext:value-type="boolean">
            <text:p>FAŁSZ</text:p>
          </table:table-cell>
          <table:table-cell table:formula="of:=AND([.A219]=&quot;AkSearch&quot;;LEFT([.C21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Driver</text:p>
          </table:table-cell>
          <table:table-cell office:value-type="boolean" office:boolean-value="false" calcext:value-type="boolean">
            <text:p>FAŁSZ</text:p>
          </table:table-cell>
          <table:table-cell table:formula="of:=AND([.A220]=&quot;AkSearch&quot;;LEFT([.C22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TopID</text:p>
          </table:table-cell>
          <table:table-cell office:value-type="boolean" office:boolean-value="false" calcext:value-type="boolean">
            <text:p>FAŁSZ</text:p>
          </table:table-cell>
          <table:table-cell table:formula="of:=AND([.A221]=&quot;AkSearch&quot;;LEFT([.C22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TopID</text:p>
          </table:table-cell>
          <table:table-cell office:value-type="boolean" office:boolean-value="false" calcext:value-type="boolean">
            <text:p>FAŁSZ</text:p>
          </table:table-cell>
          <table:table-cell table:formula="of:=AND([.A222]=&quot;AkSearch&quot;;LEFT([.C22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Top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223]=&quot;AkSearch&quot;;LEFT([.C22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Top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224]=&quot;AkSearch&quot;;LEFT([.C22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Trees</text:p>
          </table:table-cell>
          <table:table-cell office:value-type="boolean" office:boolean-value="false" calcext:value-type="boolean">
            <text:p>FAŁSZ</text:p>
          </table:table-cell>
          <table:table-cell table:formula="of:=AND([.A225]=&quot;AkSearch&quot;;LEFT([.C22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Trees</text:p>
          </table:table-cell>
          <table:table-cell office:value-type="boolean" office:boolean-value="false" calcext:value-type="boolean">
            <text:p>FAŁSZ</text:p>
          </table:table-cell>
          <table:table-cell table:formula="of:=AND([.A226]=&quot;AkSearch&quot;;LEFT([.C22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Type</text:p>
          </table:table-cell>
          <table:table-cell office:value-type="boolean" office:boolean-value="false" calcext:value-type="boolean">
            <text:p>FAŁSZ</text:p>
          </table:table-cell>
          <table:table-cell table:formula="of:=AND([.A227]=&quot;AkSearch&quot;;LEFT([.C22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erarchyType</text:p>
          </table:table-cell>
          <table:table-cell office:value-type="boolean" office:boolean-value="false" calcext:value-type="boolean">
            <text:p>FAŁSZ</text:p>
          </table:table-cell>
          <table:table-cell table:formula="of:=AND([.A228]=&quot;AkSearch&quot;;LEFT([.C22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ghlight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229]=&quot;AkSearch&quot;;LEFT([.C22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ghlight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230]=&quot;AkSearch&quot;;LEFT([.C23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ghlightedSnippet</text:p>
          </table:table-cell>
          <table:table-cell office:value-type="boolean" office:boolean-value="false" calcext:value-type="boolean">
            <text:p>FAŁSZ</text:p>
          </table:table-cell>
          <table:table-cell table:formula="of:=AND([.A231]=&quot;AkSearch&quot;;LEFT([.C23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ghlightedSnippet</text:p>
          </table:table-cell>
          <table:table-cell office:value-type="boolean" office:boolean-value="false" calcext:value-type="boolean">
            <text:p>FAŁSZ</text:p>
          </table:table-cell>
          <table:table-cell table:formula="of:=AND([.A232]=&quot;AkSearch&quot;;LEFT([.C23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Default</text:p>
          </table:table-cell>
          <table:table-cell office:value-type="string" calcext:value-type="string">
            <text:p>getHighlighted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233]=&quot;AkSearch&quot;;LEFT([.C23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Highlighted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234]=&quot;AkSearch&quot;;LEFT([.C23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Holding991992</text:p>
          </table:table-cell>
          <table:table-cell office:value-type="boolean" office:boolean-value="false" calcext:value-type="boolean">
            <text:p>FAŁSZ</text:p>
          </table:table-cell>
          <table:table-cell table:formula="of:=AND([.A235]=&quot;AkSearch&quot;;LEFT([.C23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Holding991992</text:p>
          </table:table-cell>
          <table:table-cell office:value-type="boolean" office:boolean-value="false" calcext:value-type="boolean">
            <text:p>FAŁSZ</text:p>
          </table:table-cell>
          <table:table-cell table:formula="of:=AND([.A236]=&quot;AkSearch&quot;;LEFT([.C23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Holding991992Data</text:p>
          </table:table-cell>
          <table:table-cell office:value-type="boolean" office:boolean-value="false" calcext:value-type="boolean">
            <text:p>FAŁSZ</text:p>
          </table:table-cell>
          <table:table-cell table:formula="of:=AND([.A237]=&quot;AkSearch&quot;;LEFT([.C23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Holding991992Data</text:p>
          </table:table-cell>
          <table:table-cell office:value-type="boolean" office:boolean-value="false" calcext:value-type="boolean">
            <text:p>FAŁSZ</text:p>
          </table:table-cell>
          <table:table-cell table:formula="of:=AND([.A238]=&quot;AkSearch&quot;;LEFT([.C23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HoldingIds</text:p>
          </table:table-cell>
          <table:table-cell office:value-type="boolean" office:boolean-value="false" calcext:value-type="boolean">
            <text:p>FAŁSZ</text:p>
          </table:table-cell>
          <table:table-cell table:formula="of:=AND([.A239]=&quot;AkSearch&quot;;LEFT([.C23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HoldingIds</text:p>
          </table:table-cell>
          <table:table-cell office:value-type="boolean" office:boolean-value="false" calcext:value-type="boolean">
            <text:p>FAŁSZ</text:p>
          </table:table-cell>
          <table:table-cell table:formula="of:=AND([.A240]=&quot;AkSearch&quot;;LEFT([.C24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HumanReadablePublicationDates</text:p>
          </table:table-cell>
          <table:table-cell office:value-type="boolean" office:boolean-value="false" calcext:value-type="boolean">
            <text:p>FAŁSZ</text:p>
          </table:table-cell>
          <table:table-cell table:formula="of:=AND([.A241]=&quot;AkSearch&quot;;LEFT([.C24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HumanReadablePublicationDates</text:p>
          </table:table-cell>
          <table:table-cell office:value-type="boolean" office:boolean-value="false" calcext:value-type="boolean">
            <text:p>FAŁSZ</text:p>
          </table:table-cell>
          <table:table-cell table:formula="of:=AND([.A242]=&quot;AkSearch&quot;;LEFT([.C24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IdFromLinkingField</text:p>
          </table:table-cell>
          <table:table-cell office:value-type="boolean" office:boolean-value="false" calcext:value-type="boolean">
            <text:p>FAŁSZ</text:p>
          </table:table-cell>
          <table:table-cell table:formula="of:=AND([.A243]=&quot;AkSearch&quot;;LEFT([.C24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IdFromLinkingField</text:p>
          </table:table-cell>
          <table:table-cell office:value-type="boolean" office:boolean-value="false" calcext:value-type="boolean">
            <text:p>FAŁSZ</text:p>
          </table:table-cell>
          <table:table-cell table:formula="of:=AND([.A244]=&quot;AkSearch&quot;;LEFT([.C24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IlsURLs</text:p>
          </table:table-cell>
          <table:table-cell office:value-type="boolean" office:boolean-value="false" calcext:value-type="boolean">
            <text:p>FAŁSZ</text:p>
          </table:table-cell>
          <table:table-cell table:formula="of:=AND([.A245]=&quot;AkSearch&quot;;LEFT([.C24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Institutions</text:p>
          </table:table-cell>
          <table:table-cell office:value-type="boolean" office:boolean-value="false" calcext:value-type="boolean">
            <text:p>FAŁSZ</text:p>
          </table:table-cell>
          <table:table-cell table:formula="of:=AND([.A246]=&quot;AkSearch&quot;;LEFT([.C24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Institutions</text:p>
          </table:table-cell>
          <table:table-cell office:value-type="boolean" office:boolean-value="false" calcext:value-type="boolean">
            <text:p>FAŁSZ</text:p>
          </table:table-cell>
          <table:table-cell table:formula="of:=AND([.A247]=&quot;AkSearch&quot;;LEFT([.C24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ISBNs</text:p>
          </table:table-cell>
          <table:table-cell office:value-type="boolean" office:boolean-value="false" calcext:value-type="boolean">
            <text:p>FAŁSZ</text:p>
          </table:table-cell>
          <table:table-cell table:formula="of:=AND([.A248]=&quot;AkSearch&quot;;LEFT([.C24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ISBNs</text:p>
          </table:table-cell>
          <table:table-cell office:value-type="boolean" office:boolean-value="false" calcext:value-type="boolean">
            <text:p>FAŁSZ</text:p>
          </table:table-cell>
          <table:table-cell table:formula="of:=AND([.A249]=&quot;AkSearch&quot;;LEFT([.C24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ISSNs</text:p>
          </table:table-cell>
          <table:table-cell office:value-type="boolean" office:boolean-value="false" calcext:value-type="boolean">
            <text:p>FAŁSZ</text:p>
          </table:table-cell>
          <table:table-cell table:formula="of:=AND([.A250]=&quot;AkSearch&quot;;LEFT([.C25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ISSNs</text:p>
          </table:table-cell>
          <table:table-cell office:value-type="boolean" office:boolean-value="false" calcext:value-type="boolean">
            <text:p>FAŁSZ</text:p>
          </table:table-cell>
          <table:table-cell table:formula="of:=AND([.A251]=&quot;AkSearch&quot;;LEFT([.C25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IssuedWith</text:p>
          </table:table-cell>
          <table:table-cell office:value-type="boolean" office:boolean-value="true" calcext:value-type="boolean">
            <text:p>PRAWDA</text:p>
          </table:table-cell>
          <table:table-cell table:formula="of:=AND([.A252]=&quot;AkSearch&quot;;LEFT([.C25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ItemProvenance</text:p>
          </table:table-cell>
          <table:table-cell office:value-type="boolean" office:boolean-value="true" calcext:value-type="boolean">
            <text:p>PRAWDA</text:p>
          </table:table-cell>
          <table:table-cell table:formula="of:=AND([.A253]=&quot;AkSearch&quot;;LEFT([.C25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ItemProvenance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254]=&quot;AkSearch&quot;;LEFT([.C25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Journal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255]=&quot;AkSearch&quot;;LEFT([.C25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Journal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256]=&quot;AkSearch&quot;;LEFT([.C25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Labels</text:p>
          </table:table-cell>
          <table:table-cell office:value-type="boolean" office:boolean-value="false" calcext:value-type="boolean">
            <text:p>FAŁSZ</text:p>
          </table:table-cell>
          <table:table-cell table:formula="of:=AND([.A257]=&quot;AkSearch&quot;;LEFT([.C25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Labels</text:p>
          </table:table-cell>
          <table:table-cell office:value-type="boolean" office:boolean-value="false" calcext:value-type="boolean">
            <text:p>FAŁSZ</text:p>
          </table:table-cell>
          <table:table-cell table:formula="of:=AND([.A258]=&quot;AkSearch&quot;;LEFT([.C25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Languages</text:p>
          </table:table-cell>
          <table:table-cell office:value-type="boolean" office:boolean-value="false" calcext:value-type="boolean">
            <text:p>FAŁSZ</text:p>
          </table:table-cell>
          <table:table-cell table:formula="of:=AND([.A259]=&quot;AkSearch&quot;;LEFT([.C25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Languages</text:p>
          </table:table-cell>
          <table:table-cell office:value-type="boolean" office:boolean-value="false" calcext:value-type="boolean">
            <text:p>FAŁSZ</text:p>
          </table:table-cell>
          <table:table-cell table:formula="of:=AND([.A260]=&quot;AkSearch&quot;;LEFT([.C26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Language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261]=&quot;AkSearch&quot;;LEFT([.C26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LastIndexed</text:p>
          </table:table-cell>
          <table:table-cell office:value-type="boolean" office:boolean-value="false" calcext:value-type="boolean">
            <text:p>FAŁSZ</text:p>
          </table:table-cell>
          <table:table-cell table:formula="of:=AND([.A262]=&quot;AkSearch&quot;;LEFT([.C26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LastIndexed</text:p>
          </table:table-cell>
          <table:table-cell office:value-type="boolean" office:boolean-value="false" calcext:value-type="boolean">
            <text:p>FAŁSZ</text:p>
          </table:table-cell>
          <table:table-cell table:formula="of:=AND([.A263]=&quot;AkSearch&quot;;LEFT([.C26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LCCN</text:p>
          </table:table-cell>
          <table:table-cell office:value-type="boolean" office:boolean-value="false" calcext:value-type="boolean">
            <text:p>FAŁSZ</text:p>
          </table:table-cell>
          <table:table-cell table:formula="of:=AND([.A264]=&quot;AkSearch&quot;;LEFT([.C26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LCCN</text:p>
          </table:table-cell>
          <table:table-cell office:value-type="boolean" office:boolean-value="false" calcext:value-type="boolean">
            <text:p>FAŁSZ</text:p>
          </table:table-cell>
          <table:table-cell table:formula="of:=AND([.A265]=&quot;AkSearch&quot;;LEFT([.C26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List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266]=&quot;AkSearch&quot;;LEFT([.C26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List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267]=&quot;AkSearch&quot;;LEFT([.C26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LocalDewey</text:p>
          </table:table-cell>
          <table:table-cell office:value-type="boolean" office:boolean-value="true" calcext:value-type="boolean">
            <text:p>PRAWDA</text:p>
          </table:table-cell>
          <table:table-cell table:formula="of:=AND([.A268]=&quot;AkSearch&quot;;LEFT([.C26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LocationOfArchivalMaterials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269]=&quot;AkSearch&quot;;LEFT([.C26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LocationOfArchivalMaterials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270]=&quot;AkSearch&quot;;LEFT([.C27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MarcFieldsAsObject</text:p>
          </table:table-cell>
          <table:table-cell office:value-type="boolean" office:boolean-value="false" calcext:value-type="boolean">
            <text:p>FAŁSZ</text:p>
          </table:table-cell>
          <table:table-cell table:formula="of:=AND([.A271]=&quot;AkSearch&quot;;LEFT([.C27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MarcFieldsAsObject</text:p>
          </table:table-cell>
          <table:table-cell office:value-type="boolean" office:boolean-value="false" calcext:value-type="boolean">
            <text:p>FAŁSZ</text:p>
          </table:table-cell>
          <table:table-cell table:formula="of:=AND([.A272]=&quot;AkSearch&quot;;LEFT([.C27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MarcFieldWithInd</text:p>
          </table:table-cell>
          <table:table-cell office:value-type="boolean" office:boolean-value="false" calcext:value-type="boolean">
            <text:p>FAŁSZ</text:p>
          </table:table-cell>
          <table:table-cell table:formula="of:=AND([.A273]=&quot;AkSearch&quot;;LEFT([.C27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MarcFieldWithInd</text:p>
          </table:table-cell>
          <table:table-cell office:value-type="boolean" office:boolean-value="false" calcext:value-type="boolean">
            <text:p>FAŁSZ</text:p>
          </table:table-cell>
          <table:table-cell table:formula="of:=AND([.A274]=&quot;AkSearch&quot;;LEFT([.C27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MarcReader</text:p>
          </table:table-cell>
          <table:table-cell office:value-type="boolean" office:boolean-value="false" calcext:value-type="boolean">
            <text:p>FAŁSZ</text:p>
          </table:table-cell>
          <table:table-cell table:formula="of:=AND([.A275]=&quot;AkSearch&quot;;LEFT([.C27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MarcReader</text:p>
          </table:table-cell>
          <table:table-cell office:value-type="boolean" office:boolean-value="false" calcext:value-type="boolean">
            <text:p>FAŁSZ</text:p>
          </table:table-cell>
          <table:table-cell table:formula="of:=AND([.A276]=&quot;AkSearch&quot;;LEFT([.C27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MarcURLs</text:p>
          </table:table-cell>
          <table:table-cell office:value-type="boolean" office:boolean-value="false" calcext:value-type="boolean">
            <text:p>FAŁSZ</text:p>
          </table:table-cell>
          <table:table-cell table:formula="of:=AND([.A277]=&quot;AkSearch&quot;;LEFT([.C27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MediaTypes</text:p>
          </table:table-cell>
          <table:table-cell office:value-type="boolean" office:boolean-value="true" calcext:value-type="boolean">
            <text:p>PRAWDA</text:p>
          </table:table-cell>
          <table:table-cell table:formula="of:=AND([.A278]=&quot;AkSearch&quot;;LEFT([.C27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MeetingAuthor</text:p>
          </table:table-cell>
          <table:table-cell office:value-type="boolean" office:boolean-value="true" calcext:value-type="boolean">
            <text:p>PRAWDA</text:p>
          </table:table-cell>
          <table:table-cell table:formula="of:=AND([.A279]=&quot;AkSearch&quot;;LEFT([.C27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MeetingAuthors</text:p>
          </table:table-cell>
          <table:table-cell office:value-type="boolean" office:boolean-value="true" calcext:value-type="boolean">
            <text:p>PRAWDA</text:p>
          </table:table-cell>
          <table:table-cell table:formula="of:=AND([.A280]=&quot;AkSearch&quot;;LEFT([.C28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NewerTitles</text:p>
          </table:table-cell>
          <table:table-cell office:value-type="boolean" office:boolean-value="false" calcext:value-type="boolean">
            <text:p>FAŁSZ</text:p>
          </table:table-cell>
          <table:table-cell table:formula="of:=AND([.A281]=&quot;AkSearch&quot;;LEFT([.C28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NewerTitles</text:p>
          </table:table-cell>
          <table:table-cell office:value-type="boolean" office:boolean-value="false" calcext:value-type="boolean">
            <text:p>FAŁSZ</text:p>
          </table:table-cell>
          <table:table-cell table:formula="of:=AND([.A282]=&quot;AkSearch&quot;;LEFT([.C28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NumberingNotes</text:p>
          </table:table-cell>
          <table:table-cell office:value-type="boolean" office:boolean-value="true" calcext:value-type="boolean">
            <text:p>PRAWDA</text:p>
          </table:table-cell>
          <table:table-cell table:formula="of:=AND([.A283]=&quot;AkSearch&quot;;LEFT([.C28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NumberingNote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284]=&quot;AkSearch&quot;;LEFT([.C28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OCLC</text:p>
          </table:table-cell>
          <table:table-cell office:value-type="boolean" office:boolean-value="false" calcext:value-type="boolean">
            <text:p>FAŁSZ</text:p>
          </table:table-cell>
          <table:table-cell table:formula="of:=AND([.A285]=&quot;AkSearch&quot;;LEFT([.C28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OCLC</text:p>
          </table:table-cell>
          <table:table-cell office:value-type="boolean" office:boolean-value="false" calcext:value-type="boolean">
            <text:p>FAŁSZ</text:p>
          </table:table-cell>
          <table:table-cell table:formula="of:=AND([.A286]=&quot;AkSearch&quot;;LEFT([.C28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OpenAccessData</text:p>
          </table:table-cell>
          <table:table-cell office:value-type="boolean" office:boolean-value="false" calcext:value-type="boolean">
            <text:p>FAŁSZ</text:p>
          </table:table-cell>
          <table:table-cell table:formula="of:=AND([.A287]=&quot;AkSearch&quot;;LEFT([.C28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OpenAccessData</text:p>
          </table:table-cell>
          <table:table-cell office:value-type="boolean" office:boolean-value="false" calcext:value-type="boolean">
            <text:p>FAŁSZ</text:p>
          </table:table-cell>
          <table:table-cell table:formula="of:=AND([.A288]=&quot;AkSearch&quot;;LEFT([.C28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OpenUrl</text:p>
          </table:table-cell>
          <table:table-cell office:value-type="boolean" office:boolean-value="false" calcext:value-type="boolean">
            <text:p>FAŁSZ</text:p>
          </table:table-cell>
          <table:table-cell table:formula="of:=AND([.A289]=&quot;AkSearch&quot;;LEFT([.C28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OpenUrl</text:p>
          </table:table-cell>
          <table:table-cell office:value-type="boolean" office:boolean-value="false" calcext:value-type="boolean">
            <text:p>FAŁSZ</text:p>
          </table:table-cell>
          <table:table-cell table:formula="of:=AND([.A290]=&quot;AkSearch&quot;;LEFT([.C29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OpenUrlFormat</text:p>
          </table:table-cell>
          <table:table-cell office:value-type="boolean" office:boolean-value="false" calcext:value-type="boolean">
            <text:p>FAŁSZ</text:p>
          </table:table-cell>
          <table:table-cell table:formula="of:=AND([.A291]=&quot;AkSearch&quot;;LEFT([.C29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OpenUrlFormat</text:p>
          </table:table-cell>
          <table:table-cell office:value-type="boolean" office:boolean-value="false" calcext:value-type="boolean">
            <text:p>FAŁSZ</text:p>
          </table:table-cell>
          <table:table-cell table:formula="of:=AND([.A292]=&quot;AkSearch&quot;;LEFT([.C29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OtherEditions</text:p>
          </table:table-cell>
          <table:table-cell office:value-type="boolean" office:boolean-value="true" calcext:value-type="boolean">
            <text:p>PRAWDA</text:p>
          </table:table-cell>
          <table:table-cell table:formula="of:=AND([.A293]=&quot;AkSearch&quot;;LEFT([.C29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OtherPhysForms</text:p>
          </table:table-cell>
          <table:table-cell office:value-type="boolean" office:boolean-value="true" calcext:value-type="boolean">
            <text:p>PRAWDA</text:p>
          </table:table-cell>
          <table:table-cell table:formula="of:=AND([.A294]=&quot;AkSearch&quot;;LEFT([.C29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OtherRelations</text:p>
          </table:table-cell>
          <table:table-cell office:value-type="boolean" office:boolean-value="true" calcext:value-type="boolean">
            <text:p>PRAWDA</text:p>
          </table:table-cell>
          <table:table-cell table:formula="of:=AND([.A295]=&quot;AkSearch&quot;;LEFT([.C29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OtherVersionCount</text:p>
          </table:table-cell>
          <table:table-cell office:value-type="boolean" office:boolean-value="false" calcext:value-type="boolean">
            <text:p>FAŁSZ</text:p>
          </table:table-cell>
          <table:table-cell table:formula="of:=AND([.A296]=&quot;AkSearch&quot;;LEFT([.C29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OtherVersionCount</text:p>
          </table:table-cell>
          <table:table-cell office:value-type="boolean" office:boolean-value="false" calcext:value-type="boolean">
            <text:p>FAŁSZ</text:p>
          </table:table-cell>
          <table:table-cell table:formula="of:=AND([.A297]=&quot;AkSearch&quot;;LEFT([.C29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arents</text:p>
          </table:table-cell>
          <table:table-cell office:value-type="boolean" office:boolean-value="true" calcext:value-type="boolean">
            <text:p>PRAWDA</text:p>
          </table:table-cell>
          <table:table-cell table:formula="of:=AND([.A298]=&quot;AkSearch&quot;;LEFT([.C29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articipantPerformerNotes</text:p>
          </table:table-cell>
          <table:table-cell office:value-type="boolean" office:boolean-value="true" calcext:value-type="boolean">
            <text:p>PRAWDA</text:p>
          </table:table-cell>
          <table:table-cell table:formula="of:=AND([.A299]=&quot;AkSearch&quot;;LEFT([.C29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hysicalDescriptions</text:p>
          </table:table-cell>
          <table:table-cell office:value-type="boolean" office:boolean-value="false" calcext:value-type="boolean">
            <text:p>FAŁSZ</text:p>
          </table:table-cell>
          <table:table-cell table:formula="of:=AND([.A300]=&quot;AkSearch&quot;;LEFT([.C30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hysicalDescriptions</text:p>
          </table:table-cell>
          <table:table-cell office:value-type="boolean" office:boolean-value="false" calcext:value-type="boolean">
            <text:p>FAŁSZ</text:p>
          </table:table-cell>
          <table:table-cell table:formula="of:=AND([.A301]=&quot;AkSearch&quot;;LEFT([.C30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hysicalDescriptionsFromMarcBasicTrait</text:p>
          </table:table-cell>
          <table:table-cell office:value-type="boolean" office:boolean-value="true" calcext:value-type="boolean">
            <text:p>PRAWDA</text:p>
          </table:table-cell>
          <table:table-cell table:formula="of:=AND([.A302]=&quot;AkSearch&quot;;LEFT([.C30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lacesOfPublication</text:p>
          </table:table-cell>
          <table:table-cell office:value-type="boolean" office:boolean-value="false" calcext:value-type="boolean">
            <text:p>FAŁSZ</text:p>
          </table:table-cell>
          <table:table-cell table:formula="of:=AND([.A303]=&quot;AkSearch&quot;;LEFT([.C30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PlacesOfPublication</text:p>
          </table:table-cell>
          <table:table-cell office:value-type="boolean" office:boolean-value="false" calcext:value-type="boolean">
            <text:p>FAŁSZ</text:p>
          </table:table-cell>
          <table:table-cell table:formula="of:=AND([.A304]=&quot;AkSearch&quot;;LEFT([.C30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layingTimes</text:p>
          </table:table-cell>
          <table:table-cell office:value-type="boolean" office:boolean-value="false" calcext:value-type="boolean">
            <text:p>FAŁSZ</text:p>
          </table:table-cell>
          <table:table-cell table:formula="of:=AND([.A305]=&quot;AkSearch&quot;;LEFT([.C30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PlayingTimes</text:p>
          </table:table-cell>
          <table:table-cell office:value-type="boolean" office:boolean-value="false" calcext:value-type="boolean">
            <text:p>FAŁSZ</text:p>
          </table:table-cell>
          <table:table-cell table:formula="of:=AND([.A306]=&quot;AkSearch&quot;;LEFT([.C30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recedings</text:p>
          </table:table-cell>
          <table:table-cell office:value-type="boolean" office:boolean-value="true" calcext:value-type="boolean">
            <text:p>PRAWDA</text:p>
          </table:table-cell>
          <table:table-cell table:formula="of:=AND([.A307]=&quot;AkSearch&quot;;LEFT([.C30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reviousTitles</text:p>
          </table:table-cell>
          <table:table-cell office:value-type="boolean" office:boolean-value="false" calcext:value-type="boolean">
            <text:p>FAŁSZ</text:p>
          </table:table-cell>
          <table:table-cell table:formula="of:=AND([.A308]=&quot;AkSearch&quot;;LEFT([.C30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PreviousTitles</text:p>
          </table:table-cell>
          <table:table-cell office:value-type="boolean" office:boolean-value="false" calcext:value-type="boolean">
            <text:p>FAŁSZ</text:p>
          </table:table-cell>
          <table:table-cell table:formula="of:=AND([.A309]=&quot;AkSearch&quot;;LEFT([.C30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PreviousUniqueId</text:p>
          </table:table-cell>
          <table:table-cell office:value-type="boolean" office:boolean-value="false" calcext:value-type="boolean">
            <text:p>FAŁSZ</text:p>
          </table:table-cell>
          <table:table-cell table:formula="of:=AND([.A310]=&quot;AkSearch&quot;;LEFT([.C31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PreviousUniqueId</text:p>
          </table:table-cell>
          <table:table-cell office:value-type="boolean" office:boolean-value="false" calcext:value-type="boolean">
            <text:p>FAŁSZ</text:p>
          </table:table-cell>
          <table:table-cell table:formula="of:=AND([.A311]=&quot;AkSearch&quot;;LEFT([.C31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rimaryAuthor</text:p>
          </table:table-cell>
          <table:table-cell office:value-type="boolean" office:boolean-value="false" calcext:value-type="boolean">
            <text:p>FAŁSZ</text:p>
          </table:table-cell>
          <table:table-cell table:formula="of:=AND([.A312]=&quot;AkSearch&quot;;LEFT([.C31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rimaryAuthor</text:p>
          </table:table-cell>
          <table:table-cell office:value-type="boolean" office:boolean-value="false" calcext:value-type="boolean">
            <text:p>FAŁSZ</text:p>
          </table:table-cell>
          <table:table-cell table:formula="of:=AND([.A313]=&quot;AkSearch&quot;;LEFT([.C31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rimary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314]=&quot;AkSearch&quot;;LEFT([.C31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rimary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315]=&quot;AkSearch&quot;;LEFT([.C31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rimaryAuthorsRoles</text:p>
          </table:table-cell>
          <table:table-cell office:value-type="boolean" office:boolean-value="false" calcext:value-type="boolean">
            <text:p>FAŁSZ</text:p>
          </table:table-cell>
          <table:table-cell table:formula="of:=AND([.A316]=&quot;AkSearch&quot;;LEFT([.C31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rimaryAuthorsRoles</text:p>
          </table:table-cell>
          <table:table-cell office:value-type="boolean" office:boolean-value="false" calcext:value-type="boolean">
            <text:p>FAŁSZ</text:p>
          </table:table-cell>
          <table:table-cell table:formula="of:=AND([.A317]=&quot;AkSearch&quot;;LEFT([.C31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rimaryAuthorsWithHighlighting</text:p>
          </table:table-cell>
          <table:table-cell office:value-type="boolean" office:boolean-value="false" calcext:value-type="boolean">
            <text:p>FAŁSZ</text:p>
          </table:table-cell>
          <table:table-cell table:formula="of:=AND([.A318]=&quot;AkSearch&quot;;LEFT([.C31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rimaryAuthorsWithHighlighting</text:p>
          </table:table-cell>
          <table:table-cell office:value-type="boolean" office:boolean-value="false" calcext:value-type="boolean">
            <text:p>FAŁSZ</text:p>
          </table:table-cell>
          <table:table-cell table:formula="of:=AND([.A319]=&quot;AkSearch&quot;;LEFT([.C31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roductionCredits</text:p>
          </table:table-cell>
          <table:table-cell office:value-type="boolean" office:boolean-value="false" calcext:value-type="boolean">
            <text:p>FAŁSZ</text:p>
          </table:table-cell>
          <table:table-cell table:formula="of:=AND([.A320]=&quot;AkSearch&quot;;LEFT([.C32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ProductionCredits</text:p>
          </table:table-cell>
          <table:table-cell office:value-type="boolean" office:boolean-value="false" calcext:value-type="boolean">
            <text:p>FAŁSZ</text:p>
          </table:table-cell>
          <table:table-cell table:formula="of:=AND([.A321]=&quot;AkSearch&quot;;LEFT([.C32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ublicationDates</text:p>
          </table:table-cell>
          <table:table-cell office:value-type="boolean" office:boolean-value="false" calcext:value-type="boolean">
            <text:p>FAŁSZ</text:p>
          </table:table-cell>
          <table:table-cell table:formula="of:=AND([.A322]=&quot;AkSearch&quot;;LEFT([.C32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ublicationDates</text:p>
          </table:table-cell>
          <table:table-cell office:value-type="boolean" office:boolean-value="false" calcext:value-type="boolean">
            <text:p>FAŁSZ</text:p>
          </table:table-cell>
          <table:table-cell table:formula="of:=AND([.A323]=&quot;AkSearch&quot;;LEFT([.C32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ublicationDatesWithoutDateSpan</text:p>
          </table:table-cell>
          <table:table-cell office:value-type="boolean" office:boolean-value="true" calcext:value-type="boolean">
            <text:p>PRAWDA</text:p>
          </table:table-cell>
          <table:table-cell table:formula="of:=AND([.A324]=&quot;AkSearch&quot;;LEFT([.C32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ublication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325]=&quot;AkSearch&quot;;LEFT([.C32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Publication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326]=&quot;AkSearch&quot;;LEFT([.C32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PublicationDetailsAut</text:p>
          </table:table-cell>
          <table:table-cell office:value-type="boolean" office:boolean-value="false" calcext:value-type="boolean">
            <text:p>FAŁSZ</text:p>
          </table:table-cell>
          <table:table-cell table:formula="of:=AND([.A327]=&quot;AkSearch&quot;;LEFT([.C32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PublicationDetailsAut</text:p>
          </table:table-cell>
          <table:table-cell office:value-type="boolean" office:boolean-value="false" calcext:value-type="boolean">
            <text:p>FAŁSZ</text:p>
          </table:table-cell>
          <table:table-cell table:formula="of:=AND([.A328]=&quot;AkSearch&quot;;LEFT([.C32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ublicationDetailsAut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329]=&quot;AkSearch&quot;;LEFT([.C32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ublicationFrequency</text:p>
          </table:table-cell>
          <table:table-cell office:value-type="boolean" office:boolean-value="false" calcext:value-type="boolean">
            <text:p>FAŁSZ</text:p>
          </table:table-cell>
          <table:table-cell table:formula="of:=AND([.A330]=&quot;AkSearch&quot;;LEFT([.C33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PublicationFrequency</text:p>
          </table:table-cell>
          <table:table-cell office:value-type="boolean" office:boolean-value="false" calcext:value-type="boolean">
            <text:p>FAŁSZ</text:p>
          </table:table-cell>
          <table:table-cell table:formula="of:=AND([.A331]=&quot;AkSearch&quot;;LEFT([.C33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ublicationInfo</text:p>
          </table:table-cell>
          <table:table-cell office:value-type="boolean" office:boolean-value="false" calcext:value-type="boolean">
            <text:p>FAŁSZ</text:p>
          </table:table-cell>
          <table:table-cell table:formula="of:=AND([.A332]=&quot;AkSearch&quot;;LEFT([.C33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PublicationInfo</text:p>
          </table:table-cell>
          <table:table-cell office:value-type="boolean" office:boolean-value="false" calcext:value-type="boolean">
            <text:p>FAŁSZ</text:p>
          </table:table-cell>
          <table:table-cell table:formula="of:=AND([.A333]=&quot;AkSearch&quot;;LEFT([.C33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Publishers</text:p>
          </table:table-cell>
          <table:table-cell office:value-type="boolean" office:boolean-value="false" calcext:value-type="boolean">
            <text:p>FAŁSZ</text:p>
          </table:table-cell>
          <table:table-cell table:formula="of:=AND([.A334]=&quot;AkSearch&quot;;LEFT([.C33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Publishers</text:p>
          </table:table-cell>
          <table:table-cell office:value-type="boolean" office:boolean-value="false" calcext:value-type="boolean">
            <text:p>FAŁSZ</text:p>
          </table:table-cell>
          <table:table-cell table:formula="of:=AND([.A335]=&quot;AkSearch&quot;;LEFT([.C33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PulisherPlaceName</text:p>
          </table:table-cell>
          <table:table-cell office:value-type="boolean" office:boolean-value="true" calcext:value-type="boolean">
            <text:p>PRAWDA</text:p>
          </table:table-cell>
          <table:table-cell table:formula="of:=AND([.A336]=&quot;AkSearch&quot;;LEFT([.C33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RatingBreakdown</text:p>
          </table:table-cell>
          <table:table-cell office:value-type="boolean" office:boolean-value="false" calcext:value-type="boolean">
            <text:p>FAŁSZ</text:p>
          </table:table-cell>
          <table:table-cell table:formula="of:=AND([.A337]=&quot;AkSearch&quot;;LEFT([.C33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RatingBreakdown</text:p>
          </table:table-cell>
          <table:table-cell office:value-type="boolean" office:boolean-value="false" calcext:value-type="boolean">
            <text:p>FAŁSZ</text:p>
          </table:table-cell>
          <table:table-cell table:formula="of:=AND([.A338]=&quot;AkSearch&quot;;LEFT([.C33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Rating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39]=&quot;AkSearch&quot;;LEFT([.C33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Rating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40]=&quot;AkSearch&quot;;LEFT([.C34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RawAuthorHighlights</text:p>
          </table:table-cell>
          <table:table-cell office:value-type="boolean" office:boolean-value="false" calcext:value-type="boolean">
            <text:p>FAŁSZ</text:p>
          </table:table-cell>
          <table:table-cell table:formula="of:=AND([.A341]=&quot;AkSearch&quot;;LEFT([.C34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RawAuthorHighlights</text:p>
          </table:table-cell>
          <table:table-cell office:value-type="boolean" office:boolean-value="false" calcext:value-type="boolean">
            <text:p>FAŁSZ</text:p>
          </table:table-cell>
          <table:table-cell table:formula="of:=AND([.A342]=&quot;AkSearch&quot;;LEFT([.C34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Raw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43]=&quot;AkSearch&quot;;LEFT([.C34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Raw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44]=&quot;AkSearch&quot;;LEFT([.C34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awDewey</text:p>
          </table:table-cell>
          <table:table-cell office:value-type="boolean" office:boolean-value="true" calcext:value-type="boolean">
            <text:p>PRAWDA</text:p>
          </table:table-cell>
          <table:table-cell table:formula="of:=AND([.A345]=&quot;AkSearch&quot;;LEFT([.C34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awLCCN</text:p>
          </table:table-cell>
          <table:table-cell office:value-type="boolean" office:boolean-value="false" calcext:value-type="boolean">
            <text:p>FAŁSZ</text:p>
          </table:table-cell>
          <table:table-cell table:formula="of:=AND([.A346]=&quot;AkSearch&quot;;LEFT([.C34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RawLCCN</text:p>
          </table:table-cell>
          <table:table-cell office:value-type="boolean" office:boolean-value="false" calcext:value-type="boolean">
            <text:p>FAŁSZ</text:p>
          </table:table-cell>
          <table:table-cell table:formula="of:=AND([.A347]=&quot;AkSearch&quot;;LEFT([.C34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awMarc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48]=&quot;AkSearch&quot;;LEFT([.C34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RawMarc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49]=&quot;AkSearch&quot;;LEFT([.C34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DFXML</text:p>
          </table:table-cell>
          <table:table-cell office:value-type="boolean" office:boolean-value="false" calcext:value-type="boolean">
            <text:p>FAŁSZ</text:p>
          </table:table-cell>
          <table:table-cell table:formula="of:=AND([.A350]=&quot;AkSearch&quot;;LEFT([.C35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RDFXML</text:p>
          </table:table-cell>
          <table:table-cell office:value-type="boolean" office:boolean-value="false" calcext:value-type="boolean">
            <text:p>FAŁSZ</text:p>
          </table:table-cell>
          <table:table-cell table:formula="of:=AND([.A351]=&quot;AkSearch&quot;;LEFT([.C35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ealTimeHistory</text:p>
          </table:table-cell>
          <table:table-cell office:value-type="boolean" office:boolean-value="false" calcext:value-type="boolean">
            <text:p>FAŁSZ</text:p>
          </table:table-cell>
          <table:table-cell table:formula="of:=AND([.A352]=&quot;AkSearch&quot;;LEFT([.C35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RealTimeHistory</text:p>
          </table:table-cell>
          <table:table-cell office:value-type="boolean" office:boolean-value="false" calcext:value-type="boolean">
            <text:p>FAŁSZ</text:p>
          </table:table-cell>
          <table:table-cell table:formula="of:=AND([.A353]=&quot;AkSearch&quot;;LEFT([.C35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RealTimeHol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354]=&quot;AkSearch&quot;;LEFT([.C35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RealTimeHol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355]=&quot;AkSearch&quot;;LEFT([.C35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ealTimeTitleHold</text:p>
          </table:table-cell>
          <table:table-cell office:value-type="boolean" office:boolean-value="false" calcext:value-type="boolean">
            <text:p>FAŁSZ</text:p>
          </table:table-cell>
          <table:table-cell table:formula="of:=AND([.A356]=&quot;AkSearch&quot;;LEFT([.C35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RealTimeTitleHold</text:p>
          </table:table-cell>
          <table:table-cell office:value-type="boolean" office:boolean-value="false" calcext:value-type="boolean">
            <text:p>FAŁSZ</text:p>
          </table:table-cell>
          <table:table-cell table:formula="of:=AND([.A357]=&quot;AkSearch&quot;;LEFT([.C35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ecordBanner</text:p>
          </table:table-cell>
          <table:table-cell office:value-type="boolean" office:boolean-value="true" calcext:value-type="boolean">
            <text:p>PRAWDA</text:p>
          </table:table-cell>
          <table:table-cell table:formula="of:=AND([.A358]=&quot;AkSearch&quot;;LEFT([.C35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ecordBanner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359]=&quot;AkSearch&quot;;LEFT([.C35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ecordLinkNote</text:p>
          </table:table-cell>
          <table:table-cell office:value-type="boolean" office:boolean-value="false" calcext:value-type="boolean">
            <text:p>FAŁSZ</text:p>
          </table:table-cell>
          <table:table-cell table:formula="of:=AND([.A360]=&quot;AkSearch&quot;;LEFT([.C36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RecordLinkNote</text:p>
          </table:table-cell>
          <table:table-cell office:value-type="boolean" office:boolean-value="false" calcext:value-type="boolean">
            <text:p>FAŁSZ</text:p>
          </table:table-cell>
          <table:table-cell table:formula="of:=AND([.A361]=&quot;AkSearch&quot;;LEFT([.C36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elations</text:p>
          </table:table-cell>
          <table:table-cell office:value-type="boolean" office:boolean-value="true" calcext:value-type="boolean">
            <text:p>PRAWDA</text:p>
          </table:table-cell>
          <table:table-cell table:formula="of:=AND([.A362]=&quot;AkSearch&quot;;LEFT([.C36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Relationship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363]=&quot;AkSearch&quot;;LEFT([.C36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Relationship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364]=&quot;AkSearch&quot;;LEFT([.C36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ResultSet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365]=&quot;AkSearch&quot;;LEFT([.C36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ResultSet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366]=&quot;AkSearch&quot;;LEFT([.C36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chemaOrgFormats</text:p>
          </table:table-cell>
          <table:table-cell office:value-type="boolean" office:boolean-value="false" calcext:value-type="boolean">
            <text:p>FAŁSZ</text:p>
          </table:table-cell>
          <table:table-cell table:formula="of:=AND([.A367]=&quot;AkSearch&quot;;LEFT([.C36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chemaOrgFormats</text:p>
          </table:table-cell>
          <table:table-cell office:value-type="boolean" office:boolean-value="false" calcext:value-type="boolean">
            <text:p>FAŁSZ</text:p>
          </table:table-cell>
          <table:table-cell table:formula="of:=AND([.A368]=&quot;AkSearch&quot;;LEFT([.C36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chemaOrgFormats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369]=&quot;AkSearch&quot;;LEFT([.C36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chemaOrgFormats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370]=&quot;AkSearch&quot;;LEFT([.C37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SearchBackend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371]=&quot;AkSearch&quot;;LEFT([.C37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SearchBackend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372]=&quot;AkSearch&quot;;LEFT([.C37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SecondaryAuthor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73]=&quot;AkSearch&quot;;LEFT([.C37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SecondaryAuthorData</text:p>
          </table:table-cell>
          <table:table-cell office:value-type="boolean" office:boolean-value="false" calcext:value-type="boolean">
            <text:p>FAŁSZ</text:p>
          </table:table-cell>
          <table:table-cell table:formula="of:=AND([.A374]=&quot;AkSearch&quot;;LEFT([.C37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econdary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375]=&quot;AkSearch&quot;;LEFT([.C37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econdaryAuthors</text:p>
          </table:table-cell>
          <table:table-cell office:value-type="boolean" office:boolean-value="false" calcext:value-type="boolean">
            <text:p>FAŁSZ</text:p>
          </table:table-cell>
          <table:table-cell table:formula="of:=AND([.A376]=&quot;AkSearch&quot;;LEFT([.C37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econdaryAuthorsRoles</text:p>
          </table:table-cell>
          <table:table-cell office:value-type="boolean" office:boolean-value="false" calcext:value-type="boolean">
            <text:p>FAŁSZ</text:p>
          </table:table-cell>
          <table:table-cell table:formula="of:=AND([.A377]=&quot;AkSearch&quot;;LEFT([.C37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econdaryAuthorsRoles</text:p>
          </table:table-cell>
          <table:table-cell office:value-type="boolean" office:boolean-value="false" calcext:value-type="boolean">
            <text:p>FAŁSZ</text:p>
          </table:table-cell>
          <table:table-cell table:formula="of:=AND([.A378]=&quot;AkSearch&quot;;LEFT([.C37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econdaryCorporateAuthors</text:p>
          </table:table-cell>
          <table:table-cell office:value-type="boolean" office:boolean-value="true" calcext:value-type="boolean">
            <text:p>PRAWDA</text:p>
          </table:table-cell>
          <table:table-cell table:formula="of:=AND([.A379]=&quot;AkSearch&quot;;LEFT([.C37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econdaryMeetingAuthors</text:p>
          </table:table-cell>
          <table:table-cell office:value-type="boolean" office:boolean-value="true" calcext:value-type="boolean">
            <text:p>PRAWDA</text:p>
          </table:table-cell>
          <table:table-cell table:formula="of:=AND([.A380]=&quot;AkSearch&quot;;LEFT([.C38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eries</text:p>
          </table:table-cell>
          <table:table-cell office:value-type="boolean" office:boolean-value="false" calcext:value-type="boolean">
            <text:p>FAŁSZ</text:p>
          </table:table-cell>
          <table:table-cell table:formula="of:=AND([.A381]=&quot;AkSearch&quot;;LEFT([.C38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eries</text:p>
          </table:table-cell>
          <table:table-cell office:value-type="boolean" office:boolean-value="false" calcext:value-type="boolean">
            <text:p>FAŁSZ</text:p>
          </table:table-cell>
          <table:table-cell table:formula="of:=AND([.A382]=&quot;AkSearch&quot;;LEFT([.C38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eriesFromMARC</text:p>
          </table:table-cell>
          <table:table-cell office:value-type="boolean" office:boolean-value="false" calcext:value-type="boolean">
            <text:p>FAŁSZ</text:p>
          </table:table-cell>
          <table:table-cell table:formula="of:=AND([.A383]=&quot;AkSearch&quot;;LEFT([.C38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eriesFromMARC</text:p>
          </table:table-cell>
          <table:table-cell office:value-type="boolean" office:boolean-value="false" calcext:value-type="boolean">
            <text:p>FAŁSZ</text:p>
          </table:table-cell>
          <table:table-cell table:formula="of:=AND([.A384]=&quot;AkSearch&quot;;LEFT([.C38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eriesVolume</text:p>
          </table:table-cell>
          <table:table-cell office:value-type="boolean" office:boolean-value="true" calcext:value-type="boolean">
            <text:p>PRAWDA</text:p>
          </table:table-cell>
          <table:table-cell table:formula="of:=AND([.A385]=&quot;AkSearch&quot;;LEFT([.C38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eriesVolume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386]=&quot;AkSearch&quot;;LEFT([.C38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hort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387]=&quot;AkSearch&quot;;LEFT([.C38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hort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388]=&quot;AkSearch&quot;;LEFT([.C38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hortTitleFromMarcBasicTrait</text:p>
          </table:table-cell>
          <table:table-cell office:value-type="boolean" office:boolean-value="true" calcext:value-type="boolean">
            <text:p>PRAWDA</text:p>
          </table:table-cell>
          <table:table-cell table:formula="of:=AND([.A389]=&quot;AkSearch&quot;;LEFT([.C38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hortTitle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390]=&quot;AkSearch&quot;;LEFT([.C39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hortTitle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391]=&quot;AkSearch&quot;;LEFT([.C39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SnippetCaption</text:p>
          </table:table-cell>
          <table:table-cell office:value-type="boolean" office:boolean-value="false" calcext:value-type="boolean">
            <text:p>FAŁSZ</text:p>
          </table:table-cell>
          <table:table-cell table:formula="of:=AND([.A392]=&quot;AkSearch&quot;;LEFT([.C39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SnippetCaption</text:p>
          </table:table-cell>
          <table:table-cell office:value-type="boolean" office:boolean-value="false" calcext:value-type="boolean">
            <text:p>FAŁSZ</text:p>
          </table:table-cell>
          <table:table-cell table:formula="of:=AND([.A393]=&quot;AkSearch&quot;;LEFT([.C39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ort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394]=&quot;AkSearch&quot;;LEFT([.C39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ort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395]=&quot;AkSearch&quot;;LEFT([.C39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ource</text:p>
          </table:table-cell>
          <table:table-cell office:value-type="boolean" office:boolean-value="false" calcext:value-type="boolean">
            <text:p>FAŁSZ</text:p>
          </table:table-cell>
          <table:table-cell table:formula="of:=AND([.A396]=&quot;AkSearch&quot;;LEFT([.C39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ource</text:p>
          </table:table-cell>
          <table:table-cell office:value-type="boolean" office:boolean-value="false" calcext:value-type="boolean">
            <text:p>FAŁSZ</text:p>
          </table:table-cell>
          <table:table-cell table:formula="of:=AND([.A397]=&quot;AkSearch&quot;;LEFT([.C39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Source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398]=&quot;AkSearch&quot;;LEFT([.C39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Source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399]=&quot;AkSearch&quot;;LEFT([.C39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owidokActivePassivePersons</text:p>
          </table:table-cell>
          <table:table-cell office:value-type="boolean" office:boolean-value="true" calcext:value-type="boolean">
            <text:p>PRAWDA</text:p>
          </table:table-cell>
          <table:table-cell table:formula="of:=AND([.A400]=&quot;AkSearch&quot;;LEFT([.C40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owidokActivePersons</text:p>
          </table:table-cell>
          <table:table-cell office:value-type="boolean" office:boolean-value="true" calcext:value-type="boolean">
            <text:p>PRAWDA</text:p>
          </table:table-cell>
          <table:table-cell table:formula="of:=AND([.A401]=&quot;AkSearch&quot;;LEFT([.C40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owidokGeographical</text:p>
          </table:table-cell>
          <table:table-cell office:value-type="boolean" office:boolean-value="true" calcext:value-type="boolean">
            <text:p>PRAWDA</text:p>
          </table:table-cell>
          <table:table-cell table:formula="of:=AND([.A402]=&quot;AkSearch&quot;;LEFT([.C40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owidokPassivePersons</text:p>
          </table:table-cell>
          <table:table-cell office:value-type="boolean" office:boolean-value="true" calcext:value-type="boolean">
            <text:p>PRAWDA</text:p>
          </table:table-cell>
          <table:table-cell table:formula="of:=AND([.A403]=&quot;AkSearch&quot;;LEFT([.C40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StatementOfResponsibility</text:p>
          </table:table-cell>
          <table:table-cell office:value-type="boolean" office:boolean-value="false" calcext:value-type="boolean">
            <text:p>FAŁSZ</text:p>
          </table:table-cell>
          <table:table-cell table:formula="of:=AND([.A404]=&quot;AkSearch&quot;;LEFT([.C40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StatementOfResponsibility</text:p>
          </table:table-cell>
          <table:table-cell office:value-type="boolean" office:boolean-value="false" calcext:value-type="boolean">
            <text:p>FAŁSZ</text:p>
          </table:table-cell>
          <table:table-cell table:formula="of:=AND([.A405]=&quot;AkSearch&quot;;LEFT([.C40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bfield</text:p>
          </table:table-cell>
          <table:table-cell office:value-type="boolean" office:boolean-value="false" calcext:value-type="boolean">
            <text:p>FAŁSZ</text:p>
          </table:table-cell>
          <table:table-cell table:formula="of:=AND([.A406]=&quot;AkSearch&quot;;LEFT([.C40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ubfield</text:p>
          </table:table-cell>
          <table:table-cell office:value-type="boolean" office:boolean-value="false" calcext:value-type="boolean">
            <text:p>FAŁSZ</text:p>
          </table:table-cell>
          <table:table-cell table:formula="of:=AND([.A407]=&quot;AkSearch&quot;;LEFT([.C40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bfield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408]=&quot;AkSearch&quot;;LEFT([.C40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ubfield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409]=&quot;AkSearch&quot;;LEFT([.C40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bfields</text:p>
          </table:table-cell>
          <table:table-cell office:value-type="boolean" office:boolean-value="false" calcext:value-type="boolean">
            <text:p>FAŁSZ</text:p>
          </table:table-cell>
          <table:table-cell table:formula="of:=AND([.A410]=&quot;AkSearch&quot;;LEFT([.C41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ubfields</text:p>
          </table:table-cell>
          <table:table-cell office:value-type="boolean" office:boolean-value="false" calcext:value-type="boolean">
            <text:p>FAŁSZ</text:p>
          </table:table-cell>
          <table:table-cell table:formula="of:=AND([.A411]=&quot;AkSearch&quot;;LEFT([.C41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Sub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412]=&quot;AkSearch&quot;;LEFT([.C41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Sub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413]=&quot;AkSearch&quot;;LEFT([.C41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btitleFromMarcBasicTrait</text:p>
          </table:table-cell>
          <table:table-cell office:value-type="boolean" office:boolean-value="true" calcext:value-type="boolean">
            <text:p>PRAWDA</text:p>
          </table:table-cell>
          <table:table-cell table:formula="of:=AND([.A414]=&quot;AkSearch&quot;;LEFT([.C41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btitle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415]=&quot;AkSearch&quot;;LEFT([.C41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ubtitle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416]=&quot;AkSearch&quot;;LEFT([.C41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cceedings</text:p>
          </table:table-cell>
          <table:table-cell office:value-type="boolean" office:boolean-value="true" calcext:value-type="boolean">
            <text:p>PRAWDA</text:p>
          </table:table-cell>
          <table:table-cell table:formula="of:=AND([.A417]=&quot;AkSearch&quot;;LEFT([.C41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mmarizedHoldings</text:p>
          </table:table-cell>
          <table:table-cell office:value-type="boolean" office:boolean-value="true" calcext:value-type="boolean">
            <text:p>PRAWDA</text:p>
          </table:table-cell>
          <table:table-cell table:formula="of:=AND([.A418]=&quot;AkSearch&quot;;LEFT([.C41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mmarizedHolding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419]=&quot;AkSearch&quot;;LEFT([.C41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mmary</text:p>
          </table:table-cell>
          <table:table-cell office:value-type="boolean" office:boolean-value="false" calcext:value-type="boolean">
            <text:p>FAŁSZ</text:p>
          </table:table-cell>
          <table:table-cell table:formula="of:=AND([.A420]=&quot;AkSearch&quot;;LEFT([.C42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ummary</text:p>
          </table:table-cell>
          <table:table-cell office:value-type="boolean" office:boolean-value="false" calcext:value-type="boolean">
            <text:p>FAŁSZ</text:p>
          </table:table-cell>
          <table:table-cell table:formula="of:=AND([.A421]=&quot;AkSearch&quot;;LEFT([.C42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mmary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422]=&quot;AkSearch&quot;;LEFT([.C42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ummary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423]=&quot;AkSearch&quot;;LEFT([.C42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SuperiorDocument</text:p>
          </table:table-cell>
          <table:table-cell office:value-type="boolean" office:boolean-value="false" calcext:value-type="boolean">
            <text:p>FAŁSZ</text:p>
          </table:table-cell>
          <table:table-cell table:formula="of:=AND([.A424]=&quot;AkSearch&quot;;LEFT([.C42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SuperiorDocument</text:p>
          </table:table-cell>
          <table:table-cell office:value-type="boolean" office:boolean-value="false" calcext:value-type="boolean">
            <text:p>FAŁSZ</text:p>
          </table:table-cell>
          <table:table-cell table:formula="of:=AND([.A425]=&quot;AkSearch&quot;;LEFT([.C42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pplementParents</text:p>
          </table:table-cell>
          <table:table-cell office:value-type="boolean" office:boolean-value="true" calcext:value-type="boolean">
            <text:p>PRAWDA</text:p>
          </table:table-cell>
          <table:table-cell table:formula="of:=AND([.A426]=&quot;AkSearch&quot;;LEFT([.C42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upplements</text:p>
          </table:table-cell>
          <table:table-cell office:value-type="boolean" office:boolean-value="true" calcext:value-type="boolean">
            <text:p>PRAWDA</text:p>
          </table:table-cell>
          <table:table-cell table:formula="of:=AND([.A427]=&quot;AkSearch&quot;;LEFT([.C42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upportedCitationFormats</text:p>
          </table:table-cell>
          <table:table-cell office:value-type="boolean" office:boolean-value="false" calcext:value-type="boolean">
            <text:p>FAŁSZ</text:p>
          </table:table-cell>
          <table:table-cell table:formula="of:=AND([.A428]=&quot;AkSearch&quot;;LEFT([.C42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SupportedCitationFormats</text:p>
          </table:table-cell>
          <table:table-cell office:value-type="boolean" office:boolean-value="false" calcext:value-type="boolean">
            <text:p>FAŁSZ</text:p>
          </table:table-cell>
          <table:table-cell table:formula="of:=AND([.A429]=&quot;AkSearch&quot;;LEFT([.C42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System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430]=&quot;AkSearch&quot;;LEFT([.C43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System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431]=&quot;AkSearch&quot;;LEFT([.C43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Tags</text:p>
          </table:table-cell>
          <table:table-cell office:value-type="boolean" office:boolean-value="false" calcext:value-type="boolean">
            <text:p>FAŁSZ</text:p>
          </table:table-cell>
          <table:table-cell table:formula="of:=AND([.A432]=&quot;AkSearch&quot;;LEFT([.C43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Tags</text:p>
          </table:table-cell>
          <table:table-cell office:value-type="boolean" office:boolean-value="false" calcext:value-type="boolean">
            <text:p>FAŁSZ</text:p>
          </table:table-cell>
          <table:table-cell table:formula="of:=AND([.A433]=&quot;AkSearch&quot;;LEFT([.C43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TargetAudience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434]=&quot;AkSearch&quot;;LEFT([.C43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TargetAudienceNotes</text:p>
          </table:table-cell>
          <table:table-cell office:value-type="boolean" office:boolean-value="false" calcext:value-type="boolean">
            <text:p>FAŁSZ</text:p>
          </table:table-cell>
          <table:table-cell table:formula="of:=AND([.A435]=&quot;AkSearch&quot;;LEFT([.C43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TextualHol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436]=&quot;AkSearch&quot;;LEFT([.C43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TextualHol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437]=&quot;AkSearch&quot;;LEFT([.C43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Thumbnail</text:p>
          </table:table-cell>
          <table:table-cell office:value-type="boolean" office:boolean-value="false" calcext:value-type="boolean">
            <text:p>FAŁSZ</text:p>
          </table:table-cell>
          <table:table-cell table:formula="of:=AND([.A438]=&quot;AkSearch&quot;;LEFT([.C43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Thumbnail</text:p>
          </table:table-cell>
          <table:table-cell office:value-type="boolean" office:boolean-value="false" calcext:value-type="boolean">
            <text:p>FAŁSZ</text:p>
          </table:table-cell>
          <table:table-cell table:formula="of:=AND([.A439]=&quot;AkSearch&quot;;LEFT([.C43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440]=&quot;AkSearch&quot;;LEFT([.C44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441]=&quot;AkSearch&quot;;LEFT([.C44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Title880</text:p>
          </table:table-cell>
          <table:table-cell office:value-type="boolean" office:boolean-value="false" calcext:value-type="boolean">
            <text:p>FAŁSZ</text:p>
          </table:table-cell>
          <table:table-cell table:formula="of:=AND([.A442]=&quot;AkSearch&quot;;LEFT([.C44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Title880</text:p>
          </table:table-cell>
          <table:table-cell office:value-type="boolean" office:boolean-value="false" calcext:value-type="boolean">
            <text:p>FAŁSZ</text:p>
          </table:table-cell>
          <table:table-cell table:formula="of:=AND([.A443]=&quot;AkSearch&quot;;LEFT([.C44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TitleAddition</text:p>
          </table:table-cell>
          <table:table-cell office:value-type="boolean" office:boolean-value="false" calcext:value-type="boolean">
            <text:p>FAŁSZ</text:p>
          </table:table-cell>
          <table:table-cell table:formula="of:=AND([.A444]=&quot;AkSearch&quot;;LEFT([.C44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TitleAddition</text:p>
          </table:table-cell>
          <table:table-cell office:value-type="boolean" office:boolean-value="false" calcext:value-type="boolean">
            <text:p>FAŁSZ</text:p>
          </table:table-cell>
          <table:table-cell table:formula="of:=AND([.A445]=&quot;AkSearch&quot;;LEFT([.C44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TitleAlt</text:p>
          </table:table-cell>
          <table:table-cell office:value-type="boolean" office:boolean-value="true" calcext:value-type="boolean">
            <text:p>PRAWDA</text:p>
          </table:table-cell>
          <table:table-cell table:formula="of:=AND([.A446]=&quot;AkSearch&quot;;LEFT([.C446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Title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447]=&quot;AkSearch&quot;;LEFT([.C44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Title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448]=&quot;AkSearch&quot;;LEFT([.C44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TitleSection</text:p>
          </table:table-cell>
          <table:table-cell office:value-type="boolean" office:boolean-value="false" calcext:value-type="boolean">
            <text:p>FAŁSZ</text:p>
          </table:table-cell>
          <table:table-cell table:formula="of:=AND([.A449]=&quot;AkSearch&quot;;LEFT([.C44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TitleSection</text:p>
          </table:table-cell>
          <table:table-cell office:value-type="boolean" office:boolean-value="false" calcext:value-type="boolean">
            <text:p>FAŁSZ</text:p>
          </table:table-cell>
          <table:table-cell table:formula="of:=AND([.A450]=&quot;AkSearch&quot;;LEFT([.C45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TitleSection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451]=&quot;AkSearch&quot;;LEFT([.C45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TitleSectionsAltScript</text:p>
          </table:table-cell>
          <table:table-cell office:value-type="boolean" office:boolean-value="false" calcext:value-type="boolean">
            <text:p>FAŁSZ</text:p>
          </table:table-cell>
          <table:table-cell table:formula="of:=AND([.A452]=&quot;AkSearch&quot;;LEFT([.C45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TitleStatement</text:p>
          </table:table-cell>
          <table:table-cell office:value-type="boolean" office:boolean-value="false" calcext:value-type="boolean">
            <text:p>FAŁSZ</text:p>
          </table:table-cell>
          <table:table-cell table:formula="of:=AND([.A453]=&quot;AkSearch&quot;;LEFT([.C453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TitleStatement</text:p>
          </table:table-cell>
          <table:table-cell office:value-type="boolean" office:boolean-value="false" calcext:value-type="boolean">
            <text:p>FAŁSZ</text:p>
          </table:table-cell>
          <table:table-cell table:formula="of:=AND([.A454]=&quot;AkSearch&quot;;LEFT([.C45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TOC</text:p>
          </table:table-cell>
          <table:table-cell office:value-type="boolean" office:boolean-value="false" calcext:value-type="boolean">
            <text:p>FAŁSZ</text:p>
          </table:table-cell>
          <table:table-cell table:formula="of:=AND([.A455]=&quot;AkSearch&quot;;LEFT([.C45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TOC</text:p>
          </table:table-cell>
          <table:table-cell office:value-type="boolean" office:boolean-value="false" calcext:value-type="boolean">
            <text:p>FAŁSZ</text:p>
          </table:table-cell>
          <table:table-cell table:formula="of:=AND([.A456]=&quot;AkSearch&quot;;LEFT([.C45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Translator</text:p>
          </table:table-cell>
          <table:table-cell office:value-type="boolean" office:boolean-value="false" calcext:value-type="boolean">
            <text:p>FAŁSZ</text:p>
          </table:table-cell>
          <table:table-cell table:formula="of:=AND([.A457]=&quot;AkSearch&quot;;LEFT([.C45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Translator</text:p>
          </table:table-cell>
          <table:table-cell office:value-type="boolean" office:boolean-value="false" calcext:value-type="boolean">
            <text:p>FAŁSZ</text:p>
          </table:table-cell>
          <table:table-cell table:formula="of:=AND([.A458]=&quot;AkSearch&quot;;LEFT([.C45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TranslatorLocale</text:p>
          </table:table-cell>
          <table:table-cell office:value-type="boolean" office:boolean-value="false" calcext:value-type="boolean">
            <text:p>FAŁSZ</text:p>
          </table:table-cell>
          <table:table-cell table:formula="of:=AND([.A459]=&quot;AkSearch&quot;;LEFT([.C45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getTranslatorLocale</text:p>
          </table:table-cell>
          <table:table-cell office:value-type="boolean" office:boolean-value="false" calcext:value-type="boolean">
            <text:p>FAŁSZ</text:p>
          </table:table-cell>
          <table:table-cell table:formula="of:=AND([.A460]=&quot;AkSearch&quot;;LEFT([.C46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UniqueID</text:p>
          </table:table-cell>
          <table:table-cell office:value-type="boolean" office:boolean-value="false" calcext:value-type="boolean">
            <text:p>FAŁSZ</text:p>
          </table:table-cell>
          <table:table-cell table:formula="of:=AND([.A461]=&quot;AkSearch&quot;;LEFT([.C46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UniqueID</text:p>
          </table:table-cell>
          <table:table-cell office:value-type="boolean" office:boolean-value="false" calcext:value-type="boolean">
            <text:p>FAŁSZ</text:p>
          </table:table-cell>
          <table:table-cell table:formula="of:=AND([.A462]=&quot;AkSearch&quot;;LEFT([.C46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UnknownFormat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463]=&quot;AkSearch&quot;;LEFT([.C46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UnknownFormatOpenUrlParams</text:p>
          </table:table-cell>
          <table:table-cell office:value-type="boolean" office:boolean-value="false" calcext:value-type="boolean">
            <text:p>FAŁSZ</text:p>
          </table:table-cell>
          <table:table-cell table:formula="of:=AND([.A464]=&quot;AkSearch&quot;;LEFT([.C46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UPC</text:p>
          </table:table-cell>
          <table:table-cell office:value-type="boolean" office:boolean-value="false" calcext:value-type="boolean">
            <text:p>FAŁSZ</text:p>
          </table:table-cell>
          <table:table-cell table:formula="of:=AND([.A465]=&quot;AkSearch&quot;;LEFT([.C46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UPC</text:p>
          </table:table-cell>
          <table:table-cell office:value-type="boolean" office:boolean-value="false" calcext:value-type="boolean">
            <text:p>FAŁSZ</text:p>
          </table:table-cell>
          <table:table-cell table:formula="of:=AND([.A466]=&quot;AkSearch&quot;;LEFT([.C46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URLs</text:p>
          </table:table-cell>
          <table:table-cell office:value-type="boolean" office:boolean-value="false" calcext:value-type="boolean">
            <text:p>FAŁSZ</text:p>
          </table:table-cell>
          <table:table-cell table:formula="of:=AND([.A467]=&quot;AkSearch&quot;;LEFT([.C46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URLs</text:p>
          </table:table-cell>
          <table:table-cell office:value-type="boolean" office:boolean-value="false" calcext:value-type="boolean">
            <text:p>FAŁSZ</text:p>
          </table:table-cell>
          <table:table-cell table:formula="of:=AND([.A468]=&quot;AkSearch&quot;;LEFT([.C46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URL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469]=&quot;AkSearch&quot;;LEFT([.C46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Uuids</text:p>
          </table:table-cell>
          <table:table-cell office:value-type="boolean" office:boolean-value="false" calcext:value-type="boolean">
            <text:p>FAŁSZ</text:p>
          </table:table-cell>
          <table:table-cell table:formula="of:=AND([.A470]=&quot;AkSearch&quot;;LEFT([.C47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DefaultRecord</text:p>
          </table:table-cell>
          <table:table-cell office:value-type="string" calcext:value-type="string">
            <text:p>getUuids</text:p>
          </table:table-cell>
          <table:table-cell office:value-type="boolean" office:boolean-value="false" calcext:value-type="boolean">
            <text:p>FAŁSZ</text:p>
          </table:table-cell>
          <table:table-cell table:formula="of:=AND([.A471]=&quot;AkSearch&quot;;LEFT([.C47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Versions</text:p>
          </table:table-cell>
          <table:table-cell office:value-type="boolean" office:boolean-value="false" calcext:value-type="boolean">
            <text:p>FAŁSZ</text:p>
          </table:table-cell>
          <table:table-cell table:formula="of:=AND([.A472]=&quot;AkSearch&quot;;LEFT([.C47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Versions</text:p>
          </table:table-cell>
          <table:table-cell office:value-type="boolean" office:boolean-value="false" calcext:value-type="boolean">
            <text:p>FAŁSZ</text:p>
          </table:table-cell>
          <table:table-cell table:formula="of:=AND([.A473]=&quot;AkSearch&quot;;LEFT([.C47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WholeContainerTitle</text:p>
          </table:table-cell>
          <table:table-cell office:value-type="boolean" office:boolean-value="true" calcext:value-type="boolean">
            <text:p>PRAWDA</text:p>
          </table:table-cell>
          <table:table-cell table:formula="of:=AND([.A474]=&quot;AkSearch&quot;;LEFT([.C474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Whole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475]=&quot;AkSearch&quot;;LEFT([.C47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getWholeTitle</text:p>
          </table:table-cell>
          <table:table-cell office:value-type="boolean" office:boolean-value="false" calcext:value-type="boolean">
            <text:p>FAŁSZ</text:p>
          </table:table-cell>
          <table:table-cell table:formula="of:=AND([.A476]=&quot;AkSearch&quot;;LEFT([.C47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WorkKeys</text:p>
          </table:table-cell>
          <table:table-cell office:value-type="boolean" office:boolean-value="false" calcext:value-type="boolean">
            <text:p>FAŁSZ</text:p>
          </table:table-cell>
          <table:table-cell table:formula="of:=AND([.A477]=&quot;AkSearch&quot;;LEFT([.C47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getWorkKeys</text:p>
          </table:table-cell>
          <table:table-cell office:value-type="boolean" office:boolean-value="false" calcext:value-type="boolean">
            <text:p>FAŁSZ</text:p>
          </table:table-cell>
          <table:table-cell table:formula="of:=AND([.A478]=&quot;AkSearch&quot;;LEFT([.C47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getXML</text:p>
          </table:table-cell>
          <table:table-cell office:value-type="boolean" office:boolean-value="false" calcext:value-type="boolean">
            <text:p>FAŁSZ</text:p>
          </table:table-cell>
          <table:table-cell table:formula="of:=AND([.A479]=&quot;AkSearch&quot;;LEFT([.C47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getXML</text:p>
          </table:table-cell>
          <table:table-cell office:value-type="boolean" office:boolean-value="false" calcext:value-type="boolean">
            <text:p>FAŁSZ</text:p>
          </table:table-cell>
          <table:table-cell table:formula="of:=AND([.A480]=&quot;AkSearch&quot;;LEFT([.C48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hasChilds</text:p>
          </table:table-cell>
          <table:table-cell office:value-type="boolean" office:boolean-value="true" calcext:value-type="boolean">
            <text:p>PRAWDA</text:p>
          </table:table-cell>
          <table:table-cell table:formula="of:=AND([.A481]=&quot;AkSearch&quot;;LEFT([.C48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hasChild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482]=&quot;AkSearch&quot;;LEFT([.C48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hasElectronicHol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483]=&quot;AkSearch&quot;;LEFT([.C48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hasElectronicHol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484]=&quot;AkSearch&quot;;LEFT([.C48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hasILS</text:p>
          </table:table-cell>
          <table:table-cell office:value-type="boolean" office:boolean-value="false" calcext:value-type="boolean">
            <text:p>FAŁSZ</text:p>
          </table:table-cell>
          <table:table-cell table:formula="of:=AND([.A485]=&quot;AkSearch&quot;;LEFT([.C48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hasILS</text:p>
          </table:table-cell>
          <table:table-cell office:value-type="boolean" office:boolean-value="false" calcext:value-type="boolean">
            <text:p>FAŁSZ</text:p>
          </table:table-cell>
          <table:table-cell table:formula="of:=AND([.A486]=&quot;AkSearch&quot;;LEFT([.C48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hasItemProvenance</text:p>
          </table:table-cell>
          <table:table-cell office:value-type="boolean" office:boolean-value="true" calcext:value-type="boolean">
            <text:p>PRAWDA</text:p>
          </table:table-cell>
          <table:table-cell table:formula="of:=AND([.A487]=&quot;AkSearch&quot;;LEFT([.C487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hasItemProvenance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488]=&quot;AkSearch&quot;;LEFT([.C488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hasParents</text:p>
          </table:table-cell>
          <table:table-cell office:value-type="boolean" office:boolean-value="true" calcext:value-type="boolean">
            <text:p>PRAWDA</text:p>
          </table:table-cell>
          <table:table-cell table:formula="of:=AND([.A489]=&quot;AkSearch&quot;;LEFT([.C489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hasParentsFromXml</text:p>
          </table:table-cell>
          <table:table-cell office:value-type="boolean" office:boolean-value="true" calcext:value-type="boolean">
            <text:p>PRAWDA</text:p>
          </table:table-cell>
          <table:table-cell table:formula="of:=AND([.A490]=&quot;AkSearch&quot;;LEFT([.C490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is911992</text:p>
          </table:table-cell>
          <table:table-cell office:value-type="boolean" office:boolean-value="false" calcext:value-type="boolean">
            <text:p>FAŁSZ</text:p>
          </table:table-cell>
          <table:table-cell table:formula="of:=AND([.A491]=&quot;AkSearch&quot;;LEFT([.C49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is911992</text:p>
          </table:table-cell>
          <table:table-cell office:value-type="boolean" office:boolean-value="false" calcext:value-type="boolean">
            <text:p>FAŁSZ</text:p>
          </table:table-cell>
          <table:table-cell table:formula="of:=AND([.A492]=&quot;AkSearch&quot;;LEFT([.C49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isCollection</text:p>
          </table:table-cell>
          <table:table-cell office:value-type="boolean" office:boolean-value="false" calcext:value-type="boolean">
            <text:p>FAŁSZ</text:p>
          </table:table-cell>
          <table:table-cell table:formula="of:=AND([.A493]=&quot;AkSearch&quot;;LEFT([.C49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isCollection</text:p>
          </table:table-cell>
          <table:table-cell office:value-type="boolean" office:boolean-value="false" calcext:value-type="boolean">
            <text:p>FAŁSZ</text:p>
          </table:table-cell>
          <table:table-cell table:formula="of:=AND([.A494]=&quot;AkSearch&quot;;LEFT([.C49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isPeerReviewed</text:p>
          </table:table-cell>
          <table:table-cell office:value-type="boolean" office:boolean-value="false" calcext:value-type="boolean">
            <text:p>FAŁSZ</text:p>
          </table:table-cell>
          <table:table-cell table:formula="of:=AND([.A495]=&quot;AkSearch&quot;;LEFT([.C49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isPeerReviewed</text:p>
          </table:table-cell>
          <table:table-cell office:value-type="boolean" office:boolean-value="false" calcext:value-type="boolean">
            <text:p>FAŁSZ</text:p>
          </table:table-cell>
          <table:table-cell table:formula="of:=AND([.A496]=&quot;AkSearch&quot;;LEFT([.C49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isRatingAllowed</text:p>
          </table:table-cell>
          <table:table-cell office:value-type="boolean" office:boolean-value="false" calcext:value-type="boolean">
            <text:p>FAŁSZ</text:p>
          </table:table-cell>
          <table:table-cell table:formula="of:=AND([.A497]=&quot;AkSearch&quot;;LEFT([.C49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isRatingAllowed</text:p>
          </table:table-cell>
          <table:table-cell office:value-type="boolean" office:boolean-value="false" calcext:value-type="boolean">
            <text:p>FAŁSZ</text:p>
          </table:table-cell>
          <table:table-cell table:formula="of:=AND([.A498]=&quot;AkSearch&quot;;LEFT([.C49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mergeAuthorsAndRoles</text:p>
          </table:table-cell>
          <table:table-cell office:value-type="boolean" office:boolean-value="false" calcext:value-type="boolean">
            <text:p>FAŁSZ</text:p>
          </table:table-cell>
          <table:table-cell table:formula="of:=AND([.A499]=&quot;AkSearch&quot;;LEFT([.C49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mergeAuthorsAndRoles</text:p>
          </table:table-cell>
          <table:table-cell office:value-type="boolean" office:boolean-value="false" calcext:value-type="boolean">
            <text:p>FAŁSZ</text:p>
          </table:table-cell>
          <table:table-cell table:formula="of:=AND([.A500]=&quot;AkSearch&quot;;LEFT([.C50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mergeElectronicHoldingsExtraData</text:p>
          </table:table-cell>
          <table:table-cell office:value-type="boolean" office:boolean-value="false" calcext:value-type="boolean">
            <text:p>FAŁSZ</text:p>
          </table:table-cell>
          <table:table-cell table:formula="of:=AND([.A501]=&quot;AkSearch&quot;;LEFT([.C50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mergeElectronicHoldingsExtraData</text:p>
          </table:table-cell>
          <table:table-cell office:value-type="boolean" office:boolean-value="false" calcext:value-type="boolean">
            <text:p>FAŁSZ</text:p>
          </table:table-cell>
          <table:table-cell table:formula="of:=AND([.A502]=&quot;AkSearch&quot;;LEFT([.C50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mergeRolesForSearchView</text:p>
          </table:table-cell>
          <table:table-cell office:value-type="boolean" office:boolean-value="false" calcext:value-type="boolean">
            <text:p>FAŁSZ</text:p>
          </table:table-cell>
          <table:table-cell table:formula="of:=AND([.A503]=&quot;AkSearch&quot;;LEFT([.C50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mergeRolesForSearchView</text:p>
          </table:table-cell>
          <table:table-cell office:value-type="boolean" office:boolean-value="false" calcext:value-type="boolean">
            <text:p>FAŁSZ</text:p>
          </table:table-cell>
          <table:table-cell table:formula="of:=AND([.A504]=&quot;AkSearch&quot;;LEFT([.C50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processSubjectHea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505]=&quot;AkSearch&quot;;LEFT([.C50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processSubjectHeadings</text:p>
          </table:table-cell>
          <table:table-cell office:value-type="boolean" office:boolean-value="false" calcext:value-type="boolean">
            <text:p>FAŁSZ</text:p>
          </table:table-cell>
          <table:table-cell table:formula="of:=AND([.A506]=&quot;AkSearch&quot;;LEFT([.C50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removeBracketsFrom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507]=&quot;AkSearch&quot;;LEFT([.C50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removeBracketsFromArray</text:p>
          </table:table-cell>
          <table:table-cell office:value-type="boolean" office:boolean-value="false" calcext:value-type="boolean">
            <text:p>FAŁSZ</text:p>
          </table:table-cell>
          <table:table-cell table:formula="of:=AND([.A508]=&quot;AkSearch&quot;;LEFT([.C50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removeBracketsFromText</text:p>
          </table:table-cell>
          <table:table-cell office:value-type="boolean" office:boolean-value="false" calcext:value-type="boolean">
            <text:p>FAŁSZ</text:p>
          </table:table-cell>
          <table:table-cell table:formula="of:=AND([.A509]=&quot;AkSearch&quot;;LEFT([.C50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removeBracketsFromText</text:p>
          </table:table-cell>
          <table:table-cell office:value-type="boolean" office:boolean-value="false" calcext:value-type="boolean">
            <text:p>FAŁSZ</text:p>
          </table:table-cell>
          <table:table-cell table:formula="of:=AND([.A510]=&quot;AkSearch&quot;;LEFT([.C51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removeContributorDuplicates</text:p>
          </table:table-cell>
          <table:table-cell office:value-type="boolean" office:boolean-value="false" calcext:value-type="boolean">
            <text:p>FAŁSZ</text:p>
          </table:table-cell>
          <table:table-cell table:formula="of:=AND([.A511]=&quot;AkSearch&quot;;LEFT([.C51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ksearchExt\SolrMarc</text:p>
          </table:table-cell>
          <table:table-cell office:value-type="string" calcext:value-type="string">
            <text:p>removeContributorDuplicates</text:p>
          </table:table-cell>
          <table:table-cell office:value-type="boolean" office:boolean-value="false" calcext:value-type="boolean">
            <text:p>FAŁSZ</text:p>
          </table:table-cell>
          <table:table-cell table:formula="of:=AND([.A512]=&quot;AkSearch&quot;;LEFT([.C51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anitizeTranslationKey</text:p>
          </table:table-cell>
          <table:table-cell office:value-type="boolean" office:boolean-value="false" calcext:value-type="boolean">
            <text:p>FAŁSZ</text:p>
          </table:table-cell>
          <table:table-cell table:formula="of:=AND([.A513]=&quot;AkSearch&quot;;LEFT([.C51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anitizeTranslationKey</text:p>
          </table:table-cell>
          <table:table-cell office:value-type="boolean" office:boolean-value="false" calcext:value-type="boolean">
            <text:p>FAŁSZ</text:p>
          </table:table-cell>
          <table:table-cell table:formula="of:=AND([.A514]=&quot;AkSearch&quot;;LEFT([.C51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DbService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515]=&quot;AkSearch&quot;;LEFT([.C51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DbService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516]=&quot;AkSearch&quot;;LEFT([.C51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DbTable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517]=&quot;AkSearch&quot;;LEFT([.C51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DbTable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518]=&quot;AkSearch&quot;;LEFT([.C51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ExtraDetail</text:p>
          </table:table-cell>
          <table:table-cell office:value-type="boolean" office:boolean-value="false" calcext:value-type="boolean">
            <text:p>FAŁSZ</text:p>
          </table:table-cell>
          <table:table-cell table:formula="of:=AND([.A519]=&quot;AkSearch&quot;;LEFT([.C51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ExtraDetail</text:p>
          </table:table-cell>
          <table:table-cell office:value-type="boolean" office:boolean-value="false" calcext:value-type="boolean">
            <text:p>FAŁSZ</text:p>
          </table:table-cell>
          <table:table-cell table:formula="of:=AND([.A520]=&quot;AkSearch&quot;;LEFT([.C52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setHierarchyDriver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521]=&quot;AkSearch&quot;;LEFT([.C52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setHierarchyDriverManager</text:p>
          </table:table-cell>
          <table:table-cell office:value-type="boolean" office:boolean-value="false" calcext:value-type="boolean">
            <text:p>FAŁSZ</text:p>
          </table:table-cell>
          <table:table-cell table:formula="of:=AND([.A522]=&quot;AkSearch&quot;;LEFT([.C52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setHighlight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523]=&quot;AkSearch&quot;;LEFT([.C52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setHighlightDetails</text:p>
          </table:table-cell>
          <table:table-cell office:value-type="boolean" office:boolean-value="false" calcext:value-type="boolean">
            <text:p>FAŁSZ</text:p>
          </table:table-cell>
          <table:table-cell table:formula="of:=AND([.A524]=&quot;AkSearch&quot;;LEFT([.C52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setIlsBackends</text:p>
          </table:table-cell>
          <table:table-cell office:value-type="boolean" office:boolean-value="false" calcext:value-type="boolean">
            <text:p>FAŁSZ</text:p>
          </table:table-cell>
          <table:table-cell table:formula="of:=AND([.A525]=&quot;AkSearch&quot;;LEFT([.C525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setIlsBackends</text:p>
          </table:table-cell>
          <table:table-cell office:value-type="boolean" office:boolean-value="false" calcext:value-type="boolean">
            <text:p>FAŁSZ</text:p>
          </table:table-cell>
          <table:table-cell table:formula="of:=AND([.A526]=&quot;AkSearch&quot;;LEFT([.C52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Labels</text:p>
          </table:table-cell>
          <table:table-cell office:value-type="boolean" office:boolean-value="false" calcext:value-type="boolean">
            <text:p>FAŁSZ</text:p>
          </table:table-cell>
          <table:table-cell table:formula="of:=AND([.A527]=&quot;AkSearch&quot;;LEFT([.C52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Labels</text:p>
          </table:table-cell>
          <table:table-cell office:value-type="boolean" office:boolean-value="false" calcext:value-type="boolean">
            <text:p>FAŁSZ</text:p>
          </table:table-cell>
          <table:table-cell table:formula="of:=AND([.A528]=&quot;AkSearch&quot;;LEFT([.C52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setPreviousUniqueId</text:p>
          </table:table-cell>
          <table:table-cell office:value-type="boolean" office:boolean-value="false" calcext:value-type="boolean">
            <text:p>FAŁSZ</text:p>
          </table:table-cell>
          <table:table-cell table:formula="of:=AND([.A529]=&quot;AkSearch&quot;;LEFT([.C52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Default</text:p>
          </table:table-cell>
          <table:table-cell office:value-type="string" calcext:value-type="string">
            <text:p>setPreviousUniqueId</text:p>
          </table:table-cell>
          <table:table-cell office:value-type="boolean" office:boolean-value="false" calcext:value-type="boolean">
            <text:p>FAŁSZ</text:p>
          </table:table-cell>
          <table:table-cell table:formula="of:=AND([.A530]=&quot;AkSearch&quot;;LEFT([.C53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RawData</text:p>
          </table:table-cell>
          <table:table-cell office:value-type="boolean" office:boolean-value="false" calcext:value-type="boolean">
            <text:p>FAŁSZ</text:p>
          </table:table-cell>
          <table:table-cell table:formula="of:=AND([.A531]=&quot;AkSearch&quot;;LEFT([.C53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RawData</text:p>
          </table:table-cell>
          <table:table-cell office:value-type="boolean" office:boolean-value="false" calcext:value-type="boolean">
            <text:p>FAŁSZ</text:p>
          </table:table-cell>
          <table:table-cell table:formula="of:=AND([.A532]=&quot;AkSearch&quot;;LEFT([.C53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ResultSet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533]=&quot;AkSearch&quot;;LEFT([.C53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ResultSet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534]=&quot;AkSearch&quot;;LEFT([.C53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Source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535]=&quot;AkSearch&quot;;LEFT([.C53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SourceIdentifier</text:p>
          </table:table-cell>
          <table:table-cell office:value-type="boolean" office:boolean-value="false" calcext:value-type="boolean">
            <text:p>FAŁSZ</text:p>
          </table:table-cell>
          <table:table-cell table:formula="of:=AND([.A536]=&quot;AkSearch&quot;;LEFT([.C53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SourceIdentifiers</text:p>
          </table:table-cell>
          <table:table-cell office:value-type="boolean" office:boolean-value="false" calcext:value-type="boolean">
            <text:p>FAŁSZ</text:p>
          </table:table-cell>
          <table:table-cell table:formula="of:=AND([.A537]=&quot;AkSearch&quot;;LEFT([.C53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SourceIdentifiers</text:p>
          </table:table-cell>
          <table:table-cell office:value-type="boolean" office:boolean-value="false" calcext:value-type="boolean">
            <text:p>FAŁSZ</text:p>
          </table:table-cell>
          <table:table-cell table:formula="of:=AND([.A538]=&quot;AkSearch&quot;;LEFT([.C53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Translator</text:p>
          </table:table-cell>
          <table:table-cell office:value-type="boolean" office:boolean-value="false" calcext:value-type="boolean">
            <text:p>FAŁSZ</text:p>
          </table:table-cell>
          <table:table-cell table:formula="of:=AND([.A539]=&quot;AkSearch&quot;;LEFT([.C53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etTranslator</text:p>
          </table:table-cell>
          <table:table-cell office:value-type="boolean" office:boolean-value="false" calcext:value-type="boolean">
            <text:p>FAŁSZ</text:p>
          </table:table-cell>
          <table:table-cell table:formula="of:=AND([.A540]=&quot;AkSearch&quot;;LEFT([.C54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stripNonSortingChars</text:p>
          </table:table-cell>
          <table:table-cell office:value-type="boolean" office:boolean-value="true" calcext:value-type="boolean">
            <text:p>PRAWDA</text:p>
          </table:table-cell>
          <table:table-cell table:formula="of:=AND([.A541]=&quot;AkSearch&quot;;LEFT([.C541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kSearch\RecordDriver\SolrMarc</text:p>
          </table:table-cell>
          <table:table-cell office:value-type="string" calcext:value-type="string">
            <text:p>supportsAjaxStatus</text:p>
          </table:table-cell>
          <table:table-cell office:value-type="boolean" office:boolean-value="false" calcext:value-type="boolean">
            <text:p>FAŁSZ</text:p>
          </table:table-cell>
          <table:table-cell table:formula="of:=AND([.A542]=&quot;AkSearch&quot;;LEFT([.C542];8)=&quot;AkSearch&quot;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SolrMarc</text:p>
          </table:table-cell>
          <table:table-cell office:value-type="string" calcext:value-type="string">
            <text:p>supportsAjaxStatus</text:p>
          </table:table-cell>
          <table:table-cell office:value-type="boolean" office:boolean-value="false" calcext:value-type="boolean">
            <text:p>FAŁSZ</text:p>
          </table:table-cell>
          <table:table-cell table:formula="of:=AND([.A543]=&quot;AkSearch&quot;;LEFT([.C54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upportsCoinsOpenUrl</text:p>
          </table:table-cell>
          <table:table-cell office:value-type="boolean" office:boolean-value="false" calcext:value-type="boolean">
            <text:p>FAŁSZ</text:p>
          </table:table-cell>
          <table:table-cell table:formula="of:=AND([.A544]=&quot;AkSearch&quot;;LEFT([.C54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upportsCoinsOpenUrl</text:p>
          </table:table-cell>
          <table:table-cell office:value-type="boolean" office:boolean-value="false" calcext:value-type="boolean">
            <text:p>FAŁSZ</text:p>
          </table:table-cell>
          <table:table-cell table:formula="of:=AND([.A545]=&quot;AkSearch&quot;;LEFT([.C545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upportsOpenUrl</text:p>
          </table:table-cell>
          <table:table-cell office:value-type="boolean" office:boolean-value="false" calcext:value-type="boolean">
            <text:p>FAŁSZ</text:p>
          </table:table-cell>
          <table:table-cell table:formula="of:=AND([.A546]=&quot;AkSearch&quot;;LEFT([.C546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supportsOpenUrl</text:p>
          </table:table-cell>
          <table:table-cell office:value-type="boolean" office:boolean-value="false" calcext:value-type="boolean">
            <text:p>FAŁSZ</text:p>
          </table:table-cell>
          <table:table-cell table:formula="of:=AND([.A547]=&quot;AkSearch&quot;;LEFT([.C547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translate</text:p>
          </table:table-cell>
          <table:table-cell office:value-type="boolean" office:boolean-value="false" calcext:value-type="boolean">
            <text:p>FAŁSZ</text:p>
          </table:table-cell>
          <table:table-cell table:formula="of:=AND([.A548]=&quot;AkSearch&quot;;LEFT([.C548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translate</text:p>
          </table:table-cell>
          <table:table-cell office:value-type="boolean" office:boolean-value="false" calcext:value-type="boolean">
            <text:p>FAŁSZ</text:p>
          </table:table-cell>
          <table:table-cell table:formula="of:=AND([.A549]=&quot;AkSearch&quot;;LEFT([.C549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translateString</text:p>
          </table:table-cell>
          <table:table-cell office:value-type="boolean" office:boolean-value="false" calcext:value-type="boolean">
            <text:p>FAŁSZ</text:p>
          </table:table-cell>
          <table:table-cell table:formula="of:=AND([.A550]=&quot;AkSearch&quot;;LEFT([.C550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translateString</text:p>
          </table:table-cell>
          <table:table-cell office:value-type="boolean" office:boolean-value="false" calcext:value-type="boolean">
            <text:p>FAŁSZ</text:p>
          </table:table-cell>
          <table:table-cell table:formula="of:=AND([.A551]=&quot;AkSearch&quot;;LEFT([.C551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translateWithPrefix</text:p>
          </table:table-cell>
          <table:table-cell office:value-type="boolean" office:boolean-value="false" calcext:value-type="boolean">
            <text:p>FAŁSZ</text:p>
          </table:table-cell>
          <table:table-cell table:formula="of:=AND([.A552]=&quot;AkSearch&quot;;LEFT([.C552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translateWithPrefix</text:p>
          </table:table-cell>
          <table:table-cell office:value-type="boolean" office:boolean-value="false" calcext:value-type="boolean">
            <text:p>FAŁSZ</text:p>
          </table:table-cell>
          <table:table-cell table:formula="of:=AND([.A553]=&quot;AkSearch&quot;;LEFT([.C553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kSear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tryMethod</text:p>
          </table:table-cell>
          <table:table-cell office:value-type="boolean" office:boolean-value="false" calcext:value-type="boolean">
            <text:p>FAŁSZ</text:p>
          </table:table-cell>
          <table:table-cell table:formula="of:=AND([.A554]=&quot;AkSearch&quot;;LEFT([.C554];8)=&quot;AkSearch&quot;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VuFi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VuFind\RecordDriver\AbstractBase</text:p>
          </table:table-cell>
          <table:table-cell office:value-type="string" calcext:value-type="string">
            <text:p>tryMethod</text:p>
          </table:table-cell>
          <table:table-cell office:value-type="boolean" office:boolean-value="false" calcext:value-type="boolean">
            <text:p>FAŁSZ</text:p>
          </table:table-cell>
          <table:table-cell table:formula="of:=AND([.A555]=&quot;AkSearch&quot;;LEFT([.C555];8)=&quot;AkSearch&quot;)" office:value-type="boolean" office:boolean-value="false" calcext:value-type="boolean">
            <text:p>FAŁSZ</text:p>
          </table:table-cell>
        </table:table-row>
      </table:table>
      <table:table table:name="AcdhTheme" table:style-name="ta1">
        <office:forms form:automatic-focus="false" form:apply-design-mode="false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ce1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table:style-name="Default" office:value-type="string" calcext:value-type="string">
            <text:p>unique</text:p>
          </table:table-cell>
          <table:table-cell office:value-type="string" calcext:value-type="string">
            <text:p>AkSearch only</text:p>
          </table:table-cell>
          <table:table-cell office:value-type="string" calcext:value-type="string">
            <text:p>AkSearchReimplemented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etAccessNotes</text:p>
          </table:table-cell>
          <table:table-cell table:formula="of:=[.C2]&lt;&gt;[.C1]" office:value-type="boolean" office:boolean-value="true" calcext:value-type="boolean">
            <text:p>PRAWDA</text:p>
          </table:table-cell>
          <table:table-cell table:formula="of:=VLOOKUP([.C2]; [$SolrMarc.D$2:.E$555]; 2; 0)" office:value-type="float" office:value="1" calcext:value-type="float">
            <text:p>1</text:p>
          </table:table-cell>
          <table:table-cell table:formula="of:=VLOOKUP([.C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AccessNotes</text:p>
          </table:table-cell>
          <table:table-cell table:formula="of:=[.C3]&lt;&gt;[.C2]" office:value-type="boolean" office:boolean-value="false" calcext:value-type="boolean">
            <text:p>FAŁSZ</text:p>
          </table:table-cell>
          <table:table-cell table:formula="of:=VLOOKUP([.C3]; [$SolrMarc.D$2:.E$555]; 2; 0)" office:value-type="float" office:value="1" calcext:value-type="float">
            <text:p>1</text:p>
          </table:table-cell>
          <table:table-cell table:formula="of:=VLOOKUP([.C3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etAllSubjects</text:p>
          </table:table-cell>
          <table:table-cell table:formula="of:=[.C4]&lt;&gt;[.C3]" office:value-type="boolean" office:boolean-value="true" calcext:value-type="boolean">
            <text:p>PRAWDA</text:p>
          </table:table-cell>
          <table:table-cell table:formula="of:=VLOOKUP([.C4]; [$SolrMarc.D$2:.E$555]; 2; 0)" office:value-type="float" office:value="1" calcext:value-type="float">
            <text:p>1</text:p>
          </table:table-cell>
          <table:table-cell table:formula="of:=VLOOKUP([.C4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etAllSubjects</text:p>
          </table:table-cell>
          <table:table-cell table:formula="of:=[.C5]&lt;&gt;[.C4]" office:value-type="boolean" office:boolean-value="false" calcext:value-type="boolean">
            <text:p>FAŁSZ</text:p>
          </table:table-cell>
          <table:table-cell table:formula="of:=VLOOKUP([.C5]; [$SolrMarc.D$2:.E$555]; 2; 0)" office:value-type="float" office:value="1" calcext:value-type="float">
            <text:p>1</text:p>
          </table:table-cell>
          <table:table-cell table:formula="of:=VLOOKUP([.C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etAllSubjects</text:p>
          </table:table-cell>
          <table:table-cell table:formula="of:=[.C6]&lt;&gt;[.C5]" office:value-type="boolean" office:boolean-value="false" calcext:value-type="boolean">
            <text:p>FAŁSZ</text:p>
          </table:table-cell>
          <table:table-cell table:formula="of:=VLOOKUP([.C6]; [$SolrMarc.D$2:.E$555]; 2; 0)" office:value-type="float" office:value="1" calcext:value-type="float">
            <text:p>1</text:p>
          </table:table-cell>
          <table:table-cell table:formula="of:=VLOOKUP([.C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etAllSubjects</text:p>
          </table:table-cell>
          <table:table-cell table:formula="of:=[.C7]&lt;&gt;[.C6]" office:value-type="boolean" office:boolean-value="false" calcext:value-type="boolean">
            <text:p>FAŁSZ</text:p>
          </table:table-cell>
          <table:table-cell table:formula="of:=VLOOKUP([.C7]; [$SolrMarc.D$2:.E$555]; 2; 0)" office:value-type="float" office:value="1" calcext:value-type="float">
            <text:p>1</text:p>
          </table:table-cell>
          <table:table-cell table:formula="of:=VLOOKUP([.C7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etBreadcrumb</text:p>
          </table:table-cell>
          <table:table-cell table:formula="of:=[.C8]&lt;&gt;[.C7]" office:value-type="boolean" office:boolean-value="true" calcext:value-type="boolean">
            <text:p>PRAWDA</text:p>
          </table:table-cell>
          <table:table-cell table:formula="of:=VLOOKUP([.C8]; [$SolrMarc.D$2:.E$555]; 2; 0)" office:value-type="float" office:value="0" calcext:value-type="float">
            <text:p>0</text:p>
          </table:table-cell>
          <table:table-cell table:formula="of:=VLOOKUP([.C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rc/acdhchTheme/View/Helper/Root/Record.ph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tBreadcrumb</text:p>
          </table:table-cell>
          <table:table-cell table:formula="of:=[.C9]&lt;&gt;[.C8]" office:value-type="boolean" office:boolean-value="false" calcext:value-type="boolean">
            <text:p>FAŁSZ</text:p>
          </table:table-cell>
          <table:table-cell table:formula="of:=VLOOKUP([.C9]; [$SolrMarc.D$2:.E$555]; 2; 0)" office:value-type="float" office:value="0" calcext:value-type="float">
            <text:p>0</text:p>
          </table:table-cell>
          <table:table-cell table:formula="of:=VLOOKUP([.C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myresearch/holds.phtm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etBreadcrumb</text:p>
          </table:table-cell>
          <table:table-cell table:formula="of:=[.C10]&lt;&gt;[.C9]" office:value-type="boolean" office:boolean-value="false" calcext:value-type="boolean">
            <text:p>FAŁSZ</text:p>
          </table:table-cell>
          <table:table-cell table:formula="of:=VLOOKUP([.C10]; [$SolrMarc.D$2:.E$555]; 2; 0)" office:value-type="float" office:value="0" calcext:value-type="float">
            <text:p>0</text:p>
          </table:table-cell>
          <table:table-cell table:formula="of:=VLOOKUP([.C1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myresearch/holds.phtm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tBreadcrumb</text:p>
          </table:table-cell>
          <table:table-cell table:formula="of:=[.C11]&lt;&gt;[.C10]" office:value-type="boolean" office:boolean-value="false" calcext:value-type="boolean">
            <text:p>FAŁSZ</text:p>
          </table:table-cell>
          <table:table-cell table:formula="of:=VLOOKUP([.C11]; [$SolrMarc.D$2:.E$555]; 2; 0)" office:value-type="float" office:value="0" calcext:value-type="float">
            <text:p>0</text:p>
          </table:table-cell>
          <table:table-cell table:formula="of:=VLOOKUP([.C1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Tab/holdingsils/itemstab.phtm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tBreadcrumb</text:p>
          </table:table-cell>
          <table:table-cell table:formula="of:=[.C12]&lt;&gt;[.C11]" office:value-type="boolean" office:boolean-value="false" calcext:value-type="boolean">
            <text:p>FAŁSZ</text:p>
          </table:table-cell>
          <table:table-cell table:formula="of:=VLOOKUP([.C12]; [$SolrMarc.D$2:.E$555]; 2; 0)" office:value-type="float" office:value="0" calcext:value-type="float">
            <text:p>0</text:p>
          </table:table-cell>
          <table:table-cell table:formula="of:=VLOOKUP([.C12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etCallNumber</text:p>
          </table:table-cell>
          <table:table-cell table:formula="of:=[.C13]&lt;&gt;[.C12]" office:value-type="boolean" office:boolean-value="true" calcext:value-type="boolean">
            <text:p>PRAWDA</text:p>
          </table:table-cell>
          <table:table-cell table:formula="of:=VLOOKUP([.C13]; [$SolrMarc.D$2:.E$555]; 2; 0)" office:value-type="float" office:value="0" calcext:value-type="float">
            <text:p>0</text:p>
          </table:table-cell>
          <table:table-cell table:formula="of:=VLOOKUP([.C13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etCallNumber</text:p>
          </table:table-cell>
          <table:table-cell table:formula="of:=[.C14]&lt;&gt;[.C13]" office:value-type="boolean" office:boolean-value="false" calcext:value-type="boolean">
            <text:p>FAŁSZ</text:p>
          </table:table-cell>
          <table:table-cell table:formula="of:=VLOOKUP([.C14]; [$SolrMarc.D$2:.E$555]; 2; 0)" office:value-type="float" office:value="0" calcext:value-type="float">
            <text:p>0</text:p>
          </table:table-cell>
          <table:table-cell table:formula="of:=VLOOKUP([.C14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getCallNumber</text:p>
          </table:table-cell>
          <table:table-cell table:formula="of:=[.C15]&lt;&gt;[.C14]" office:value-type="boolean" office:boolean-value="false" calcext:value-type="boolean">
            <text:p>FAŁSZ</text:p>
          </table:table-cell>
          <table:table-cell table:formula="of:=VLOOKUP([.C15]; [$SolrMarc.D$2:.E$555]; 2; 0)" office:value-type="float" office:value="0" calcext:value-type="float">
            <text:p>0</text:p>
          </table:table-cell>
          <table:table-cell table:formula="of:=VLOOKUP([.C1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getCallNumber</text:p>
          </table:table-cell>
          <table:table-cell table:formula="of:=[.C16]&lt;&gt;[.C15]" office:value-type="boolean" office:boolean-value="false" calcext:value-type="boolean">
            <text:p>FAŁSZ</text:p>
          </table:table-cell>
          <table:table-cell table:formula="of:=VLOOKUP([.C16]; [$SolrMarc.D$2:.E$555]; 2; 0)" office:value-type="float" office:value="0" calcext:value-type="float">
            <text:p>0</text:p>
          </table:table-cell>
          <table:table-cell table:formula="of:=VLOOKUP([.C1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st-entry.phtm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etCallNumber</text:p>
          </table:table-cell>
          <table:table-cell table:formula="of:=[.C17]&lt;&gt;[.C16]" office:value-type="boolean" office:boolean-value="false" calcext:value-type="boolean">
            <text:p>FAŁSZ</text:p>
          </table:table-cell>
          <table:table-cell table:formula="of:=VLOOKUP([.C17]; [$SolrMarc.D$2:.E$555]; 2; 0)" office:value-type="float" office:value="0" calcext:value-type="float">
            <text:p>0</text:p>
          </table:table-cell>
          <table:table-cell table:formula="of:=VLOOKUP([.C1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etCallNumber</text:p>
          </table:table-cell>
          <table:table-cell table:formula="of:=[.C18]&lt;&gt;[.C17]" office:value-type="boolean" office:boolean-value="false" calcext:value-type="boolean">
            <text:p>FAŁSZ</text:p>
          </table:table-cell>
          <table:table-cell table:formula="of:=VLOOKUP([.C18]; [$SolrMarc.D$2:.E$555]; 2; 0)" office:value-type="float" office:value="0" calcext:value-type="float">
            <text:p>0</text:p>
          </table:table-cell>
          <table:table-cell table:formula="of:=VLOOKUP([.C18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core.phtm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etCarriers</text:p>
          </table:table-cell>
          <table:table-cell table:formula="of:=[.C19]&lt;&gt;[.C18]" office:value-type="boolean" office:boolean-value="true" calcext:value-type="boolean">
            <text:p>PRAWDA</text:p>
          </table:table-cell>
          <table:table-cell table:formula="of:=VLOOKUP([.C19]; [$SolrMarc.D$2:.E$555]; 2; 0)" office:value-type="float" office:value="1" calcext:value-type="float">
            <text:p>1</text:p>
          </table:table-cell>
          <table:table-cell table:formula="of:=VLOOKUP([.C19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core.phtm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etCitationFormats</text:p>
          </table:table-cell>
          <table:table-cell table:formula="of:=[.C20]&lt;&gt;[.C19]" office:value-type="boolean" office:boolean-value="true" calcext:value-type="boolean">
            <text:p>PRAWDA</text:p>
          </table:table-cell>
          <table:table-cell table:formula="of:=VLOOKUP([.C20]; [$SolrMarc.D$2:.E$555]; 2; 0)" office:value-type="float" office:value="0" calcext:value-type="float">
            <text:p>0</text:p>
          </table:table-cell>
          <table:table-cell table:formula="of:=VLOOKUP([.C20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refworks.phtm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getCleanDOI</text:p>
          </table:table-cell>
          <table:table-cell table:formula="of:=[.C21]&lt;&gt;[.C20]" office:value-type="boolean" office:boolean-value="true" calcext:value-type="boolean">
            <text:p>PRAWDA</text:p>
          </table:table-cell>
          <table:table-cell table:formula="of:=VLOOKUP([.C21]; [$SolrMarc.D$2:.E$555]; 2; 0)" office:value-type="float" office:value="0" calcext:value-type="float">
            <text:p>0</text:p>
          </table:table-cell>
          <table:table-cell table:formula="of:=VLOOKUP([.C21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etCoinsOpenUrl</text:p>
          </table:table-cell>
          <table:table-cell table:formula="of:=[.C22]&lt;&gt;[.C21]" office:value-type="boolean" office:boolean-value="true" calcext:value-type="boolean">
            <text:p>PRAWDA</text:p>
          </table:table-cell>
          <table:table-cell table:formula="of:=VLOOKUP([.C22]; [$SolrMarc.D$2:.E$555]; 2; 0)" office:value-type="float" office:value="0" calcext:value-type="float">
            <text:p>0</text:p>
          </table:table-cell>
          <table:table-cell table:formula="of:=VLOOKUP([.C2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getCoinsOpenUrl</text:p>
          </table:table-cell>
          <table:table-cell table:formula="of:=[.C23]&lt;&gt;[.C22]" office:value-type="boolean" office:boolean-value="false" calcext:value-type="boolean">
            <text:p>FAŁSZ</text:p>
          </table:table-cell>
          <table:table-cell table:formula="of:=VLOOKUP([.C23]; [$SolrMarc.D$2:.E$555]; 2; 0)" office:value-type="float" office:value="0" calcext:value-type="float">
            <text:p>0</text:p>
          </table:table-cell>
          <table:table-cell table:formula="of:=VLOOKUP([.C23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tConsolidatedParents</text:p>
          </table:table-cell>
          <table:table-cell table:formula="of:=[.C24]&lt;&gt;[.C23]" office:value-type="boolean" office:boolean-value="true" calcext:value-type="boolean">
            <text:p>PRAWDA</text:p>
          </table:table-cell>
          <table:table-cell table:formula="of:=VLOOKUP([.C24]; [$SolrMarc.D$2:.E$555]; 2; 0)" office:value-type="float" office:value="0" calcext:value-type="float">
            <text:p>0</text:p>
          </table:table-cell>
          <table:table-cell table:formula="of:=VLOOKUP([.C24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tConsolidatedParents</text:p>
          </table:table-cell>
          <table:table-cell table:formula="of:=[.C25]&lt;&gt;[.C24]" office:value-type="boolean" office:boolean-value="false" calcext:value-type="boolean">
            <text:p>FAŁSZ</text:p>
          </table:table-cell>
          <table:table-cell table:formula="of:=VLOOKUP([.C25]; [$SolrMarc.D$2:.E$555]; 2; 0)" office:value-type="float" office:value="0" calcext:value-type="float">
            <text:p>0</text:p>
          </table:table-cell>
          <table:table-cell table:formula="of:=VLOOKUP([.C25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etContainerEndPage</text:p>
          </table:table-cell>
          <table:table-cell table:formula="of:=[.C26]&lt;&gt;[.C25]" office:value-type="boolean" office:boolean-value="true" calcext:value-type="boolean">
            <text:p>PRAWDA</text:p>
          </table:table-cell>
          <table:table-cell table:formula="of:=VLOOKUP([.C26]; [$SolrMarc.D$2:.E$555]; 2; 0)" office:value-type="float" office:value="0" calcext:value-type="float">
            <text:p>0</text:p>
          </table:table-cell>
          <table:table-cell table:formula="of:=VLOOKUP([.C2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etContainerEndPage</text:p>
          </table:table-cell>
          <table:table-cell table:formula="of:=[.C27]&lt;&gt;[.C26]" office:value-type="boolean" office:boolean-value="false" calcext:value-type="boolean">
            <text:p>FAŁSZ</text:p>
          </table:table-cell>
          <table:table-cell table:formula="of:=VLOOKUP([.C27]; [$SolrMarc.D$2:.E$555]; 2; 0)" office:value-type="float" office:value="0" calcext:value-type="float">
            <text:p>0</text:p>
          </table:table-cell>
          <table:table-cell table:formula="of:=VLOOKUP([.C2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etContainerEndPage</text:p>
          </table:table-cell>
          <table:table-cell table:formula="of:=[.C28]&lt;&gt;[.C27]" office:value-type="boolean" office:boolean-value="false" calcext:value-type="boolean">
            <text:p>FAŁSZ</text:p>
          </table:table-cell>
          <table:table-cell table:formula="of:=VLOOKUP([.C28]; [$SolrMarc.D$2:.E$555]; 2; 0)" office:value-type="float" office:value="0" calcext:value-type="float">
            <text:p>0</text:p>
          </table:table-cell>
          <table:table-cell table:formula="of:=VLOOKUP([.C28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etContainerEndPage</text:p>
          </table:table-cell>
          <table:table-cell table:formula="of:=[.C29]&lt;&gt;[.C28]" office:value-type="boolean" office:boolean-value="false" calcext:value-type="boolean">
            <text:p>FAŁSZ</text:p>
          </table:table-cell>
          <table:table-cell table:formula="of:=VLOOKUP([.C29]; [$SolrMarc.D$2:.E$555]; 2; 0)" office:value-type="float" office:value="0" calcext:value-type="float">
            <text:p>0</text:p>
          </table:table-cell>
          <table:table-cell table:formula="of:=VLOOKUP([.C29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etContainerIssue</text:p>
          </table:table-cell>
          <table:table-cell table:formula="of:=[.C30]&lt;&gt;[.C29]" office:value-type="boolean" office:boolean-value="true" calcext:value-type="boolean">
            <text:p>PRAWDA</text:p>
          </table:table-cell>
          <table:table-cell table:formula="of:=VLOOKUP([.C30]; [$SolrMarc.D$2:.E$555]; 2; 0)" office:value-type="float" office:value="0" calcext:value-type="float">
            <text:p>0</text:p>
          </table:table-cell>
          <table:table-cell table:formula="of:=VLOOKUP([.C30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ContainerIssue</text:p>
          </table:table-cell>
          <table:table-cell table:formula="of:=[.C31]&lt;&gt;[.C30]" office:value-type="boolean" office:boolean-value="false" calcext:value-type="boolean">
            <text:p>FAŁSZ</text:p>
          </table:table-cell>
          <table:table-cell table:formula="of:=VLOOKUP([.C31]; [$SolrMarc.D$2:.E$555]; 2; 0)" office:value-type="float" office:value="0" calcext:value-type="float">
            <text:p>0</text:p>
          </table:table-cell>
          <table:table-cell table:formula="of:=VLOOKUP([.C3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ContainerIssue</text:p>
          </table:table-cell>
          <table:table-cell table:formula="of:=[.C32]&lt;&gt;[.C31]" office:value-type="boolean" office:boolean-value="false" calcext:value-type="boolean">
            <text:p>FAŁSZ</text:p>
          </table:table-cell>
          <table:table-cell table:formula="of:=VLOOKUP([.C32]; [$SolrMarc.D$2:.E$555]; 2; 0)" office:value-type="float" office:value="0" calcext:value-type="float">
            <text:p>0</text:p>
          </table:table-cell>
          <table:table-cell table:formula="of:=VLOOKUP([.C3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ContainerIssue</text:p>
          </table:table-cell>
          <table:table-cell table:formula="of:=[.C33]&lt;&gt;[.C32]" office:value-type="boolean" office:boolean-value="false" calcext:value-type="boolean">
            <text:p>FAŁSZ</text:p>
          </table:table-cell>
          <table:table-cell table:formula="of:=VLOOKUP([.C33]; [$SolrMarc.D$2:.E$555]; 2; 0)" office:value-type="float" office:value="0" calcext:value-type="float">
            <text:p>0</text:p>
          </table:table-cell>
          <table:table-cell table:formula="of:=VLOOKUP([.C33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etContainerPageRange</text:p>
          </table:table-cell>
          <table:table-cell table:formula="of:=[.C34]&lt;&gt;[.C33]" office:value-type="boolean" office:boolean-value="true" calcext:value-type="boolean">
            <text:p>PRAWDA</text:p>
          </table:table-cell>
          <table:table-cell table:formula="of:=VLOOKUP([.C34]; [$SolrMarc.D$2:.E$555]; 2; 0)" office:value-type="float" office:value="1" calcext:value-type="float">
            <text:p>1</text:p>
          </table:table-cell>
          <table:table-cell table:formula="of:=VLOOKUP([.C34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result-list.phtm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etContainerRecordID</text:p>
          </table:table-cell>
          <table:table-cell table:formula="of:=[.C35]&lt;&gt;[.C34]" office:value-type="boolean" office:boolean-value="true" calcext:value-type="boolean">
            <text:p>PRAWDA</text:p>
          </table:table-cell>
          <table:table-cell table:formula="of:=VLOOKUP([.C35]; [$SolrMarc.D$2:.E$555]; 2; 0)" office:value-type="float" office:value="0" calcext:value-type="float">
            <text:p>0</text:p>
          </table:table-cell>
          <table:table-cell table:formula="of:=VLOOKUP([.C35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etContainerStartPage</text:p>
          </table:table-cell>
          <table:table-cell table:formula="of:=[.C36]&lt;&gt;[.C35]" office:value-type="boolean" office:boolean-value="true" calcext:value-type="boolean">
            <text:p>PRAWDA</text:p>
          </table:table-cell>
          <table:table-cell table:formula="of:=VLOOKUP([.C36]; [$SolrMarc.D$2:.E$555]; 2; 0)" office:value-type="float" office:value="0" calcext:value-type="float">
            <text:p>0</text:p>
          </table:table-cell>
          <table:table-cell table:formula="of:=VLOOKUP([.C3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etContainerStartPage</text:p>
          </table:table-cell>
          <table:table-cell table:formula="of:=[.C37]&lt;&gt;[.C36]" office:value-type="boolean" office:boolean-value="false" calcext:value-type="boolean">
            <text:p>FAŁSZ</text:p>
          </table:table-cell>
          <table:table-cell table:formula="of:=VLOOKUP([.C37]; [$SolrMarc.D$2:.E$555]; 2; 0)" office:value-type="float" office:value="0" calcext:value-type="float">
            <text:p>0</text:p>
          </table:table-cell>
          <table:table-cell table:formula="of:=VLOOKUP([.C3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etContainerStartPage</text:p>
          </table:table-cell>
          <table:table-cell table:formula="of:=[.C38]&lt;&gt;[.C37]" office:value-type="boolean" office:boolean-value="false" calcext:value-type="boolean">
            <text:p>FAŁSZ</text:p>
          </table:table-cell>
          <table:table-cell table:formula="of:=VLOOKUP([.C38]; [$SolrMarc.D$2:.E$555]; 2; 0)" office:value-type="float" office:value="0" calcext:value-type="float">
            <text:p>0</text:p>
          </table:table-cell>
          <table:table-cell table:formula="of:=VLOOKUP([.C38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etContainerStartPage</text:p>
          </table:table-cell>
          <table:table-cell table:formula="of:=[.C39]&lt;&gt;[.C38]" office:value-type="boolean" office:boolean-value="false" calcext:value-type="boolean">
            <text:p>FAŁSZ</text:p>
          </table:table-cell>
          <table:table-cell table:formula="of:=VLOOKUP([.C39]; [$SolrMarc.D$2:.E$555]; 2; 0)" office:value-type="float" office:value="0" calcext:value-type="float">
            <text:p>0</text:p>
          </table:table-cell>
          <table:table-cell table:formula="of:=VLOOKUP([.C39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etContainerTitle</text:p>
          </table:table-cell>
          <table:table-cell table:formula="of:=[.C40]&lt;&gt;[.C39]" office:value-type="boolean" office:boolean-value="true" calcext:value-type="boolean">
            <text:p>PRAWDA</text:p>
          </table:table-cell>
          <table:table-cell table:formula="of:=VLOOKUP([.C40]; [$SolrMarc.D$2:.E$555]; 2; 0)" office:value-type="float" office:value="0" calcext:value-type="float">
            <text:p>0</text:p>
          </table:table-cell>
          <table:table-cell table:formula="of:=VLOOKUP([.C4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getContainerTitle</text:p>
          </table:table-cell>
          <table:table-cell table:formula="of:=[.C41]&lt;&gt;[.C40]" office:value-type="boolean" office:boolean-value="false" calcext:value-type="boolean">
            <text:p>FAŁSZ</text:p>
          </table:table-cell>
          <table:table-cell table:formula="of:=VLOOKUP([.C41]; [$SolrMarc.D$2:.E$555]; 2; 0)" office:value-type="float" office:value="0" calcext:value-type="float">
            <text:p>0</text:p>
          </table:table-cell>
          <table:table-cell table:formula="of:=VLOOKUP([.C4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ContainerTitle</text:p>
          </table:table-cell>
          <table:table-cell table:formula="of:=[.C42]&lt;&gt;[.C41]" office:value-type="boolean" office:boolean-value="false" calcext:value-type="boolean">
            <text:p>FAŁSZ</text:p>
          </table:table-cell>
          <table:table-cell table:formula="of:=VLOOKUP([.C42]; [$SolrMarc.D$2:.E$555]; 2; 0)" office:value-type="float" office:value="0" calcext:value-type="float">
            <text:p>0</text:p>
          </table:table-cell>
          <table:table-cell table:formula="of:=VLOOKUP([.C4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getContainerTitle</text:p>
          </table:table-cell>
          <table:table-cell table:formula="of:=[.C43]&lt;&gt;[.C42]" office:value-type="boolean" office:boolean-value="false" calcext:value-type="boolean">
            <text:p>FAŁSZ</text:p>
          </table:table-cell>
          <table:table-cell table:formula="of:=VLOOKUP([.C43]; [$SolrMarc.D$2:.E$555]; 2; 0)" office:value-type="float" office:value="0" calcext:value-type="float">
            <text:p>0</text:p>
          </table:table-cell>
          <table:table-cell table:formula="of:=VLOOKUP([.C4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tContainerTitle</text:p>
          </table:table-cell>
          <table:table-cell table:formula="of:=[.C44]&lt;&gt;[.C43]" office:value-type="boolean" office:boolean-value="false" calcext:value-type="boolean">
            <text:p>FAŁSZ</text:p>
          </table:table-cell>
          <table:table-cell table:formula="of:=VLOOKUP([.C44]; [$SolrMarc.D$2:.E$555]; 2; 0)" office:value-type="float" office:value="0" calcext:value-type="float">
            <text:p>0</text:p>
          </table:table-cell>
          <table:table-cell table:formula="of:=VLOOKUP([.C44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etContainerVolume</text:p>
          </table:table-cell>
          <table:table-cell table:formula="of:=[.C45]&lt;&gt;[.C44]" office:value-type="boolean" office:boolean-value="true" calcext:value-type="boolean">
            <text:p>PRAWDA</text:p>
          </table:table-cell>
          <table:table-cell table:formula="of:=VLOOKUP([.C45]; [$SolrMarc.D$2:.E$555]; 2; 0)" office:value-type="float" office:value="0" calcext:value-type="float">
            <text:p>0</text:p>
          </table:table-cell>
          <table:table-cell table:formula="of:=VLOOKUP([.C4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etContainerVolume</text:p>
          </table:table-cell>
          <table:table-cell table:formula="of:=[.C46]&lt;&gt;[.C45]" office:value-type="boolean" office:boolean-value="false" calcext:value-type="boolean">
            <text:p>FAŁSZ</text:p>
          </table:table-cell>
          <table:table-cell table:formula="of:=VLOOKUP([.C46]; [$SolrMarc.D$2:.E$555]; 2; 0)" office:value-type="float" office:value="0" calcext:value-type="float">
            <text:p>0</text:p>
          </table:table-cell>
          <table:table-cell table:formula="of:=VLOOKUP([.C4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ContainerVolume</text:p>
          </table:table-cell>
          <table:table-cell table:formula="of:=[.C47]&lt;&gt;[.C46]" office:value-type="boolean" office:boolean-value="false" calcext:value-type="boolean">
            <text:p>FAŁSZ</text:p>
          </table:table-cell>
          <table:table-cell table:formula="of:=VLOOKUP([.C47]; [$SolrMarc.D$2:.E$555]; 2; 0)" office:value-type="float" office:value="0" calcext:value-type="float">
            <text:p>0</text:p>
          </table:table-cell>
          <table:table-cell table:formula="of:=VLOOKUP([.C4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ContainerVolume</text:p>
          </table:table-cell>
          <table:table-cell table:formula="of:=[.C48]&lt;&gt;[.C47]" office:value-type="boolean" office:boolean-value="false" calcext:value-type="boolean">
            <text:p>FAŁSZ</text:p>
          </table:table-cell>
          <table:table-cell table:formula="of:=VLOOKUP([.C48]; [$SolrMarc.D$2:.E$555]; 2; 0)" office:value-type="float" office:value="0" calcext:value-type="float">
            <text:p>0</text:p>
          </table:table-cell>
          <table:table-cell table:formula="of:=VLOOKUP([.C48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etContainingCollections</text:p>
          </table:table-cell>
          <table:table-cell table:formula="of:=[.C49]&lt;&gt;[.C48]" office:value-type="boolean" office:boolean-value="true" calcext:value-type="boolean">
            <text:p>PRAWDA</text:p>
          </table:table-cell>
          <table:table-cell table:formula="of:=VLOOKUP([.C49]; [$SolrMarc.D$2:.E$555]; 2; 0)" office:value-type="float" office:value="0" calcext:value-type="float">
            <text:p>0</text:p>
          </table:table-cell>
          <table:table-cell table:formula="of:=VLOOKUP([.C4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etContainingCollections</text:p>
          </table:table-cell>
          <table:table-cell table:formula="of:=[.C50]&lt;&gt;[.C49]" office:value-type="boolean" office:boolean-value="false" calcext:value-type="boolean">
            <text:p>FAŁSZ</text:p>
          </table:table-cell>
          <table:table-cell table:formula="of:=VLOOKUP([.C50]; [$SolrMarc.D$2:.E$555]; 2; 0)" office:value-type="float" office:value="0" calcext:value-type="float">
            <text:p>0</text:p>
          </table:table-cell>
          <table:table-cell table:formula="of:=VLOOKUP([.C50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etContentsPiecesData</text:p>
          </table:table-cell>
          <table:table-cell table:formula="of:=[.C51]&lt;&gt;[.C50]" office:value-type="boolean" office:boolean-value="true" calcext:value-type="boolean">
            <text:p>PRAWDA</text:p>
          </table:table-cell>
          <table:table-cell table:formula="of:=VLOOKUP([.C51]; [$SolrMarc.D$2:.E$555]; 2; 0)" office:value-type="float" office:value="0" calcext:value-type="float">
            <text:p>0</text:p>
          </table:table-cell>
          <table:table-cell table:formula="of:=VLOOKUP([.C51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etContentSummaries</text:p>
          </table:table-cell>
          <table:table-cell table:formula="of:=[.C52]&lt;&gt;[.C51]" office:value-type="boolean" office:boolean-value="true" calcext:value-type="boolean">
            <text:p>PRAWDA</text:p>
          </table:table-cell>
          <table:table-cell table:formula="of:=VLOOKUP([.C52]; [$SolrMarc.D$2:.E$555]; 2; 0)" office:value-type="float" office:value="1" calcext:value-type="float">
            <text:p>1</text:p>
          </table:table-cell>
          <table:table-cell table:formula="of:=VLOOKUP([.C5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getContentSummaries</text:p>
          </table:table-cell>
          <table:table-cell table:formula="of:=[.C53]&lt;&gt;[.C52]" office:value-type="boolean" office:boolean-value="false" calcext:value-type="boolean">
            <text:p>FAŁSZ</text:p>
          </table:table-cell>
          <table:table-cell table:formula="of:=VLOOKUP([.C53]; [$SolrMarc.D$2:.E$555]; 2; 0)" office:value-type="float" office:value="1" calcext:value-type="float">
            <text:p>1</text:p>
          </table:table-cell>
          <table:table-cell table:formula="of:=VLOOKUP([.C53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etContentSummaries</text:p>
          </table:table-cell>
          <table:table-cell table:formula="of:=[.C54]&lt;&gt;[.C53]" office:value-type="boolean" office:boolean-value="false" calcext:value-type="boolean">
            <text:p>FAŁSZ</text:p>
          </table:table-cell>
          <table:table-cell table:formula="of:=VLOOKUP([.C54]; [$SolrMarc.D$2:.E$555]; 2; 0)" office:value-type="float" office:value="1" calcext:value-type="float">
            <text:p>1</text:p>
          </table:table-cell>
          <table:table-cell table:formula="of:=VLOOKUP([.C54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getContentSummaries</text:p>
          </table:table-cell>
          <table:table-cell table:formula="of:=[.C55]&lt;&gt;[.C54]" office:value-type="boolean" office:boolean-value="false" calcext:value-type="boolean">
            <text:p>FAŁSZ</text:p>
          </table:table-cell>
          <table:table-cell table:formula="of:=VLOOKUP([.C55]; [$SolrMarc.D$2:.E$555]; 2; 0)" office:value-type="float" office:value="1" calcext:value-type="float">
            <text:p>1</text:p>
          </table:table-cell>
          <table:table-cell table:formula="of:=VLOOKUP([.C55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etContributors</text:p>
          </table:table-cell>
          <table:table-cell table:formula="of:=[.C56]&lt;&gt;[.C55]" office:value-type="boolean" office:boolean-value="true" calcext:value-type="boolean">
            <text:p>PRAWDA</text:p>
          </table:table-cell>
          <table:table-cell table:formula="of:=VLOOKUP([.C56]; [$SolrMarc.D$2:.E$555]; 2; 0)" office:value-type="float" office:value="1" calcext:value-type="float">
            <text:p>1</text:p>
          </table:table-cell>
          <table:table-cell table:formula="of:=VLOOKUP([.C56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result-list.phtm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tContributorsForSearchListView</text:p>
          </table:table-cell>
          <table:table-cell table:formula="of:=[.C57]&lt;&gt;[.C56]" office:value-type="boolean" office:boolean-value="true" calcext:value-type="boolean">
            <text:p>PRAWDA</text:p>
          </table:table-cell>
          <table:table-cell table:formula="of:=VLOOKUP([.C57]; [$SolrMarc.D$2:.E$555]; 2; 0)" office:value-type="float" office:value="0" calcext:value-type="float">
            <text:p>0</text:p>
          </table:table-cell>
          <table:table-cell table:formula="of:=VLOOKUP([.C57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web.pht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CorporateAuthor</text:p>
          </table:table-cell>
          <table:table-cell table:formula="of:=[.C58]&lt;&gt;[.C57]" office:value-type="boolean" office:boolean-value="true" calcext:value-type="boolean">
            <text:p>PRAWDA</text:p>
          </table:table-cell>
          <table:table-cell table:formula="of:=VLOOKUP([.C58]; [$SolrMarc.D$2:.E$555]; 2; 0)" office:value-type="float" office:value="1" calcext:value-type="float">
            <text:p>1</text:p>
          </table:table-cell>
          <table:table-cell table:formula="of:=VLOOKUP([.C58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etCorporateAuthor</text:p>
          </table:table-cell>
          <table:table-cell table:formula="of:=[.C59]&lt;&gt;[.C58]" office:value-type="boolean" office:boolean-value="false" calcext:value-type="boolean">
            <text:p>FAŁSZ</text:p>
          </table:table-cell>
          <table:table-cell table:formula="of:=VLOOKUP([.C59]; [$SolrMarc.D$2:.E$555]; 2; 0)" office:value-type="float" office:value="1" calcext:value-type="float">
            <text:p>1</text:p>
          </table:table-cell>
          <table:table-cell table:formula="of:=VLOOKUP([.C59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getCorporateAuthor</text:p>
          </table:table-cell>
          <table:table-cell table:formula="of:=[.C60]&lt;&gt;[.C59]" office:value-type="boolean" office:boolean-value="false" calcext:value-type="boolean">
            <text:p>FAŁSZ</text:p>
          </table:table-cell>
          <table:table-cell table:formula="of:=VLOOKUP([.C60]; [$SolrMarc.D$2:.E$555]; 2; 0)" office:value-type="float" office:value="1" calcext:value-type="float">
            <text:p>1</text:p>
          </table:table-cell>
          <table:table-cell table:formula="of:=VLOOKUP([.C60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tCorporateAuthor</text:p>
          </table:table-cell>
          <table:table-cell table:formula="of:=[.C61]&lt;&gt;[.C60]" office:value-type="boolean" office:boolean-value="false" calcext:value-type="boolean">
            <text:p>FAŁSZ</text:p>
          </table:table-cell>
          <table:table-cell table:formula="of:=VLOOKUP([.C61]; [$SolrMarc.D$2:.E$555]; 2; 0)" office:value-type="float" office:value="1" calcext:value-type="float">
            <text:p>1</text:p>
          </table:table-cell>
          <table:table-cell table:formula="of:=VLOOKUP([.C61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etCorporateAuthors</text:p>
          </table:table-cell>
          <table:table-cell table:formula="of:=[.C62]&lt;&gt;[.C61]" office:value-type="boolean" office:boolean-value="true" calcext:value-type="boolean">
            <text:p>PRAWDA</text:p>
          </table:table-cell>
          <table:table-cell table:formula="of:=VLOOKUP([.C62]; [$SolrMarc.D$2:.E$555]; 2; 0)" office:value-type="float" office:value="0" calcext:value-type="float">
            <text:p>0</text:p>
          </table:table-cell>
          <table:table-cell table:formula="of:=VLOOKUP([.C62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result-list.phtm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tDedupData</text:p>
          </table:table-cell>
          <table:table-cell table:formula="of:=[.C63]&lt;&gt;[.C62]" office:value-type="boolean" office:boolean-value="true" calcext:value-type="boolean">
            <text:p>PRAWDA</text:p>
          </table:table-cell>
          <table:table-cell table:formula="of:=VLOOKUP([.C63]; [$SolrMarc.D$2:.E$555]; 2; 0)" office:value-type="float" office:value="0" calcext:value-type="float">
            <text:p>0</text:p>
          </table:table-cell>
          <table:table-cell table:formula="of:=VLOOKUP([.C63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/hold.phtm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etDissertationNotes</text:p>
          </table:table-cell>
          <table:table-cell table:formula="of:=[.C64]&lt;&gt;[.C63]" office:value-type="boolean" office:boolean-value="true" calcext:value-type="boolean">
            <text:p>PRAWDA</text:p>
          </table:table-cell>
          <table:table-cell table:formula="of:=VLOOKUP([.C64]; [$SolrMarc.D$2:.E$555]; 2; 0)" office:value-type="float" office:value="1" calcext:value-type="float">
            <text:p>1</text:p>
          </table:table-cell>
          <table:table-cell table:formula="of:=VLOOKUP([.C64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etDissertationNotes</text:p>
          </table:table-cell>
          <table:table-cell table:formula="of:=[.C65]&lt;&gt;[.C64]" office:value-type="boolean" office:boolean-value="false" calcext:value-type="boolean">
            <text:p>FAŁSZ</text:p>
          </table:table-cell>
          <table:table-cell table:formula="of:=VLOOKUP([.C65]; [$SolrMarc.D$2:.E$555]; 2; 0)" office:value-type="float" office:value="1" calcext:value-type="float">
            <text:p>1</text:p>
          </table:table-cell>
          <table:table-cell table:formula="of:=VLOOKUP([.C6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getDissertationNotes</text:p>
          </table:table-cell>
          <table:table-cell table:formula="of:=[.C66]&lt;&gt;[.C65]" office:value-type="boolean" office:boolean-value="false" calcext:value-type="boolean">
            <text:p>FAŁSZ</text:p>
          </table:table-cell>
          <table:table-cell table:formula="of:=VLOOKUP([.C66]; [$SolrMarc.D$2:.E$555]; 2; 0)" office:value-type="float" office:value="1" calcext:value-type="float">
            <text:p>1</text:p>
          </table:table-cell>
          <table:table-cell table:formula="of:=VLOOKUP([.C6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getDissertationNotes</text:p>
          </table:table-cell>
          <table:table-cell table:formula="of:=[.C67]&lt;&gt;[.C66]" office:value-type="boolean" office:boolean-value="false" calcext:value-type="boolean">
            <text:p>FAŁSZ</text:p>
          </table:table-cell>
          <table:table-cell table:formula="of:=VLOOKUP([.C67]; [$SolrMarc.D$2:.E$555]; 2; 0)" office:value-type="float" office:value="1" calcext:value-type="float">
            <text:p>1</text:p>
          </table:table-cell>
          <table:table-cell table:formula="of:=VLOOKUP([.C67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etEdition</text:p>
          </table:table-cell>
          <table:table-cell table:formula="of:=[.C68]&lt;&gt;[.C67]" office:value-type="boolean" office:boolean-value="true" calcext:value-type="boolean">
            <text:p>PRAWDA</text:p>
          </table:table-cell>
          <table:table-cell table:formula="of:=VLOOKUP([.C68]; [$SolrMarc.D$2:.E$555]; 2; 0)" office:value-type="float" office:value="0" calcext:value-type="float">
            <text:p>0</text:p>
          </table:table-cell>
          <table:table-cell table:formula="of:=VLOOKUP([.C68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etEdition</text:p>
          </table:table-cell>
          <table:table-cell table:formula="of:=[.C69]&lt;&gt;[.C68]" office:value-type="boolean" office:boolean-value="false" calcext:value-type="boolean">
            <text:p>FAŁSZ</text:p>
          </table:table-cell>
          <table:table-cell table:formula="of:=VLOOKUP([.C69]; [$SolrMarc.D$2:.E$555]; 2; 0)" office:value-type="float" office:value="0" calcext:value-type="float">
            <text:p>0</text:p>
          </table:table-cell>
          <table:table-cell table:formula="of:=VLOOKUP([.C69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etEdition</text:p>
          </table:table-cell>
          <table:table-cell table:formula="of:=[.C70]&lt;&gt;[.C69]" office:value-type="boolean" office:boolean-value="false" calcext:value-type="boolean">
            <text:p>FAŁSZ</text:p>
          </table:table-cell>
          <table:table-cell table:formula="of:=VLOOKUP([.C70]; [$SolrMarc.D$2:.E$555]; 2; 0)" office:value-type="float" office:value="0" calcext:value-type="float">
            <text:p>0</text:p>
          </table:table-cell>
          <table:table-cell table:formula="of:=VLOOKUP([.C70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etEdition</text:p>
          </table:table-cell>
          <table:table-cell table:formula="of:=[.C71]&lt;&gt;[.C70]" office:value-type="boolean" office:boolean-value="false" calcext:value-type="boolean">
            <text:p>FAŁSZ</text:p>
          </table:table-cell>
          <table:table-cell table:formula="of:=VLOOKUP([.C71]; [$SolrMarc.D$2:.E$555]; 2; 0)" office:value-type="float" office:value="0" calcext:value-type="float">
            <text:p>0</text:p>
          </table:table-cell>
          <table:table-cell table:formula="of:=VLOOKUP([.C7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getEdition</text:p>
          </table:table-cell>
          <table:table-cell table:formula="of:=[.C72]&lt;&gt;[.C71]" office:value-type="boolean" office:boolean-value="false" calcext:value-type="boolean">
            <text:p>FAŁSZ</text:p>
          </table:table-cell>
          <table:table-cell table:formula="of:=VLOOKUP([.C72]; [$SolrMarc.D$2:.E$555]; 2; 0)" office:value-type="float" office:value="0" calcext:value-type="float">
            <text:p>0</text:p>
          </table:table-cell>
          <table:table-cell table:formula="of:=VLOOKUP([.C72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Record.ph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etExtraDescriptionData</text:p>
          </table:table-cell>
          <table:table-cell table:formula="of:=[.C73]&lt;&gt;[.C72]" office:value-type="boolean" office:boolean-value="true" calcext:value-type="boolean">
            <text:p>PRAWDA</text:p>
          </table:table-cell>
          <table:table-cell table:formula="of:=VLOOKUP([.C73]; [$SolrMarc.D$2:.E$555]; 2; 0)" office:value-type="float" office:value="0" calcext:value-type="float">
            <text:p>0</text:p>
          </table:table-cell>
          <table:table-cell table:formula="of:=VLOOKUP([.C73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tFormat</text:p>
          </table:table-cell>
          <table:table-cell table:formula="of:=[.C74]&lt;&gt;[.C73]" office:value-type="boolean" office:boolean-value="true" calcext:value-type="boolean">
            <text:p>PRAWDA</text:p>
          </table:table-cell>
          <table:table-cell table:formula="of:=VLOOKUP([.C74]; [$SolrMarc.D$2:.E$555]; 2; 0)" office:value-type="float" office:value="1" calcext:value-type="float">
            <text:p>1</text:p>
          </table:table-cell>
          <table:table-cell table:formula="of:=VLOOKUP([.C74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/hold.phtm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etFormats</text:p>
          </table:table-cell>
          <table:table-cell table:formula="of:=[.C75]&lt;&gt;[.C74]" office:value-type="boolean" office:boolean-value="true" calcext:value-type="boolean">
            <text:p>PRAWDA</text:p>
          </table:table-cell>
          <table:table-cell table:formula="of:=VLOOKUP([.C75]; [$SolrMarc.D$2:.E$555]; 2; 0)" office:value-type="float" office:value="0" calcext:value-type="float">
            <text:p>0</text:p>
          </table:table-cell>
          <table:table-cell table:formula="of:=VLOOKUP([.C7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etFormats</text:p>
          </table:table-cell>
          <table:table-cell table:formula="of:=[.C76]&lt;&gt;[.C75]" office:value-type="boolean" office:boolean-value="false" calcext:value-type="boolean">
            <text:p>FAŁSZ</text:p>
          </table:table-cell>
          <table:table-cell table:formula="of:=VLOOKUP([.C76]; [$SolrMarc.D$2:.E$555]; 2; 0)" office:value-type="float" office:value="0" calcext:value-type="float">
            <text:p>0</text:p>
          </table:table-cell>
          <table:table-cell table:formula="of:=VLOOKUP([.C7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etFormats</text:p>
          </table:table-cell>
          <table:table-cell table:formula="of:=[.C77]&lt;&gt;[.C76]" office:value-type="boolean" office:boolean-value="false" calcext:value-type="boolean">
            <text:p>FAŁSZ</text:p>
          </table:table-cell>
          <table:table-cell table:formula="of:=VLOOKUP([.C77]; [$SolrMarc.D$2:.E$555]; 2; 0)" office:value-type="float" office:value="0" calcext:value-type="float">
            <text:p>0</text:p>
          </table:table-cell>
          <table:table-cell table:formula="of:=VLOOKUP([.C7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etFormats</text:p>
          </table:table-cell>
          <table:table-cell table:formula="of:=[.C78]&lt;&gt;[.C77]" office:value-type="boolean" office:boolean-value="false" calcext:value-type="boolean">
            <text:p>FAŁSZ</text:p>
          </table:table-cell>
          <table:table-cell table:formula="of:=VLOOKUP([.C78]; [$SolrMarc.D$2:.E$555]; 2; 0)" office:value-type="float" office:value="0" calcext:value-type="float">
            <text:p>0</text:p>
          </table:table-cell>
          <table:table-cell table:formula="of:=VLOOKUP([.C78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core.phtm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tForms</text:p>
          </table:table-cell>
          <table:table-cell table:formula="of:=[.C79]&lt;&gt;[.C78]" office:value-type="boolean" office:boolean-value="true" calcext:value-type="boolean">
            <text:p>PRAWDA</text:p>
          </table:table-cell>
          <table:table-cell table:formula="of:=VLOOKUP([.C79]; [$SolrMarc.D$2:.E$555]; 2; 0)" office:value-type="float" office:value="1" calcext:value-type="float">
            <text:p>1</text:p>
          </table:table-cell>
          <table:table-cell table:formula="of:=VLOOKUP([.C79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etGeneralNotes</text:p>
          </table:table-cell>
          <table:table-cell table:formula="of:=[.C80]&lt;&gt;[.C79]" office:value-type="boolean" office:boolean-value="true" calcext:value-type="boolean">
            <text:p>PRAWDA</text:p>
          </table:table-cell>
          <table:table-cell table:formula="of:=VLOOKUP([.C80]; [$SolrMarc.D$2:.E$555]; 2; 0)" office:value-type="float" office:value="0" calcext:value-type="float">
            <text:p>0</text:p>
          </table:table-cell>
          <table:table-cell table:formula="of:=VLOOKUP([.C80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etGeneralNotes</text:p>
          </table:table-cell>
          <table:table-cell table:formula="of:=[.C81]&lt;&gt;[.C80]" office:value-type="boolean" office:boolean-value="false" calcext:value-type="boolean">
            <text:p>FAŁSZ</text:p>
          </table:table-cell>
          <table:table-cell table:formula="of:=VLOOKUP([.C81]; [$SolrMarc.D$2:.E$555]; 2; 0)" office:value-type="float" office:value="0" calcext:value-type="float">
            <text:p>0</text:p>
          </table:table-cell>
          <table:table-cell table:formula="of:=VLOOKUP([.C8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etGeneralNotes</text:p>
          </table:table-cell>
          <table:table-cell table:formula="of:=[.C82]&lt;&gt;[.C81]" office:value-type="boolean" office:boolean-value="false" calcext:value-type="boolean">
            <text:p>FAŁSZ</text:p>
          </table:table-cell>
          <table:table-cell table:formula="of:=VLOOKUP([.C82]; [$SolrMarc.D$2:.E$555]; 2; 0)" office:value-type="float" office:value="0" calcext:value-type="float">
            <text:p>0</text:p>
          </table:table-cell>
          <table:table-cell table:formula="of:=VLOOKUP([.C8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getGeneralNotes</text:p>
          </table:table-cell>
          <table:table-cell table:formula="of:=[.C83]&lt;&gt;[.C82]" office:value-type="boolean" office:boolean-value="false" calcext:value-type="boolean">
            <text:p>FAŁSZ</text:p>
          </table:table-cell>
          <table:table-cell table:formula="of:=VLOOKUP([.C83]; [$SolrMarc.D$2:.E$555]; 2; 0)" office:value-type="float" office:value="0" calcext:value-type="float">
            <text:p>0</text:p>
          </table:table-cell>
          <table:table-cell table:formula="of:=VLOOKUP([.C83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web.phtm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etGenres</text:p>
          </table:table-cell>
          <table:table-cell table:formula="of:=[.C84]&lt;&gt;[.C83]" office:value-type="boolean" office:boolean-value="true" calcext:value-type="boolean">
            <text:p>PRAWDA</text:p>
          </table:table-cell>
          <table:table-cell table:formula="of:=VLOOKUP([.C84]; [$SolrMarc.D$2:.E$555]; 2; 0)" office:value-type="float" office:value="1" calcext:value-type="float">
            <text:p>1</text:p>
          </table:table-cell>
          <table:table-cell table:formula="of:=VLOOKUP([.C84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etGenres</text:p>
          </table:table-cell>
          <table:table-cell table:formula="of:=[.C85]&lt;&gt;[.C84]" office:value-type="boolean" office:boolean-value="false" calcext:value-type="boolean">
            <text:p>FAŁSZ</text:p>
          </table:table-cell>
          <table:table-cell table:formula="of:=VLOOKUP([.C85]; [$SolrMarc.D$2:.E$555]; 2; 0)" office:value-type="float" office:value="1" calcext:value-type="float">
            <text:p>1</text:p>
          </table:table-cell>
          <table:table-cell table:formula="of:=VLOOKUP([.C85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result-list.phtml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getHierarchyTrees</text:p>
          </table:table-cell>
          <table:table-cell table:formula="of:=[.C86]&lt;&gt;[.C85]" office:value-type="boolean" office:boolean-value="true" calcext:value-type="boolean">
            <text:p>PRAWDA</text:p>
          </table:table-cell>
          <table:table-cell table:formula="of:=VLOOKUP([.C86]; [$SolrMarc.D$2:.E$555]; 2; 0)" office:value-type="float" office:value="0" calcext:value-type="float">
            <text:p>0</text:p>
          </table:table-cell>
          <table:table-cell table:formula="of:=VLOOKUP([.C86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tHighlightedSnippet</text:p>
          </table:table-cell>
          <table:table-cell table:formula="of:=[.C87]&lt;&gt;[.C86]" office:value-type="boolean" office:boolean-value="true" calcext:value-type="boolean">
            <text:p>PRAWDA</text:p>
          </table:table-cell>
          <table:table-cell table:formula="of:=VLOOKUP([.C87]; [$SolrMarc.D$2:.E$555]; 2; 0)" office:value-type="float" office:value="0" calcext:value-type="float">
            <text:p>0</text:p>
          </table:table-cell>
          <table:table-cell table:formula="of:=VLOOKUP([.C87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etHighlightedSnippet</text:p>
          </table:table-cell>
          <table:table-cell table:formula="of:=[.C88]&lt;&gt;[.C87]" office:value-type="boolean" office:boolean-value="false" calcext:value-type="boolean">
            <text:p>FAŁSZ</text:p>
          </table:table-cell>
          <table:table-cell table:formula="of:=VLOOKUP([.C88]; [$SolrMarc.D$2:.E$555]; 2; 0)" office:value-type="float" office:value="0" calcext:value-type="float">
            <text:p>0</text:p>
          </table:table-cell>
          <table:table-cell table:formula="of:=VLOOKUP([.C88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getHighlightedTitle</text:p>
          </table:table-cell>
          <table:table-cell table:formula="of:=[.C89]&lt;&gt;[.C88]" office:value-type="boolean" office:boolean-value="true" calcext:value-type="boolean">
            <text:p>PRAWDA</text:p>
          </table:table-cell>
          <table:table-cell table:formula="of:=VLOOKUP([.C89]; [$SolrMarc.D$2:.E$555]; 2; 0)" office:value-type="float" office:value="0" calcext:value-type="float">
            <text:p>0</text:p>
          </table:table-cell>
          <table:table-cell table:formula="of:=VLOOKUP([.C89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Tab/description.pht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Holding991992</text:p>
          </table:table-cell>
          <table:table-cell table:formula="of:=[.C90]&lt;&gt;[.C89]" office:value-type="boolean" office:boolean-value="true" calcext:value-type="boolean">
            <text:p>PRAWDA</text:p>
          </table:table-cell>
          <table:table-cell table:formula="of:=VLOOKUP([.C90]; [$SolrMarc.D$2:.E$555]; 2; 0)" office:value-type="float" office:value="0" calcext:value-type="float">
            <text:p>0</text:p>
          </table:table-cell>
          <table:table-cell table:formula="of:=VLOOKUP([.C90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etISBNs</text:p>
          </table:table-cell>
          <table:table-cell table:formula="of:=[.C91]&lt;&gt;[.C90]" office:value-type="boolean" office:boolean-value="true" calcext:value-type="boolean">
            <text:p>PRAWDA</text:p>
          </table:table-cell>
          <table:table-cell table:formula="of:=VLOOKUP([.C91]; [$SolrMarc.D$2:.E$555]; 2; 0)" office:value-type="float" office:value="0" calcext:value-type="float">
            <text:p>0</text:p>
          </table:table-cell>
          <table:table-cell table:formula="of:=VLOOKUP([.C9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etISBNs</text:p>
          </table:table-cell>
          <table:table-cell table:formula="of:=[.C92]&lt;&gt;[.C91]" office:value-type="boolean" office:boolean-value="false" calcext:value-type="boolean">
            <text:p>FAŁSZ</text:p>
          </table:table-cell>
          <table:table-cell table:formula="of:=VLOOKUP([.C92]; [$SolrMarc.D$2:.E$555]; 2; 0)" office:value-type="float" office:value="0" calcext:value-type="float">
            <text:p>0</text:p>
          </table:table-cell>
          <table:table-cell table:formula="of:=VLOOKUP([.C9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etISBNs</text:p>
          </table:table-cell>
          <table:table-cell table:formula="of:=[.C93]&lt;&gt;[.C92]" office:value-type="boolean" office:boolean-value="false" calcext:value-type="boolean">
            <text:p>FAŁSZ</text:p>
          </table:table-cell>
          <table:table-cell table:formula="of:=VLOOKUP([.C93]; [$SolrMarc.D$2:.E$555]; 2; 0)" office:value-type="float" office:value="0" calcext:value-type="float">
            <text:p>0</text:p>
          </table:table-cell>
          <table:table-cell table:formula="of:=VLOOKUP([.C93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etISBNs</text:p>
          </table:table-cell>
          <table:table-cell table:formula="of:=[.C94]&lt;&gt;[.C93]" office:value-type="boolean" office:boolean-value="false" calcext:value-type="boolean">
            <text:p>FAŁSZ</text:p>
          </table:table-cell>
          <table:table-cell table:formula="of:=VLOOKUP([.C94]; [$SolrMarc.D$2:.E$555]; 2; 0)" office:value-type="float" office:value="0" calcext:value-type="float">
            <text:p>0</text:p>
          </table:table-cell>
          <table:table-cell table:formula="of:=VLOOKUP([.C94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etISSNs</text:p>
          </table:table-cell>
          <table:table-cell table:formula="of:=[.C95]&lt;&gt;[.C94]" office:value-type="boolean" office:boolean-value="true" calcext:value-type="boolean">
            <text:p>PRAWDA</text:p>
          </table:table-cell>
          <table:table-cell table:formula="of:=VLOOKUP([.C95]; [$SolrMarc.D$2:.E$555]; 2; 0)" office:value-type="float" office:value="0" calcext:value-type="float">
            <text:p>0</text:p>
          </table:table-cell>
          <table:table-cell table:formula="of:=VLOOKUP([.C9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etISSNs</text:p>
          </table:table-cell>
          <table:table-cell table:formula="of:=[.C96]&lt;&gt;[.C95]" office:value-type="boolean" office:boolean-value="false" calcext:value-type="boolean">
            <text:p>FAŁSZ</text:p>
          </table:table-cell>
          <table:table-cell table:formula="of:=VLOOKUP([.C96]; [$SolrMarc.D$2:.E$555]; 2; 0)" office:value-type="float" office:value="0" calcext:value-type="float">
            <text:p>0</text:p>
          </table:table-cell>
          <table:table-cell table:formula="of:=VLOOKUP([.C9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etISSNs</text:p>
          </table:table-cell>
          <table:table-cell table:formula="of:=[.C97]&lt;&gt;[.C96]" office:value-type="boolean" office:boolean-value="false" calcext:value-type="boolean">
            <text:p>FAŁSZ</text:p>
          </table:table-cell>
          <table:table-cell table:formula="of:=VLOOKUP([.C97]; [$SolrMarc.D$2:.E$555]; 2; 0)" office:value-type="float" office:value="0" calcext:value-type="float">
            <text:p>0</text:p>
          </table:table-cell>
          <table:table-cell table:formula="of:=VLOOKUP([.C9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etISSNs</text:p>
          </table:table-cell>
          <table:table-cell table:formula="of:=[.C98]&lt;&gt;[.C97]" office:value-type="boolean" office:boolean-value="false" calcext:value-type="boolean">
            <text:p>FAŁSZ</text:p>
          </table:table-cell>
          <table:table-cell table:formula="of:=VLOOKUP([.C98]; [$SolrMarc.D$2:.E$555]; 2; 0)" office:value-type="float" office:value="0" calcext:value-type="float">
            <text:p>0</text:p>
          </table:table-cell>
          <table:table-cell table:formula="of:=VLOOKUP([.C98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tLanguages</text:p>
          </table:table-cell>
          <table:table-cell table:formula="of:=[.C99]&lt;&gt;[.C98]" office:value-type="boolean" office:boolean-value="true" calcext:value-type="boolean">
            <text:p>PRAWDA</text:p>
          </table:table-cell>
          <table:table-cell table:formula="of:=VLOOKUP([.C99]; [$SolrMarc.D$2:.E$555]; 2; 0)" office:value-type="float" office:value="0" calcext:value-type="float">
            <text:p>0</text:p>
          </table:table-cell>
          <table:table-cell table:formula="of:=VLOOKUP([.C99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etLanguages</text:p>
          </table:table-cell>
          <table:table-cell table:formula="of:=[.C100]&lt;&gt;[.C99]" office:value-type="boolean" office:boolean-value="false" calcext:value-type="boolean">
            <text:p>FAŁSZ</text:p>
          </table:table-cell>
          <table:table-cell table:formula="of:=VLOOKUP([.C100]; [$SolrMarc.D$2:.E$555]; 2; 0)" office:value-type="float" office:value="0" calcext:value-type="float">
            <text:p>0</text:p>
          </table:table-cell>
          <table:table-cell table:formula="of:=VLOOKUP([.C100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etLanguages</text:p>
          </table:table-cell>
          <table:table-cell table:formula="of:=[.C101]&lt;&gt;[.C100]" office:value-type="boolean" office:boolean-value="false" calcext:value-type="boolean">
            <text:p>FAŁSZ</text:p>
          </table:table-cell>
          <table:table-cell table:formula="of:=VLOOKUP([.C101]; [$SolrMarc.D$2:.E$555]; 2; 0)" office:value-type="float" office:value="0" calcext:value-type="float">
            <text:p>0</text:p>
          </table:table-cell>
          <table:table-cell table:formula="of:=VLOOKUP([.C10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etLanguages</text:p>
          </table:table-cell>
          <table:table-cell table:formula="of:=[.C102]&lt;&gt;[.C101]" office:value-type="boolean" office:boolean-value="false" calcext:value-type="boolean">
            <text:p>FAŁSZ</text:p>
          </table:table-cell>
          <table:table-cell table:formula="of:=VLOOKUP([.C102]; [$SolrMarc.D$2:.E$555]; 2; 0)" office:value-type="float" office:value="0" calcext:value-type="float">
            <text:p>0</text:p>
          </table:table-cell>
          <table:table-cell table:formula="of:=VLOOKUP([.C102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etListNotes</text:p>
          </table:table-cell>
          <table:table-cell table:formula="of:=[.C103]&lt;&gt;[.C102]" office:value-type="boolean" office:boolean-value="true" calcext:value-type="boolean">
            <text:p>PRAWDA</text:p>
          </table:table-cell>
          <table:table-cell table:formula="of:=VLOOKUP([.C103]; [$SolrMarc.D$2:.E$555]; 2; 0)" office:value-type="float" office:value="0" calcext:value-type="float">
            <text:p>0</text:p>
          </table:table-cell>
          <table:table-cell table:formula="of:=VLOOKUP([.C103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/hold.phtm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tMeetingNames</text:p>
          </table:table-cell>
          <table:table-cell table:formula="of:=[.C104]&lt;&gt;[.C103]" office:value-type="boolean" office:boolean-value="true" calcext:value-type="boolean">
            <text:p>PRAWDA</text:p>
          </table:table-cell>
          <table:table-cell table:formula="of:=VLOOKUP([.C104]; [$SolrMarc.D$2:.E$555]; 2; 0)" office:value-type="string" office:string-value="" calcext:value-type="error">
            <text:p>#N/D</text:p>
          </table:table-cell>
          <table:table-cell table:formula="of:=VLOOKUP([.C104]; [$SolrMarc.D$2:.F$555]; 3; 0)" office:value-type="string" office:string-value="" calcext:value-type="error">
            <text:p>#N/D</text:p>
          </table:table-cell>
          <table:table-cell office:value-type="string" calcext:value-type="string">
            <text:p>there is no such method in the whole VuFind and AkSearch codebase (lol)</text:p>
          </table:table-cell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getMeetingNames</text:p>
          </table:table-cell>
          <table:table-cell table:formula="of:=[.C105]&lt;&gt;[.C104]" office:value-type="boolean" office:boolean-value="false" calcext:value-type="boolean">
            <text:p>FAŁSZ</text:p>
          </table:table-cell>
          <table:table-cell table:formula="of:=VLOOKUP([.C105]; [$SolrMarc.D$2:.E$555]; 2; 0)" office:value-type="string" office:string-value="" calcext:value-type="error">
            <text:p>#N/D</text:p>
          </table:table-cell>
          <table:table-cell table:formula="of:=VLOOKUP([.C105]; [$SolrMarc.D$2:.F$555]; 3; 0)" office:value-type="string" office:string-value="" calcext:value-type="error">
            <text:p>#N/D</text:p>
          </table:table-cell>
          <table:table-cell office:value-type="string" calcext:value-type="string">
            <text:p>there is no such method in the whole VuFind and AkSearch codebase (lol)</text:p>
          </table:table-cell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getMeetingNames</text:p>
          </table:table-cell>
          <table:table-cell table:formula="of:=[.C106]&lt;&gt;[.C105]" office:value-type="boolean" office:boolean-value="false" calcext:value-type="boolean">
            <text:p>FAŁSZ</text:p>
          </table:table-cell>
          <table:table-cell table:formula="of:=VLOOKUP([.C106]; [$SolrMarc.D$2:.E$555]; 2; 0)" office:value-type="string" office:string-value="" calcext:value-type="error">
            <text:p>#N/D</text:p>
          </table:table-cell>
          <table:table-cell table:formula="of:=VLOOKUP([.C106]; [$SolrMarc.D$2:.F$555]; 3; 0)" office:value-type="string" office:string-value="" calcext:value-type="error">
            <text:p>#N/D</text:p>
          </table:table-cell>
          <table:table-cell office:value-type="string" calcext:value-type="string">
            <text:p>there is no such method in the whole VuFind and AkSearch codebase (lol)</text:p>
          </table:table-cell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etMeetingNames</text:p>
          </table:table-cell>
          <table:table-cell table:formula="of:=[.C107]&lt;&gt;[.C106]" office:value-type="boolean" office:boolean-value="false" calcext:value-type="boolean">
            <text:p>FAŁSZ</text:p>
          </table:table-cell>
          <table:table-cell table:formula="of:=VLOOKUP([.C107]; [$SolrMarc.D$2:.E$555]; 2; 0)" office:value-type="string" office:string-value="" calcext:value-type="error">
            <text:p>#N/D</text:p>
          </table:table-cell>
          <table:table-cell table:formula="of:=VLOOKUP([.C107]; [$SolrMarc.D$2:.F$555]; 3; 0)" office:value-type="string" office:string-value="" calcext:value-type="error">
            <text:p>#N/D</text:p>
          </table:table-cell>
          <table:table-cell office:value-type="string" calcext:value-type="string">
            <text:p>there is no such method in the whole VuFind and AkSearch codebase (lol)</text:p>
          </table:table-cell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getOpenAccessData</text:p>
          </table:table-cell>
          <table:table-cell table:formula="of:=[.C108]&lt;&gt;[.C107]" office:value-type="boolean" office:boolean-value="true" calcext:value-type="boolean">
            <text:p>PRAWDA</text:p>
          </table:table-cell>
          <table:table-cell table:formula="of:=VLOOKUP([.C108]; [$SolrMarc.D$2:.E$555]; 2; 0)" office:value-type="float" office:value="0" calcext:value-type="float">
            <text:p>0</text:p>
          </table:table-cell>
          <table:table-cell table:formula="of:=VLOOKUP([.C10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etOpenAccessData</text:p>
          </table:table-cell>
          <table:table-cell table:formula="of:=[.C109]&lt;&gt;[.C108]" office:value-type="boolean" office:boolean-value="false" calcext:value-type="boolean">
            <text:p>FAŁSZ</text:p>
          </table:table-cell>
          <table:table-cell table:formula="of:=VLOOKUP([.C109]; [$SolrMarc.D$2:.E$555]; 2; 0)" office:value-type="float" office:value="0" calcext:value-type="float">
            <text:p>0</text:p>
          </table:table-cell>
          <table:table-cell table:formula="of:=VLOOKUP([.C10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etOpenAccessData</text:p>
          </table:table-cell>
          <table:table-cell table:formula="of:=[.C110]&lt;&gt;[.C109]" office:value-type="boolean" office:boolean-value="false" calcext:value-type="boolean">
            <text:p>FAŁSZ</text:p>
          </table:table-cell>
          <table:table-cell table:formula="of:=VLOOKUP([.C110]; [$SolrMarc.D$2:.E$555]; 2; 0)" office:value-type="float" office:value="0" calcext:value-type="float">
            <text:p>0</text:p>
          </table:table-cell>
          <table:table-cell table:formula="of:=VLOOKUP([.C110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etPlacesOfPublication</text:p>
          </table:table-cell>
          <table:table-cell table:formula="of:=[.C111]&lt;&gt;[.C110]" office:value-type="boolean" office:boolean-value="true" calcext:value-type="boolean">
            <text:p>PRAWDA</text:p>
          </table:table-cell>
          <table:table-cell table:formula="of:=VLOOKUP([.C111]; [$SolrMarc.D$2:.E$555]; 2; 0)" office:value-type="float" office:value="0" calcext:value-type="float">
            <text:p>0</text:p>
          </table:table-cell>
          <table:table-cell table:formula="of:=VLOOKUP([.C11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PlacesOfPublication</text:p>
          </table:table-cell>
          <table:table-cell table:formula="of:=[.C112]&lt;&gt;[.C111]" office:value-type="boolean" office:boolean-value="false" calcext:value-type="boolean">
            <text:p>FAŁSZ</text:p>
          </table:table-cell>
          <table:table-cell table:formula="of:=VLOOKUP([.C112]; [$SolrMarc.D$2:.E$555]; 2; 0)" office:value-type="float" office:value="0" calcext:value-type="float">
            <text:p>0</text:p>
          </table:table-cell>
          <table:table-cell table:formula="of:=VLOOKUP([.C11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etPlacesOfPublication</text:p>
          </table:table-cell>
          <table:table-cell table:formula="of:=[.C113]&lt;&gt;[.C112]" office:value-type="boolean" office:boolean-value="false" calcext:value-type="boolean">
            <text:p>FAŁSZ</text:p>
          </table:table-cell>
          <table:table-cell table:formula="of:=VLOOKUP([.C113]; [$SolrMarc.D$2:.E$555]; 2; 0)" office:value-type="float" office:value="0" calcext:value-type="float">
            <text:p>0</text:p>
          </table:table-cell>
          <table:table-cell table:formula="of:=VLOOKUP([.C113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etPlacesOfPublication</text:p>
          </table:table-cell>
          <table:table-cell table:formula="of:=[.C114]&lt;&gt;[.C113]" office:value-type="boolean" office:boolean-value="false" calcext:value-type="boolean">
            <text:p>FAŁSZ</text:p>
          </table:table-cell>
          <table:table-cell table:formula="of:=VLOOKUP([.C114]; [$SolrMarc.D$2:.E$555]; 2; 0)" office:value-type="float" office:value="0" calcext:value-type="float">
            <text:p>0</text:p>
          </table:table-cell>
          <table:table-cell table:formula="of:=VLOOKUP([.C114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tPlacesOfPublication</text:p>
          </table:table-cell>
          <table:table-cell table:formula="of:=[.C115]&lt;&gt;[.C114]" office:value-type="boolean" office:boolean-value="false" calcext:value-type="boolean">
            <text:p>FAŁSZ</text:p>
          </table:table-cell>
          <table:table-cell table:formula="of:=VLOOKUP([.C115]; [$SolrMarc.D$2:.E$555]; 2; 0)" office:value-type="float" office:value="0" calcext:value-type="float">
            <text:p>0</text:p>
          </table:table-cell>
          <table:table-cell table:formula="of:=VLOOKUP([.C115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web.pht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PrimaryAuthor</text:p>
          </table:table-cell>
          <table:table-cell table:formula="of:=[.C116]&lt;&gt;[.C115]" office:value-type="boolean" office:boolean-value="true" calcext:value-type="boolean">
            <text:p>PRAWDA</text:p>
          </table:table-cell>
          <table:table-cell table:formula="of:=VLOOKUP([.C116]; [$SolrMarc.D$2:.E$555]; 2; 0)" office:value-type="float" office:value="0" calcext:value-type="float">
            <text:p>0</text:p>
          </table:table-cell>
          <table:table-cell table:formula="of:=VLOOKUP([.C11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etPrimaryAuthor</text:p>
          </table:table-cell>
          <table:table-cell table:formula="of:=[.C117]&lt;&gt;[.C116]" office:value-type="boolean" office:boolean-value="false" calcext:value-type="boolean">
            <text:p>FAŁSZ</text:p>
          </table:table-cell>
          <table:table-cell table:formula="of:=VLOOKUP([.C117]; [$SolrMarc.D$2:.E$555]; 2; 0)" office:value-type="float" office:value="0" calcext:value-type="float">
            <text:p>0</text:p>
          </table:table-cell>
          <table:table-cell table:formula="of:=VLOOKUP([.C11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etPrimaryAuthor</text:p>
          </table:table-cell>
          <table:table-cell table:formula="of:=[.C118]&lt;&gt;[.C117]" office:value-type="boolean" office:boolean-value="false" calcext:value-type="boolean">
            <text:p>FAŁSZ</text:p>
          </table:table-cell>
          <table:table-cell table:formula="of:=VLOOKUP([.C118]; [$SolrMarc.D$2:.E$555]; 2; 0)" office:value-type="float" office:value="0" calcext:value-type="float">
            <text:p>0</text:p>
          </table:table-cell>
          <table:table-cell table:formula="of:=VLOOKUP([.C118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getPrimaryAuthor</text:p>
          </table:table-cell>
          <table:table-cell table:formula="of:=[.C119]&lt;&gt;[.C118]" office:value-type="boolean" office:boolean-value="false" calcext:value-type="boolean">
            <text:p>FAŁSZ</text:p>
          </table:table-cell>
          <table:table-cell table:formula="of:=VLOOKUP([.C119]; [$SolrMarc.D$2:.E$555]; 2; 0)" office:value-type="float" office:value="0" calcext:value-type="float">
            <text:p>0</text:p>
          </table:table-cell>
          <table:table-cell table:formula="of:=VLOOKUP([.C119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etPrimaryAuthors</text:p>
          </table:table-cell>
          <table:table-cell table:formula="of:=[.C120]&lt;&gt;[.C119]" office:value-type="boolean" office:boolean-value="true" calcext:value-type="boolean">
            <text:p>PRAWDA</text:p>
          </table:table-cell>
          <table:table-cell table:formula="of:=VLOOKUP([.C120]; [$SolrMarc.D$2:.E$555]; 2; 0)" office:value-type="float" office:value="0" calcext:value-type="float">
            <text:p>0</text:p>
          </table:table-cell>
          <table:table-cell table:formula="of:=VLOOKUP([.C120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etPublicationDates</text:p>
          </table:table-cell>
          <table:table-cell table:formula="of:=[.C121]&lt;&gt;[.C120]" office:value-type="boolean" office:boolean-value="true" calcext:value-type="boolean">
            <text:p>PRAWDA</text:p>
          </table:table-cell>
          <table:table-cell table:formula="of:=VLOOKUP([.C121]; [$SolrMarc.D$2:.E$555]; 2; 0)" office:value-type="float" office:value="0" calcext:value-type="float">
            <text:p>0</text:p>
          </table:table-cell>
          <table:table-cell table:formula="of:=VLOOKUP([.C12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PublicationDates</text:p>
          </table:table-cell>
          <table:table-cell table:formula="of:=[.C122]&lt;&gt;[.C121]" office:value-type="boolean" office:boolean-value="false" calcext:value-type="boolean">
            <text:p>FAŁSZ</text:p>
          </table:table-cell>
          <table:table-cell table:formula="of:=VLOOKUP([.C122]; [$SolrMarc.D$2:.E$555]; 2; 0)" office:value-type="float" office:value="0" calcext:value-type="float">
            <text:p>0</text:p>
          </table:table-cell>
          <table:table-cell table:formula="of:=VLOOKUP([.C12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etPublicationDates</text:p>
          </table:table-cell>
          <table:table-cell table:formula="of:=[.C123]&lt;&gt;[.C122]" office:value-type="boolean" office:boolean-value="false" calcext:value-type="boolean">
            <text:p>FAŁSZ</text:p>
          </table:table-cell>
          <table:table-cell table:formula="of:=VLOOKUP([.C123]; [$SolrMarc.D$2:.E$555]; 2; 0)" office:value-type="float" office:value="0" calcext:value-type="float">
            <text:p>0</text:p>
          </table:table-cell>
          <table:table-cell table:formula="of:=VLOOKUP([.C123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etPublicationDates</text:p>
          </table:table-cell>
          <table:table-cell table:formula="of:=[.C124]&lt;&gt;[.C123]" office:value-type="boolean" office:boolean-value="false" calcext:value-type="boolean">
            <text:p>FAŁSZ</text:p>
          </table:table-cell>
          <table:table-cell table:formula="of:=VLOOKUP([.C124]; [$SolrMarc.D$2:.E$555]; 2; 0)" office:value-type="float" office:value="0" calcext:value-type="float">
            <text:p>0</text:p>
          </table:table-cell>
          <table:table-cell table:formula="of:=VLOOKUP([.C124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etPublicationDates</text:p>
          </table:table-cell>
          <table:table-cell table:formula="of:=[.C125]&lt;&gt;[.C124]" office:value-type="boolean" office:boolean-value="false" calcext:value-type="boolean">
            <text:p>FAŁSZ</text:p>
          </table:table-cell>
          <table:table-cell table:formula="of:=VLOOKUP([.C125]; [$SolrMarc.D$2:.E$555]; 2; 0)" office:value-type="float" office:value="0" calcext:value-type="float">
            <text:p>0</text:p>
          </table:table-cell>
          <table:table-cell table:formula="of:=VLOOKUP([.C12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st-entry.phtm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etPublicationDates</text:p>
          </table:table-cell>
          <table:table-cell table:formula="of:=[.C126]&lt;&gt;[.C125]" office:value-type="boolean" office:boolean-value="false" calcext:value-type="boolean">
            <text:p>FAŁSZ</text:p>
          </table:table-cell>
          <table:table-cell table:formula="of:=VLOOKUP([.C126]; [$SolrMarc.D$2:.E$555]; 2; 0)" office:value-type="float" office:value="0" calcext:value-type="float">
            <text:p>0</text:p>
          </table:table-cell>
          <table:table-cell table:formula="of:=VLOOKUP([.C12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etPublicationDates</text:p>
          </table:table-cell>
          <table:table-cell table:formula="of:=[.C127]&lt;&gt;[.C126]" office:value-type="boolean" office:boolean-value="false" calcext:value-type="boolean">
            <text:p>FAŁSZ</text:p>
          </table:table-cell>
          <table:table-cell table:formula="of:=VLOOKUP([.C127]; [$SolrMarc.D$2:.E$555]; 2; 0)" office:value-type="float" office:value="0" calcext:value-type="float">
            <text:p>0</text:p>
          </table:table-cell>
          <table:table-cell table:formula="of:=VLOOKUP([.C127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etPublishers</text:p>
          </table:table-cell>
          <table:table-cell table:formula="of:=[.C128]&lt;&gt;[.C127]" office:value-type="boolean" office:boolean-value="true" calcext:value-type="boolean">
            <text:p>PRAWDA</text:p>
          </table:table-cell>
          <table:table-cell table:formula="of:=VLOOKUP([.C128]; [$SolrMarc.D$2:.E$555]; 2; 0)" office:value-type="float" office:value="0" calcext:value-type="float">
            <text:p>0</text:p>
          </table:table-cell>
          <table:table-cell table:formula="of:=VLOOKUP([.C12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Publishers</text:p>
          </table:table-cell>
          <table:table-cell table:formula="of:=[.C129]&lt;&gt;[.C128]" office:value-type="boolean" office:boolean-value="false" calcext:value-type="boolean">
            <text:p>FAŁSZ</text:p>
          </table:table-cell>
          <table:table-cell table:formula="of:=VLOOKUP([.C129]; [$SolrMarc.D$2:.E$555]; 2; 0)" office:value-type="float" office:value="0" calcext:value-type="float">
            <text:p>0</text:p>
          </table:table-cell>
          <table:table-cell table:formula="of:=VLOOKUP([.C12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tPublishers</text:p>
          </table:table-cell>
          <table:table-cell table:formula="of:=[.C130]&lt;&gt;[.C129]" office:value-type="boolean" office:boolean-value="false" calcext:value-type="boolean">
            <text:p>FAŁSZ</text:p>
          </table:table-cell>
          <table:table-cell table:formula="of:=VLOOKUP([.C130]; [$SolrMarc.D$2:.E$555]; 2; 0)" office:value-type="float" office:value="0" calcext:value-type="float">
            <text:p>0</text:p>
          </table:table-cell>
          <table:table-cell table:formula="of:=VLOOKUP([.C13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etPublishers</text:p>
          </table:table-cell>
          <table:table-cell table:formula="of:=[.C131]&lt;&gt;[.C130]" office:value-type="boolean" office:boolean-value="false" calcext:value-type="boolean">
            <text:p>FAŁSZ</text:p>
          </table:table-cell>
          <table:table-cell table:formula="of:=VLOOKUP([.C131]; [$SolrMarc.D$2:.E$555]; 2; 0)" office:value-type="float" office:value="0" calcext:value-type="float">
            <text:p>0</text:p>
          </table:table-cell>
          <table:table-cell table:formula="of:=VLOOKUP([.C13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etPublishers</text:p>
          </table:table-cell>
          <table:table-cell table:formula="of:=[.C132]&lt;&gt;[.C131]" office:value-type="boolean" office:boolean-value="false" calcext:value-type="boolean">
            <text:p>FAŁSZ</text:p>
          </table:table-cell>
          <table:table-cell table:formula="of:=VLOOKUP([.C132]; [$SolrMarc.D$2:.E$555]; 2; 0)" office:value-type="float" office:value="0" calcext:value-type="float">
            <text:p>0</text:p>
          </table:table-cell>
          <table:table-cell table:formula="of:=VLOOKUP([.C13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st-entry.phtm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tPublishers</text:p>
          </table:table-cell>
          <table:table-cell table:formula="of:=[.C133]&lt;&gt;[.C132]" office:value-type="boolean" office:boolean-value="false" calcext:value-type="boolean">
            <text:p>FAŁSZ</text:p>
          </table:table-cell>
          <table:table-cell table:formula="of:=VLOOKUP([.C133]; [$SolrMarc.D$2:.E$555]; 2; 0)" office:value-type="float" office:value="0" calcext:value-type="float">
            <text:p>0</text:p>
          </table:table-cell>
          <table:table-cell table:formula="of:=VLOOKUP([.C13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etPublishers</text:p>
          </table:table-cell>
          <table:table-cell table:formula="of:=[.C134]&lt;&gt;[.C133]" office:value-type="boolean" office:boolean-value="false" calcext:value-type="boolean">
            <text:p>FAŁSZ</text:p>
          </table:table-cell>
          <table:table-cell table:formula="of:=VLOOKUP([.C134]; [$SolrMarc.D$2:.E$555]; 2; 0)" office:value-type="float" office:value="0" calcext:value-type="float">
            <text:p>0</text:p>
          </table:table-cell>
          <table:table-cell table:formula="of:=VLOOKUP([.C134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Tab/exemplarspezifika.pht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RealTimeHoldings</text:p>
          </table:table-cell>
          <table:table-cell table:formula="of:=[.C135]&lt;&gt;[.C134]" office:value-type="boolean" office:boolean-value="true" calcext:value-type="boolean">
            <text:p>PRAWDA</text:p>
          </table:table-cell>
          <table:table-cell table:formula="of:=VLOOKUP([.C135]; [$SolrMarc.D$2:.E$555]; 2; 0)" office:value-type="float" office:value="0" calcext:value-type="float">
            <text:p>0</text:p>
          </table:table-cell>
          <table:table-cell table:formula="of:=VLOOKUP([.C135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Tab/holdingsils.phtm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tRealTimeTitleHold</text:p>
          </table:table-cell>
          <table:table-cell table:formula="of:=[.C136]&lt;&gt;[.C135]" office:value-type="boolean" office:boolean-value="true" calcext:value-type="boolean">
            <text:p>PRAWDA</text:p>
          </table:table-cell>
          <table:table-cell table:formula="of:=VLOOKUP([.C136]; [$SolrMarc.D$2:.E$555]; 2; 0)" office:value-type="float" office:value="0" calcext:value-type="float">
            <text:p>0</text:p>
          </table:table-cell>
          <table:table-cell table:formula="of:=VLOOKUP([.C13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Tab/holdingsils.phtm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etRealTimeTitleHold</text:p>
          </table:table-cell>
          <table:table-cell table:formula="of:=[.C137]&lt;&gt;[.C136]" office:value-type="boolean" office:boolean-value="false" calcext:value-type="boolean">
            <text:p>FAŁSZ</text:p>
          </table:table-cell>
          <table:table-cell table:formula="of:=VLOOKUP([.C137]; [$SolrMarc.D$2:.E$555]; 2; 0)" office:value-type="float" office:value="0" calcext:value-type="float">
            <text:p>0</text:p>
          </table:table-cell>
          <table:table-cell table:formula="of:=VLOOKUP([.C137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result-list.phtm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etRecordBanner</text:p>
          </table:table-cell>
          <table:table-cell table:formula="of:=[.C138]&lt;&gt;[.C137]" office:value-type="boolean" office:boolean-value="true" calcext:value-type="boolean">
            <text:p>PRAWDA</text:p>
          </table:table-cell>
          <table:table-cell table:formula="of:=VLOOKUP([.C138]; [$SolrMarc.D$2:.E$555]; 2; 0)" office:value-type="float" office:value="1" calcext:value-type="float">
            <text:p>1</text:p>
          </table:table-cell>
          <table:table-cell table:formula="of:=VLOOKUP([.C138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etSchemaOrgFormats</text:p>
          </table:table-cell>
          <table:table-cell table:formula="of:=[.C139]&lt;&gt;[.C138]" office:value-type="boolean" office:boolean-value="true" calcext:value-type="boolean">
            <text:p>PRAWDA</text:p>
          </table:table-cell>
          <table:table-cell table:formula="of:=VLOOKUP([.C139]; [$SolrMarc.D$2:.E$555]; 2; 0)" office:value-type="float" office:value="0" calcext:value-type="float">
            <text:p>0</text:p>
          </table:table-cell>
          <table:table-cell table:formula="of:=VLOOKUP([.C139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tSecondaryAuthors</text:p>
          </table:table-cell>
          <table:table-cell table:formula="of:=[.C140]&lt;&gt;[.C139]" office:value-type="boolean" office:boolean-value="true" calcext:value-type="boolean">
            <text:p>PRAWDA</text:p>
          </table:table-cell>
          <table:table-cell table:formula="of:=VLOOKUP([.C140]; [$SolrMarc.D$2:.E$555]; 2; 0)" office:value-type="float" office:value="0" calcext:value-type="float">
            <text:p>0</text:p>
          </table:table-cell>
          <table:table-cell table:formula="of:=VLOOKUP([.C140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SecondaryAuthors</text:p>
          </table:table-cell>
          <table:table-cell table:formula="of:=[.C141]&lt;&gt;[.C140]" office:value-type="boolean" office:boolean-value="false" calcext:value-type="boolean">
            <text:p>FAŁSZ</text:p>
          </table:table-cell>
          <table:table-cell table:formula="of:=VLOOKUP([.C141]; [$SolrMarc.D$2:.E$555]; 2; 0)" office:value-type="float" office:value="0" calcext:value-type="float">
            <text:p>0</text:p>
          </table:table-cell>
          <table:table-cell table:formula="of:=VLOOKUP([.C14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etSecondaryAuthors</text:p>
          </table:table-cell>
          <table:table-cell table:formula="of:=[.C142]&lt;&gt;[.C141]" office:value-type="boolean" office:boolean-value="false" calcext:value-type="boolean">
            <text:p>FAŁSZ</text:p>
          </table:table-cell>
          <table:table-cell table:formula="of:=VLOOKUP([.C142]; [$SolrMarc.D$2:.E$555]; 2; 0)" office:value-type="float" office:value="0" calcext:value-type="float">
            <text:p>0</text:p>
          </table:table-cell>
          <table:table-cell table:formula="of:=VLOOKUP([.C14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etSecondaryAuthors</text:p>
          </table:table-cell>
          <table:table-cell table:formula="of:=[.C143]&lt;&gt;[.C142]" office:value-type="boolean" office:boolean-value="false" calcext:value-type="boolean">
            <text:p>FAŁSZ</text:p>
          </table:table-cell>
          <table:table-cell table:formula="of:=VLOOKUP([.C143]; [$SolrMarc.D$2:.E$555]; 2; 0)" office:value-type="float" office:value="0" calcext:value-type="float">
            <text:p>0</text:p>
          </table:table-cell>
          <table:table-cell table:formula="of:=VLOOKUP([.C143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etSecondaryAuthors</text:p>
          </table:table-cell>
          <table:table-cell table:formula="of:=[.C144]&lt;&gt;[.C143]" office:value-type="boolean" office:boolean-value="false" calcext:value-type="boolean">
            <text:p>FAŁSZ</text:p>
          </table:table-cell>
          <table:table-cell table:formula="of:=VLOOKUP([.C144]; [$SolrMarc.D$2:.E$555]; 2; 0)" office:value-type="float" office:value="0" calcext:value-type="float">
            <text:p>0</text:p>
          </table:table-cell>
          <table:table-cell table:formula="of:=VLOOKUP([.C144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tSecondaryCorporateAuthors</text:p>
          </table:table-cell>
          <table:table-cell table:formula="of:=[.C145]&lt;&gt;[.C144]" office:value-type="boolean" office:boolean-value="true" calcext:value-type="boolean">
            <text:p>PRAWDA</text:p>
          </table:table-cell>
          <table:table-cell table:formula="of:=VLOOKUP([.C145]; [$SolrMarc.D$2:.E$555]; 2; 0)" office:value-type="float" office:value="1" calcext:value-type="float">
            <text:p>1</text:p>
          </table:table-cell>
          <table:table-cell table:formula="of:=VLOOKUP([.C14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SecondaryCorporateAuthors</text:p>
          </table:table-cell>
          <table:table-cell table:formula="of:=[.C146]&lt;&gt;[.C145]" office:value-type="boolean" office:boolean-value="false" calcext:value-type="boolean">
            <text:p>FAŁSZ</text:p>
          </table:table-cell>
          <table:table-cell table:formula="of:=VLOOKUP([.C146]; [$SolrMarc.D$2:.E$555]; 2; 0)" office:value-type="float" office:value="1" calcext:value-type="float">
            <text:p>1</text:p>
          </table:table-cell>
          <table:table-cell table:formula="of:=VLOOKUP([.C14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tSecondaryCorporateAuthors</text:p>
          </table:table-cell>
          <table:table-cell table:formula="of:=[.C147]&lt;&gt;[.C146]" office:value-type="boolean" office:boolean-value="false" calcext:value-type="boolean">
            <text:p>FAŁSZ</text:p>
          </table:table-cell>
          <table:table-cell table:formula="of:=VLOOKUP([.C147]; [$SolrMarc.D$2:.E$555]; 2; 0)" office:value-type="float" office:value="1" calcext:value-type="float">
            <text:p>1</text:p>
          </table:table-cell>
          <table:table-cell table:formula="of:=VLOOKUP([.C14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etSecondaryCorporateAuthors</text:p>
          </table:table-cell>
          <table:table-cell table:formula="of:=[.C148]&lt;&gt;[.C147]" office:value-type="boolean" office:boolean-value="false" calcext:value-type="boolean">
            <text:p>FAŁSZ</text:p>
          </table:table-cell>
          <table:table-cell table:formula="of:=VLOOKUP([.C148]; [$SolrMarc.D$2:.E$555]; 2; 0)" office:value-type="float" office:value="1" calcext:value-type="float">
            <text:p>1</text:p>
          </table:table-cell>
          <table:table-cell table:formula="of:=VLOOKUP([.C148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etSecondaryCorporateAuthors</text:p>
          </table:table-cell>
          <table:table-cell table:formula="of:=[.C149]&lt;&gt;[.C148]" office:value-type="boolean" office:boolean-value="false" calcext:value-type="boolean">
            <text:p>FAŁSZ</text:p>
          </table:table-cell>
          <table:table-cell table:formula="of:=VLOOKUP([.C149]; [$SolrMarc.D$2:.E$555]; 2; 0)" office:value-type="float" office:value="1" calcext:value-type="float">
            <text:p>1</text:p>
          </table:table-cell>
          <table:table-cell table:formula="of:=VLOOKUP([.C149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.phtm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etSeries</text:p>
          </table:table-cell>
          <table:table-cell table:formula="of:=[.C150]&lt;&gt;[.C149]" office:value-type="boolean" office:boolean-value="true" calcext:value-type="boolean">
            <text:p>PRAWDA</text:p>
          </table:table-cell>
          <table:table-cell table:formula="of:=VLOOKUP([.C150]; [$SolrMarc.D$2:.E$555]; 2; 0)" office:value-type="float" office:value="0" calcext:value-type="float">
            <text:p>0</text:p>
          </table:table-cell>
          <table:table-cell table:formula="of:=VLOOKUP([.C150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web.pht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Series</text:p>
          </table:table-cell>
          <table:table-cell table:formula="of:=[.C151]&lt;&gt;[.C150]" office:value-type="boolean" office:boolean-value="false" calcext:value-type="boolean">
            <text:p>FAŁSZ</text:p>
          </table:table-cell>
          <table:table-cell table:formula="of:=VLOOKUP([.C151]; [$SolrMarc.D$2:.E$555]; 2; 0)" office:value-type="float" office:value="0" calcext:value-type="float">
            <text:p>0</text:p>
          </table:table-cell>
          <table:table-cell table:formula="of:=VLOOKUP([.C15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Series</text:p>
          </table:table-cell>
          <table:table-cell table:formula="of:=[.C152]&lt;&gt;[.C151]" office:value-type="boolean" office:boolean-value="false" calcext:value-type="boolean">
            <text:p>FAŁSZ</text:p>
          </table:table-cell>
          <table:table-cell table:formula="of:=VLOOKUP([.C152]; [$SolrMarc.D$2:.E$555]; 2; 0)" office:value-type="float" office:value="0" calcext:value-type="float">
            <text:p>0</text:p>
          </table:table-cell>
          <table:table-cell table:formula="of:=VLOOKUP([.C15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Series</text:p>
          </table:table-cell>
          <table:table-cell table:formula="of:=[.C153]&lt;&gt;[.C152]" office:value-type="boolean" office:boolean-value="false" calcext:value-type="boolean">
            <text:p>FAŁSZ</text:p>
          </table:table-cell>
          <table:table-cell table:formula="of:=VLOOKUP([.C153]; [$SolrMarc.D$2:.E$555]; 2; 0)" office:value-type="float" office:value="0" calcext:value-type="float">
            <text:p>0</text:p>
          </table:table-cell>
          <table:table-cell table:formula="of:=VLOOKUP([.C153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ShortTitle</text:p>
          </table:table-cell>
          <table:table-cell table:formula="of:=[.C154]&lt;&gt;[.C153]" office:value-type="boolean" office:boolean-value="true" calcext:value-type="boolean">
            <text:p>PRAWDA</text:p>
          </table:table-cell>
          <table:table-cell table:formula="of:=VLOOKUP([.C154]; [$SolrMarc.D$2:.E$555]; 2; 0)" office:value-type="float" office:value="0" calcext:value-type="float">
            <text:p>0</text:p>
          </table:table-cell>
          <table:table-cell table:formula="of:=VLOOKUP([.C154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web.phtm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getSourceIdentifier</text:p>
          </table:table-cell>
          <table:table-cell table:formula="of:=[.C155]&lt;&gt;[.C154]" office:value-type="boolean" office:boolean-value="true" calcext:value-type="boolean">
            <text:p>PRAWDA</text:p>
          </table:table-cell>
          <table:table-cell table:formula="of:=VLOOKUP([.C155]; [$SolrMarc.D$2:.E$555]; 2; 0)" office:value-type="float" office:value="0" calcext:value-type="float">
            <text:p>0</text:p>
          </table:table-cell>
          <table:table-cell table:formula="of:=VLOOKUP([.C15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core.pht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SourceIdentifier</text:p>
          </table:table-cell>
          <table:table-cell table:formula="of:=[.C156]&lt;&gt;[.C155]" office:value-type="boolean" office:boolean-value="false" calcext:value-type="boolean">
            <text:p>FAŁSZ</text:p>
          </table:table-cell>
          <table:table-cell table:formula="of:=VLOOKUP([.C156]; [$SolrMarc.D$2:.E$555]; 2; 0)" office:value-type="float" office:value="0" calcext:value-type="float">
            <text:p>0</text:p>
          </table:table-cell>
          <table:table-cell table:formula="of:=VLOOKUP([.C156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data-allSubjectHeadings.phtm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etSourceIdentifier</text:p>
          </table:table-cell>
          <table:table-cell table:formula="of:=[.C157]&lt;&gt;[.C156]" office:value-type="boolean" office:boolean-value="false" calcext:value-type="boolean">
            <text:p>FAŁSZ</text:p>
          </table:table-cell>
          <table:table-cell table:formula="of:=VLOOKUP([.C157]; [$SolrMarc.D$2:.E$555]; 2; 0)" office:value-type="float" office:value="0" calcext:value-type="float">
            <text:p>0</text:p>
          </table:table-cell>
          <table:table-cell table:formula="of:=VLOOKUP([.C157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nk-generic.pht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SourceIdentifier</text:p>
          </table:table-cell>
          <table:table-cell table:formula="of:=[.C158]&lt;&gt;[.C157]" office:value-type="boolean" office:boolean-value="false" calcext:value-type="boolean">
            <text:p>FAŁSZ</text:p>
          </table:table-cell>
          <table:table-cell table:formula="of:=VLOOKUP([.C158]; [$SolrMarc.D$2:.E$555]; 2; 0)" office:value-type="float" office:value="0" calcext:value-type="float">
            <text:p>0</text:p>
          </table:table-cell>
          <table:table-cell table:formula="of:=VLOOKUP([.C15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etSourceIdentifier</text:p>
          </table:table-cell>
          <table:table-cell table:formula="of:=[.C159]&lt;&gt;[.C158]" office:value-type="boolean" office:boolean-value="false" calcext:value-type="boolean">
            <text:p>FAŁSZ</text:p>
          </table:table-cell>
          <table:table-cell table:formula="of:=VLOOKUP([.C159]; [$SolrMarc.D$2:.E$555]; 2; 0)" office:value-type="float" office:value="0" calcext:value-type="float">
            <text:p>0</text:p>
          </table:table-cell>
          <table:table-cell table:formula="of:=VLOOKUP([.C15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etSourceIdentifier</text:p>
          </table:table-cell>
          <table:table-cell table:formula="of:=[.C160]&lt;&gt;[.C159]" office:value-type="boolean" office:boolean-value="false" calcext:value-type="boolean">
            <text:p>FAŁSZ</text:p>
          </table:table-cell>
          <table:table-cell table:formula="of:=VLOOKUP([.C160]; [$SolrMarc.D$2:.E$555]; 2; 0)" office:value-type="float" office:value="0" calcext:value-type="float">
            <text:p>0</text:p>
          </table:table-cell>
          <table:table-cell table:formula="of:=VLOOKUP([.C16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getSourceIdentifier</text:p>
          </table:table-cell>
          <table:table-cell table:formula="of:=[.C161]&lt;&gt;[.C160]" office:value-type="boolean" office:boolean-value="false" calcext:value-type="boolean">
            <text:p>FAŁSZ</text:p>
          </table:table-cell>
          <table:table-cell table:formula="of:=VLOOKUP([.C161]; [$SolrMarc.D$2:.E$555]; 2; 0)" office:value-type="float" office:value="0" calcext:value-type="float">
            <text:p>0</text:p>
          </table:table-cell>
          <table:table-cell table:formula="of:=VLOOKUP([.C16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getSourceIdentifier</text:p>
          </table:table-cell>
          <table:table-cell table:formula="of:=[.C162]&lt;&gt;[.C161]" office:value-type="boolean" office:boolean-value="false" calcext:value-type="boolean">
            <text:p>FAŁSZ</text:p>
          </table:table-cell>
          <table:table-cell table:formula="of:=VLOOKUP([.C162]; [$SolrMarc.D$2:.E$555]; 2; 0)" office:value-type="float" office:value="0" calcext:value-type="float">
            <text:p>0</text:p>
          </table:table-cell>
          <table:table-cell table:formula="of:=VLOOKUP([.C16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getSourceIdentifier</text:p>
          </table:table-cell>
          <table:table-cell table:formula="of:=[.C163]&lt;&gt;[.C162]" office:value-type="boolean" office:boolean-value="false" calcext:value-type="boolean">
            <text:p>FAŁSZ</text:p>
          </table:table-cell>
          <table:table-cell table:formula="of:=VLOOKUP([.C163]; [$SolrMarc.D$2:.E$555]; 2; 0)" office:value-type="float" office:value="0" calcext:value-type="float">
            <text:p>0</text:p>
          </table:table-cell>
          <table:table-cell table:formula="of:=VLOOKUP([.C16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getSourceIdentifier</text:p>
          </table:table-cell>
          <table:table-cell table:formula="of:=[.C164]&lt;&gt;[.C163]" office:value-type="boolean" office:boolean-value="false" calcext:value-type="boolean">
            <text:p>FAŁSZ</text:p>
          </table:table-cell>
          <table:table-cell table:formula="of:=VLOOKUP([.C164]; [$SolrMarc.D$2:.E$555]; 2; 0)" office:value-type="float" office:value="0" calcext:value-type="float">
            <text:p>0</text:p>
          </table:table-cell>
          <table:table-cell table:formula="of:=VLOOKUP([.C164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toolbar.p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tSourceIdentifier</text:p>
          </table:table-cell>
          <table:table-cell table:formula="of:=[.C165]&lt;&gt;[.C164]" office:value-type="boolean" office:boolean-value="false" calcext:value-type="boolean">
            <text:p>FAŁSZ</text:p>
          </table:table-cell>
          <table:table-cell table:formula="of:=VLOOKUP([.C165]; [$SolrMarc.D$2:.E$555]; 2; 0)" office:value-type="float" office:value="0" calcext:value-type="float">
            <text:p>0</text:p>
          </table:table-cell>
          <table:table-cell table:formula="of:=VLOOKUP([.C16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toolbar.phtm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SourceIdentifier</text:p>
          </table:table-cell>
          <table:table-cell table:formula="of:=[.C166]&lt;&gt;[.C165]" office:value-type="boolean" office:boolean-value="false" calcext:value-type="boolean">
            <text:p>FAŁSZ</text:p>
          </table:table-cell>
          <table:table-cell table:formula="of:=VLOOKUP([.C166]; [$SolrMarc.D$2:.E$555]; 2; 0)" office:value-type="float" office:value="0" calcext:value-type="float">
            <text:p>0</text:p>
          </table:table-cell>
          <table:table-cell table:formula="of:=VLOOKUP([.C166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etSubtitle</text:p>
          </table:table-cell>
          <table:table-cell table:formula="of:=[.C167]&lt;&gt;[.C166]" office:value-type="boolean" office:boolean-value="true" calcext:value-type="boolean">
            <text:p>PRAWDA</text:p>
          </table:table-cell>
          <table:table-cell table:formula="of:=VLOOKUP([.C167]; [$SolrMarc.D$2:.E$555]; 2; 0)" office:value-type="float" office:value="0" calcext:value-type="float">
            <text:p>0</text:p>
          </table:table-cell>
          <table:table-cell table:formula="of:=VLOOKUP([.C167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core.pht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SubTitle</text:p>
          </table:table-cell>
          <table:table-cell table:formula="of:=[.C168]&lt;&gt;[.C167]" office:value-type="boolean" office:boolean-value="true" calcext:value-type="boolean">
            <text:p>PRAWDA</text:p>
          </table:table-cell>
          <table:table-cell table:formula="of:=VLOOKUP([.C168]; [$SolrMarc.D$2:.E$555]; 2; 0)" office:value-type="float" office:value="0" calcext:value-type="float">
            <text:p>0</text:p>
          </table:table-cell>
          <table:table-cell table:formula="of:=VLOOKUP([.C16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core.pht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SubTitle</text:p>
          </table:table-cell>
          <table:table-cell table:formula="of:=[.C169]&lt;&gt;[.C168]" office:value-type="boolean" office:boolean-value="false" calcext:value-type="boolean">
            <text:p>FAŁSZ</text:p>
          </table:table-cell>
          <table:table-cell table:formula="of:=VLOOKUP([.C169]; [$SolrMarc.D$2:.E$555]; 2; 0)" office:value-type="float" office:value="0" calcext:value-type="float">
            <text:p>0</text:p>
          </table:table-cell>
          <table:table-cell table:formula="of:=VLOOKUP([.C16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SubTitle</text:p>
          </table:table-cell>
          <table:table-cell table:formula="of:=[.C170]&lt;&gt;[.C169]" office:value-type="boolean" office:boolean-value="false" calcext:value-type="boolean">
            <text:p>FAŁSZ</text:p>
          </table:table-cell>
          <table:table-cell table:formula="of:=VLOOKUP([.C170]; [$SolrMarc.D$2:.E$555]; 2; 0)" office:value-type="float" office:value="0" calcext:value-type="float">
            <text:p>0</text:p>
          </table:table-cell>
          <table:table-cell table:formula="of:=VLOOKUP([.C170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core.phtm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tSummary</text:p>
          </table:table-cell>
          <table:table-cell table:formula="of:=[.C171]&lt;&gt;[.C170]" office:value-type="boolean" office:boolean-value="true" calcext:value-type="boolean">
            <text:p>PRAWDA</text:p>
          </table:table-cell>
          <table:table-cell table:formula="of:=VLOOKUP([.C171]; [$SolrMarc.D$2:.E$555]; 2; 0)" office:value-type="float" office:value="0" calcext:value-type="float">
            <text:p>0</text:p>
          </table:table-cell>
          <table:table-cell table:formula="of:=VLOOKUP([.C17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st-entry.phtm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Summary</text:p>
          </table:table-cell>
          <table:table-cell table:formula="of:=[.C172]&lt;&gt;[.C171]" office:value-type="boolean" office:boolean-value="false" calcext:value-type="boolean">
            <text:p>FAŁSZ</text:p>
          </table:table-cell>
          <table:table-cell table:formula="of:=VLOOKUP([.C172]; [$SolrMarc.D$2:.E$555]; 2; 0)" office:value-type="float" office:value="0" calcext:value-type="float">
            <text:p>0</text:p>
          </table:table-cell>
          <table:table-cell table:formula="of:=VLOOKUP([.C17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tSummary</text:p>
          </table:table-cell>
          <table:table-cell table:formula="of:=[.C173]&lt;&gt;[.C172]" office:value-type="boolean" office:boolean-value="false" calcext:value-type="boolean">
            <text:p>FAŁSZ</text:p>
          </table:table-cell>
          <table:table-cell table:formula="of:=VLOOKUP([.C173]; [$SolrMarc.D$2:.E$555]; 2; 0)" office:value-type="float" office:value="0" calcext:value-type="float">
            <text:p>0</text:p>
          </table:table-cell>
          <table:table-cell table:formula="of:=VLOOKUP([.C173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result-list.phtm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etSuperiorDocument</text:p>
          </table:table-cell>
          <table:table-cell table:formula="of:=[.C174]&lt;&gt;[.C173]" office:value-type="boolean" office:boolean-value="true" calcext:value-type="boolean">
            <text:p>PRAWDA</text:p>
          </table:table-cell>
          <table:table-cell table:formula="of:=VLOOKUP([.C174]; [$SolrMarc.D$2:.E$555]; 2; 0)" office:value-type="float" office:value="0" calcext:value-type="float">
            <text:p>0</text:p>
          </table:table-cell>
          <table:table-cell table:formula="of:=VLOOKUP([.C174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etTags</text:p>
          </table:table-cell>
          <table:table-cell table:formula="of:=[.C175]&lt;&gt;[.C174]" office:value-type="boolean" office:boolean-value="true" calcext:value-type="boolean">
            <text:p>PRAWDA</text:p>
          </table:table-cell>
          <table:table-cell table:formula="of:=VLOOKUP([.C175]; [$SolrMarc.D$2:.E$555]; 2; 0)" office:value-type="float" office:value="0" calcext:value-type="float">
            <text:p>0</text:p>
          </table:table-cell>
          <table:table-cell table:formula="of:=VLOOKUP([.C175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etTitle</text:p>
          </table:table-cell>
          <table:table-cell table:formula="of:=[.C176]&lt;&gt;[.C175]" office:value-type="boolean" office:boolean-value="true" calcext:value-type="boolean">
            <text:p>PRAWDA</text:p>
          </table:table-cell>
          <table:table-cell table:formula="of:=VLOOKUP([.C176]; [$SolrMarc.D$2:.E$555]; 2; 0)" office:value-type="float" office:value="0" calcext:value-type="float">
            <text:p>0</text:p>
          </table:table-cell>
          <table:table-cell table:formula="of:=VLOOKUP([.C176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rc/acdhchTheme/View/Helper/Root/Record.ph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etTitle</text:p>
          </table:table-cell>
          <table:table-cell table:formula="of:=[.C177]&lt;&gt;[.C176]" office:value-type="boolean" office:boolean-value="false" calcext:value-type="boolean">
            <text:p>FAŁSZ</text:p>
          </table:table-cell>
          <table:table-cell table:formula="of:=VLOOKUP([.C177]; [$SolrMarc.D$2:.E$555]; 2; 0)" office:value-type="float" office:value="0" calcext:value-type="float">
            <text:p>0</text:p>
          </table:table-cell>
          <table:table-cell table:formula="of:=VLOOKUP([.C177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Helpers/pagination.pht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tle</text:p>
          </table:table-cell>
          <table:table-cell table:formula="of:=[.C178]&lt;&gt;[.C177]" office:value-type="boolean" office:boolean-value="false" calcext:value-type="boolean">
            <text:p>FAŁSZ</text:p>
          </table:table-cell>
          <table:table-cell table:formula="of:=VLOOKUP([.C178]; [$SolrMarc.D$2:.E$555]; 2; 0)" office:value-type="float" office:value="0" calcext:value-type="float">
            <text:p>0</text:p>
          </table:table-cell>
          <table:table-cell table:formula="of:=VLOOKUP([.C178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etTitleSection</text:p>
          </table:table-cell>
          <table:table-cell table:formula="of:=[.C179]&lt;&gt;[.C178]" office:value-type="boolean" office:boolean-value="true" calcext:value-type="boolean">
            <text:p>PRAWDA</text:p>
          </table:table-cell>
          <table:table-cell table:formula="of:=VLOOKUP([.C179]; [$SolrMarc.D$2:.E$555]; 2; 0)" office:value-type="float" office:value="0" calcext:value-type="float">
            <text:p>0</text:p>
          </table:table-cell>
          <table:table-cell table:formula="of:=VLOOKUP([.C179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src/acdhchTheme/View/Helper/Root/Record.ph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etTitleSection</text:p>
          </table:table-cell>
          <table:table-cell table:formula="of:=[.C180]&lt;&gt;[.C179]" office:value-type="boolean" office:boolean-value="false" calcext:value-type="boolean">
            <text:p>FAŁSZ</text:p>
          </table:table-cell>
          <table:table-cell table:formula="of:=VLOOKUP([.C180]; [$SolrMarc.D$2:.E$555]; 2; 0)" office:value-type="float" office:value="0" calcext:value-type="float">
            <text:p>0</text:p>
          </table:table-cell>
          <table:table-cell table:formula="of:=VLOOKUP([.C180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myresearch/holds.phtm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getUniqueId</text:p>
          </table:table-cell>
          <table:table-cell table:formula="of:=[.C181]&lt;&gt;[.C180]" office:value-type="boolean" office:boolean-value="true" calcext:value-type="boolean">
            <text:p>PRAWDA</text:p>
          </table:table-cell>
          <table:table-cell table:formula="of:=VLOOKUP([.C181]; [$SolrMarc.D$2:.E$555]; 2; 0)" office:value-type="float" office:value="0" calcext:value-type="float">
            <text:p>0</text:p>
          </table:table-cell>
          <table:table-cell table:formula="of:=VLOOKUP([.C18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/hold.pht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UniqueId</text:p>
          </table:table-cell>
          <table:table-cell table:formula="of:=[.C182]&lt;&gt;[.C181]" office:value-type="boolean" office:boolean-value="false" calcext:value-type="boolean">
            <text:p>FAŁSZ</text:p>
          </table:table-cell>
          <table:table-cell table:formula="of:=VLOOKUP([.C182]; [$SolrMarc.D$2:.E$555]; 2; 0)" office:value-type="float" office:value="0" calcext:value-type="float">
            <text:p>0</text:p>
          </table:table-cell>
          <table:table-cell table:formula="of:=VLOOKUP([.C18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data-authors.phtm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etUniqueId</text:p>
          </table:table-cell>
          <table:table-cell table:formula="of:=[.C183]&lt;&gt;[.C182]" office:value-type="boolean" office:boolean-value="false" calcext:value-type="boolean">
            <text:p>FAŁSZ</text:p>
          </table:table-cell>
          <table:table-cell table:formula="of:=VLOOKUP([.C183]; [$SolrMarc.D$2:.E$555]; 2; 0)" office:value-type="float" office:value="0" calcext:value-type="float">
            <text:p>0</text:p>
          </table:table-cell>
          <table:table-cell table:formula="of:=VLOOKUP([.C18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getUniqueId</text:p>
          </table:table-cell>
          <table:table-cell table:formula="of:=[.C184]&lt;&gt;[.C183]" office:value-type="boolean" office:boolean-value="false" calcext:value-type="boolean">
            <text:p>FAŁSZ</text:p>
          </table:table-cell>
          <table:table-cell table:formula="of:=VLOOKUP([.C184]; [$SolrMarc.D$2:.E$555]; 2; 0)" office:value-type="float" office:value="0" calcext:value-type="float">
            <text:p>0</text:p>
          </table:table-cell>
          <table:table-cell table:formula="of:=VLOOKUP([.C184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AbstractBase/export-endnoteweb.phtm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etURLs</text:p>
          </table:table-cell>
          <table:table-cell table:formula="of:=[.C185]&lt;&gt;[.C184]" office:value-type="boolean" office:boolean-value="true" calcext:value-type="boolean">
            <text:p>PRAWDA</text:p>
          </table:table-cell>
          <table:table-cell table:formula="of:=VLOOKUP([.C185]; [$SolrMarc.D$2:.E$555]; 2; 0)" office:value-type="float" office:value="0" calcext:value-type="float">
            <text:p>0</text:p>
          </table:table-cell>
          <table:table-cell table:formula="of:=VLOOKUP([.C18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is.phtm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getURLs</text:p>
          </table:table-cell>
          <table:table-cell table:formula="of:=[.C186]&lt;&gt;[.C185]" office:value-type="boolean" office:boolean-value="false" calcext:value-type="boolean">
            <text:p>FAŁSZ</text:p>
          </table:table-cell>
          <table:table-cell table:formula="of:=VLOOKUP([.C186]; [$SolrMarc.D$2:.E$555]; 2; 0)" office:value-type="float" office:value="0" calcext:value-type="float">
            <text:p>0</text:p>
          </table:table-cell>
          <table:table-cell table:formula="of:=VLOOKUP([.C186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rc/acdhchTheme/View/Helper/Root/Citation.ph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etWholeContainerTitle</text:p>
          </table:table-cell>
          <table:table-cell table:formula="of:=[.C187]&lt;&gt;[.C186]" office:value-type="boolean" office:boolean-value="true" calcext:value-type="boolean">
            <text:p>PRAWDA</text:p>
          </table:table-cell>
          <table:table-cell table:formula="of:=VLOOKUP([.C187]; [$SolrMarc.D$2:.E$555]; 2; 0)" office:value-type="float" office:value="1" calcext:value-type="float">
            <text:p>1</text:p>
          </table:table-cell>
          <table:table-cell table:formula="of:=VLOOKUP([.C187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/Auth/AlmaDatabase/create.phtm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tWholeTitle</text:p>
          </table:table-cell>
          <table:table-cell table:formula="of:=[.C188]&lt;&gt;[.C187]" office:value-type="boolean" office:boolean-value="true" calcext:value-type="boolean">
            <text:p>PRAWDA</text:p>
          </table:table-cell>
          <table:table-cell table:formula="of:=VLOOKUP([.C188]; [$SolrMarc.D$2:.E$555]; 2; 0)" office:value-type="float" office:value="0" calcext:value-type="float">
            <text:p>0</text:p>
          </table:table-cell>
          <table:table-cell table:formula="of:=VLOOKUP([.C18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myresearch/checkedout.phtm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etWholeTitle</text:p>
          </table:table-cell>
          <table:table-cell table:formula="of:=[.C189]&lt;&gt;[.C188]" office:value-type="boolean" office:boolean-value="false" calcext:value-type="boolean">
            <text:p>FAŁSZ</text:p>
          </table:table-cell>
          <table:table-cell table:formula="of:=VLOOKUP([.C189]; [$SolrMarc.D$2:.E$555]; 2; 0)" office:value-type="float" office:value="0" calcext:value-type="float">
            <text:p>0</text:p>
          </table:table-cell>
          <table:table-cell table:formula="of:=VLOOKUP([.C18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myresearch/historicloans.phtm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etWholeTitle</text:p>
          </table:table-cell>
          <table:table-cell table:formula="of:=[.C190]&lt;&gt;[.C189]" office:value-type="boolean" office:boolean-value="false" calcext:value-type="boolean">
            <text:p>FAŁSZ</text:p>
          </table:table-cell>
          <table:table-cell table:formula="of:=VLOOKUP([.C190]; [$SolrMarc.D$2:.E$555]; 2; 0)" office:value-type="float" office:value="0" calcext:value-type="float">
            <text:p>0</text:p>
          </table:table-cell>
          <table:table-cell table:formula="of:=VLOOKUP([.C19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etWholeTitle</text:p>
          </table:table-cell>
          <table:table-cell table:formula="of:=[.C191]&lt;&gt;[.C190]" office:value-type="boolean" office:boolean-value="false" calcext:value-type="boolean">
            <text:p>FAŁSZ</text:p>
          </table:table-cell>
          <table:table-cell table:formula="of:=VLOOKUP([.C191]; [$SolrMarc.D$2:.E$555]; 2; 0)" office:value-type="float" office:value="0" calcext:value-type="float">
            <text:p>0</text:p>
          </table:table-cell>
          <table:table-cell table:formula="of:=VLOOKUP([.C19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endnote.phtml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getWholeTitle</text:p>
          </table:table-cell>
          <table:table-cell table:formula="of:=[.C192]&lt;&gt;[.C191]" office:value-type="boolean" office:boolean-value="false" calcext:value-type="boolean">
            <text:p>FAŁSZ</text:p>
          </table:table-cell>
          <table:table-cell table:formula="of:=VLOOKUP([.C192]; [$SolrMarc.D$2:.E$555]; 2; 0)" office:value-type="float" office:value="0" calcext:value-type="float">
            <text:p>0</text:p>
          </table:table-cell>
          <table:table-cell table:formula="of:=VLOOKUP([.C19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AbstractBase/export-refworks.phtm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getWholeTitle</text:p>
          </table:table-cell>
          <table:table-cell table:formula="of:=[.C193]&lt;&gt;[.C192]" office:value-type="boolean" office:boolean-value="false" calcext:value-type="boolean">
            <text:p>FAŁSZ</text:p>
          </table:table-cell>
          <table:table-cell table:formula="of:=VLOOKUP([.C193]; [$SolrMarc.D$2:.E$555]; 2; 0)" office:value-type="float" office:value="0" calcext:value-type="float">
            <text:p>0</text:p>
          </table:table-cell>
          <table:table-cell table:formula="of:=VLOOKUP([.C19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core.p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WholeTitle</text:p>
          </table:table-cell>
          <table:table-cell table:formula="of:=[.C194]&lt;&gt;[.C193]" office:value-type="boolean" office:boolean-value="false" calcext:value-type="boolean">
            <text:p>FAŁSZ</text:p>
          </table:table-cell>
          <table:table-cell table:formula="of:=VLOOKUP([.C194]; [$SolrMarc.D$2:.E$555]; 2; 0)" office:value-type="float" office:value="0" calcext:value-type="float">
            <text:p>0</text:p>
          </table:table-cell>
          <table:table-cell table:formula="of:=VLOOKUP([.C194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st-entry.phtm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WholeTitle</text:p>
          </table:table-cell>
          <table:table-cell table:formula="of:=[.C195]&lt;&gt;[.C194]" office:value-type="boolean" office:boolean-value="false" calcext:value-type="boolean">
            <text:p>FAŁSZ</text:p>
          </table:table-cell>
          <table:table-cell table:formula="of:=VLOOKUP([.C195]; [$SolrMarc.D$2:.E$555]; 2; 0)" office:value-type="float" office:value="0" calcext:value-type="float">
            <text:p>0</text:p>
          </table:table-cell>
          <table:table-cell table:formula="of:=VLOOKUP([.C19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WholeTitle</text:p>
          </table:table-cell>
          <table:table-cell table:formula="of:=[.C196]&lt;&gt;[.C195]" office:value-type="boolean" office:boolean-value="false" calcext:value-type="boolean">
            <text:p>FAŁSZ</text:p>
          </table:table-cell>
          <table:table-cell table:formula="of:=VLOOKUP([.C196]; [$SolrMarc.D$2:.E$555]; 2; 0)" office:value-type="float" office:value="0" calcext:value-type="float">
            <text:p>0</text:p>
          </table:table-cell>
          <table:table-cell table:formula="of:=VLOOKUP([.C196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Collection</text:p>
          </table:table-cell>
          <table:table-cell table:formula="of:=[.C197]&lt;&gt;[.C196]" office:value-type="boolean" office:boolean-value="true" calcext:value-type="boolean">
            <text:p>PRAWDA</text:p>
          </table:table-cell>
          <table:table-cell table:formula="of:=VLOOKUP([.C197]; [$SolrMarc.D$2:.E$555]; 2; 0)" office:value-type="float" office:value="0" calcext:value-type="float">
            <text:p>0</text:p>
          </table:table-cell>
          <table:table-cell table:formula="of:=VLOOKUP([.C197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st-entry.phtm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sCollection</text:p>
          </table:table-cell>
          <table:table-cell table:formula="of:=[.C198]&lt;&gt;[.C197]" office:value-type="boolean" office:boolean-value="false" calcext:value-type="boolean">
            <text:p>FAŁSZ</text:p>
          </table:table-cell>
          <table:table-cell table:formula="of:=VLOOKUP([.C198]; [$SolrMarc.D$2:.E$555]; 2; 0)" office:value-type="float" office:value="0" calcext:value-type="float">
            <text:p>0</text:p>
          </table:table-cell>
          <table:table-cell table:formula="of:=VLOOKUP([.C19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st-entry.phtm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sCollection</text:p>
          </table:table-cell>
          <table:table-cell table:formula="of:=[.C199]&lt;&gt;[.C198]" office:value-type="boolean" office:boolean-value="false" calcext:value-type="boolean">
            <text:p>FAŁSZ</text:p>
          </table:table-cell>
          <table:table-cell table:formula="of:=VLOOKUP([.C199]; [$SolrMarc.D$2:.E$555]; 2; 0)" office:value-type="float" office:value="0" calcext:value-type="float">
            <text:p>0</text:p>
          </table:table-cell>
          <table:table-cell table:formula="of:=VLOOKUP([.C19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Collection</text:p>
          </table:table-cell>
          <table:table-cell table:formula="of:=[.C200]&lt;&gt;[.C199]" office:value-type="boolean" office:boolean-value="false" calcext:value-type="boolean">
            <text:p>FAŁSZ</text:p>
          </table:table-cell>
          <table:table-cell table:formula="of:=VLOOKUP([.C200]; [$SolrMarc.D$2:.E$555]; 2; 0)" office:value-type="float" office:value="0" calcext:value-type="float">
            <text:p>0</text:p>
          </table:table-cell>
          <table:table-cell table:formula="of:=VLOOKUP([.C20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sCollection</text:p>
          </table:table-cell>
          <table:table-cell table:formula="of:=[.C201]&lt;&gt;[.C200]" office:value-type="boolean" office:boolean-value="false" calcext:value-type="boolean">
            <text:p>FAŁSZ</text:p>
          </table:table-cell>
          <table:table-cell table:formula="of:=VLOOKUP([.C201]; [$SolrMarc.D$2:.E$555]; 2; 0)" office:value-type="float" office:value="0" calcext:value-type="float">
            <text:p>0</text:p>
          </table:table-cell>
          <table:table-cell table:formula="of:=VLOOKUP([.C20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sCollection</text:p>
          </table:table-cell>
          <table:table-cell table:formula="of:=[.C202]&lt;&gt;[.C201]" office:value-type="boolean" office:boolean-value="false" calcext:value-type="boolean">
            <text:p>FAŁSZ</text:p>
          </table:table-cell>
          <table:table-cell table:formula="of:=VLOOKUP([.C202]; [$SolrMarc.D$2:.E$555]; 2; 0)" office:value-type="float" office:value="0" calcext:value-type="float">
            <text:p>0</text:p>
          </table:table-cell>
          <table:table-cell table:formula="of:=VLOOKUP([.C202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st-entry.phtm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sPeerReviewed</text:p>
          </table:table-cell>
          <table:table-cell table:formula="of:=[.C203]&lt;&gt;[.C202]" office:value-type="boolean" office:boolean-value="true" calcext:value-type="boolean">
            <text:p>PRAWDA</text:p>
          </table:table-cell>
          <table:table-cell table:formula="of:=VLOOKUP([.C203]; [$SolrMarc.D$2:.E$555]; 2; 0)" office:value-type="float" office:value="0" calcext:value-type="float">
            <text:p>0</text:p>
          </table:table-cell>
          <table:table-cell table:formula="of:=VLOOKUP([.C20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sPeerReviewed</text:p>
          </table:table-cell>
          <table:table-cell table:formula="of:=[.C204]&lt;&gt;[.C203]" office:value-type="boolean" office:boolean-value="false" calcext:value-type="boolean">
            <text:p>FAŁSZ</text:p>
          </table:table-cell>
          <table:table-cell table:formula="of:=VLOOKUP([.C204]; [$SolrMarc.D$2:.E$555]; 2; 0)" office:value-type="float" office:value="0" calcext:value-type="float">
            <text:p>0</text:p>
          </table:table-cell>
          <table:table-cell table:formula="of:=VLOOKUP([.C204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/RecordDriver/DefaultRecord/link-subject.p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sAjaxStatus</text:p>
          </table:table-cell>
          <table:table-cell table:formula="of:=[.C205]&lt;&gt;[.C204]" office:value-type="boolean" office:boolean-value="true" calcext:value-type="boolean">
            <text:p>PRAWDA</text:p>
          </table:table-cell>
          <table:table-cell table:formula="of:=VLOOKUP([.C205]; [$SolrMarc.D$2:.E$555]; 2; 0)" office:value-type="float" office:value="0" calcext:value-type="float">
            <text:p>0</text:p>
          </table:table-cell>
          <table:table-cell table:formula="of:=VLOOKUP([.C20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st-entry.phtm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portsAjaxStatus</text:p>
          </table:table-cell>
          <table:table-cell table:formula="of:=[.C206]&lt;&gt;[.C205]" office:value-type="boolean" office:boolean-value="false" calcext:value-type="boolean">
            <text:p>FAŁSZ</text:p>
          </table:table-cell>
          <table:table-cell table:formula="of:=VLOOKUP([.C206]; [$SolrMarc.D$2:.E$555]; 2; 0)" office:value-type="float" office:value="0" calcext:value-type="float">
            <text:p>0</text:p>
          </table:table-cell>
          <table:table-cell table:formula="of:=VLOOKUP([.C20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list-entry.phtm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upportsAjaxStatus</text:p>
          </table:table-cell>
          <table:table-cell table:formula="of:=[.C207]&lt;&gt;[.C206]" office:value-type="boolean" office:boolean-value="false" calcext:value-type="boolean">
            <text:p>FAŁSZ</text:p>
          </table:table-cell>
          <table:table-cell table:formula="of:=VLOOKUP([.C207]; [$SolrMarc.D$2:.E$555]; 2; 0)" office:value-type="float" office:value="0" calcext:value-type="float">
            <text:p>0</text:p>
          </table:table-cell>
          <table:table-cell table:formula="of:=VLOOKUP([.C20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upportsAjaxStatus</text:p>
          </table:table-cell>
          <table:table-cell table:formula="of:=[.C208]&lt;&gt;[.C207]" office:value-type="boolean" office:boolean-value="false" calcext:value-type="boolean">
            <text:p>FAŁSZ</text:p>
          </table:table-cell>
          <table:table-cell table:formula="of:=VLOOKUP([.C208]; [$SolrMarc.D$2:.E$555]; 2; 0)" office:value-type="float" office:value="0" calcext:value-type="float">
            <text:p>0</text:p>
          </table:table-cell>
          <table:table-cell table:formula="of:=VLOOKUP([.C208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s/RecordDriver/DefaultRecord/result-list.phtm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upportsAjaxStatus</text:p>
          </table:table-cell>
          <table:table-cell table:formula="of:=[.C209]&lt;&gt;[.C208]" office:value-type="boolean" office:boolean-value="false" calcext:value-type="boolean">
            <text:p>FAŁSZ</text:p>
          </table:table-cell>
          <table:table-cell table:formula="of:=VLOOKUP([.C209]; [$SolrMarc.D$2:.E$555]; 2; 0)" office:value-type="float" office:value="0" calcext:value-type="float">
            <text:p>0</text:p>
          </table:table-cell>
          <table:table-cell table:formula="of:=VLOOKUP([.C209]; [$SolrMarc.D$2:.F$555]; 3; 0)" office:value-type="float" office:value="1" calcext:value-type="float">
            <text:p>1</text:p>
          </table:table-cell>
          <table:table-cell/>
        </table:table-row>
      </table:table>
      <table:table table:name="SolrMarc self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table:style-name="Default" office:value-type="string" calcext:value-type="string">
            <text:p>unique</text:p>
          </table:table-cell>
          <table:table-cell office:value-type="string" calcext:value-type="string">
            <text:p>AkSearchOnly</text:p>
          </table:table-cell>
          <table:table-cell office:value-type="string" calcext:value-type="string">
            <text:p>AkSearchReimplemented</text:p>
          </table:table-cell>
          <table:table-cell office:value-type="string" calcext:value-type="string">
            <text:p>remarks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addAuthorsToContributorsArray</text:p>
          </table:table-cell>
          <table:table-cell table:formula="of:=[.B2]&lt;&gt;[.B1]" office:value-type="boolean" office:boolean-value="true" calcext:value-type="boolean">
            <text:p>PRAWDA</text:p>
          </table:table-cell>
          <table:table-cell table:formula="of:=VLOOKUP([.B2]; [$SolrMarc.D$2:.E$555]; 2; 0)" office:value-type="float" office:value="0" calcext:value-type="float">
            <text:p>0</text:p>
          </table:table-cell>
          <table:table-cell table:formula="of:=VLOOKUP([.B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changeExtNameToBasicName</text:p>
          </table:table-cell>
          <table:table-cell table:formula="of:=[.B3]&lt;&gt;[.B2]" office:value-type="boolean" office:boolean-value="true" calcext:value-type="boolean">
            <text:p>PRAWDA</text:p>
          </table:table-cell>
          <table:table-cell table:formula="of:=VLOOKUP([.B3]; [$SolrMarc.D$2:.E$555]; 2; 0)" office:value-type="float" office:value="0" calcext:value-type="float">
            <text:p>0</text:p>
          </table:table-cell>
          <table:table-cell table:formula="of:=VLOOKUP([.B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string" calcext:value-type="string">
            <text:p>checkVariable</text:p>
          </table:table-cell>
          <table:table-cell table:formula="of:=[.B4]&lt;&gt;[.B3]" office:value-type="boolean" office:boolean-value="true" calcext:value-type="boolean">
            <text:p>PRAWDA</text:p>
          </table:table-cell>
          <table:table-cell table:formula="of:=VLOOKUP([.B4]; [$SolrMarc.D$2:.E$555]; 2; 0)" office:value-type="float" office:value="0" calcext:value-type="float">
            <text:p>0</text:p>
          </table:table-cell>
          <table:table-cell table:formula="of:=VLOOKUP([.B4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office:value-type="string" calcext:value-type="string">
            <text:p>checkVariable</text:p>
          </table:table-cell>
          <table:table-cell table:formula="of:=[.B5]&lt;&gt;[.B4]" office:value-type="boolean" office:boolean-value="false" calcext:value-type="boolean">
            <text:p>FAŁSZ</text:p>
          </table:table-cell>
          <table:table-cell table:formula="of:=VLOOKUP([.B5]; [$SolrMarc.D$2:.E$555]; 2; 0)" office:value-type="float" office:value="0" calcext:value-type="float">
            <text:p>0</text:p>
          </table:table-cell>
          <table:table-cell table:formula="of:=VLOOKUP([.B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checkVariable</text:p>
          </table:table-cell>
          <table:table-cell table:formula="of:=[.B6]&lt;&gt;[.B5]" office:value-type="boolean" office:boolean-value="false" calcext:value-type="boolean">
            <text:p>FAŁSZ</text:p>
          </table:table-cell>
          <table:table-cell table:formula="of:=VLOOKUP([.B6]; [$SolrMarc.D$2:.E$555]; 2; 0)" office:value-type="float" office:value="0" calcext:value-type="float">
            <text:p>0</text:p>
          </table:table-cell>
          <table:table-cell table:formula="of:=VLOOKUP([.B6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string" calcext:value-type="string">
            <text:p>checkVariable</text:p>
          </table:table-cell>
          <table:table-cell table:formula="of:=[.B7]&lt;&gt;[.B6]" office:value-type="boolean" office:boolean-value="false" calcext:value-type="boolean">
            <text:p>FAŁSZ</text:p>
          </table:table-cell>
          <table:table-cell table:formula="of:=VLOOKUP([.B7]; [$SolrMarc.D$2:.E$555]; 2; 0)" office:value-type="float" office:value="0" calcext:value-type="float">
            <text:p>0</text:p>
          </table:table-cell>
          <table:table-cell table:formula="of:=VLOOKUP([.B7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string" calcext:value-type="string">
            <text:p>checkVariable</text:p>
          </table:table-cell>
          <table:table-cell table:formula="of:=[.B8]&lt;&gt;[.B7]" office:value-type="boolean" office:boolean-value="false" calcext:value-type="boolean">
            <text:p>FAŁSZ</text:p>
          </table:table-cell>
          <table:table-cell table:formula="of:=VLOOKUP([.B8]; [$SolrMarc.D$2:.E$555]; 2; 0)" office:value-type="float" office:value="0" calcext:value-type="float">
            <text:p>0</text:p>
          </table:table-cell>
          <table:table-cell table:formula="of:=VLOOKUP([.B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string" calcext:value-type="string">
            <text:p>checkVariable</text:p>
          </table:table-cell>
          <table:table-cell table:formula="of:=[.B9]&lt;&gt;[.B8]" office:value-type="boolean" office:boolean-value="false" calcext:value-type="boolean">
            <text:p>FAŁSZ</text:p>
          </table:table-cell>
          <table:table-cell table:formula="of:=VLOOKUP([.B9]; [$SolrMarc.D$2:.E$555]; 2; 0)" office:value-type="float" office:value="0" calcext:value-type="float">
            <text:p>0</text:p>
          </table:table-cell>
          <table:table-cell table:formula="of:=VLOOKUP([.B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createSecondaryAuthors</text:p>
          </table:table-cell>
          <table:table-cell table:formula="of:=[.B10]&lt;&gt;[.B9]" office:value-type="boolean" office:boolean-value="true" calcext:value-type="boolean">
            <text:p>PRAWDA</text:p>
          </table:table-cell>
          <table:table-cell table:formula="of:=VLOOKUP([.B10]; [$SolrMarc.D$2:.E$555]; 2; 0)" office:value-type="float" office:value="0" calcext:value-type="float">
            <text:p>0</text:p>
          </table:table-cell>
          <table:table-cell table:formula="of:=VLOOKUP([.B1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createSecondaryAuthors</text:p>
          </table:table-cell>
          <table:table-cell table:formula="of:=[.B11]&lt;&gt;[.B10]" office:value-type="boolean" office:boolean-value="false" calcext:value-type="boolean">
            <text:p>FAŁSZ</text:p>
          </table:table-cell>
          <table:table-cell table:formula="of:=VLOOKUP([.B11]; [$SolrMarc.D$2:.E$555]; 2; 0)" office:value-type="float" office:value="0" calcext:value-type="float">
            <text:p>0</text:p>
          </table:table-cell>
          <table:table-cell table:formula="of:=VLOOKUP([.B1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fetchOrtVerlagAdditionalData</text:p>
          </table:table-cell>
          <table:table-cell table:formula="of:=[.B12]&lt;&gt;[.B11]" office:value-type="boolean" office:boolean-value="true" calcext:value-type="boolean">
            <text:p>PRAWDA</text:p>
          </table:table-cell>
          <table:table-cell table:formula="of:=VLOOKUP([.B12]; [$SolrMarc.D$2:.E$555]; 2; 0)" office:value-type="float" office:value="0" calcext:value-type="float">
            <text:p>0</text:p>
          </table:table-cell>
          <table:table-cell table:formula="of:=VLOOKUP([.B1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string" calcext:value-type="string">
            <text:p>fetchOrtVerlagFields</text:p>
          </table:table-cell>
          <table:table-cell table:formula="of:=[.B13]&lt;&gt;[.B12]" office:value-type="boolean" office:boolean-value="true" calcext:value-type="boolean">
            <text:p>PRAWDA</text:p>
          </table:table-cell>
          <table:table-cell table:formula="of:=VLOOKUP([.B13]; [$SolrMarc.D$2:.E$555]; 2; 0)" office:value-type="float" office:value="0" calcext:value-type="float">
            <text:p>0</text:p>
          </table:table-cell>
          <table:table-cell table:formula="of:=VLOOKUP([.B1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removeBracketsFromText</text:p>
          </table:table-cell>
          <table:table-cell table:formula="of:=[.B14]&lt;&gt;[.B13]" office:value-type="boolean" office:boolean-value="true" calcext:value-type="boolean">
            <text:p>PRAWDA</text:p>
          </table:table-cell>
          <table:table-cell table:formula="of:=VLOOKUP([.B14]; [$SolrMarc.D$2:.E$555]; 2; 0)" office:value-type="float" office:value="0" calcext:value-type="float">
            <text:p>0</text:p>
          </table:table-cell>
          <table:table-cell table:formula="of:=VLOOKUP([.B14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removeBracketsFromText</text:p>
          </table:table-cell>
          <table:table-cell table:formula="of:=[.B15]&lt;&gt;[.B14]" office:value-type="boolean" office:boolean-value="false" calcext:value-type="boolean">
            <text:p>FAŁSZ</text:p>
          </table:table-cell>
          <table:table-cell table:formula="of:=VLOOKUP([.B15]; [$SolrMarc.D$2:.E$555]; 2; 0)" office:value-type="float" office:value="0" calcext:value-type="float">
            <text:p>0</text:p>
          </table:table-cell>
          <table:table-cell table:formula="of:=VLOOKUP([.B1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formatHolding991992Data</text:p>
          </table:table-cell>
          <table:table-cell table:formula="of:=[.B16]&lt;&gt;[.B15]" office:value-type="boolean" office:boolean-value="true" calcext:value-type="boolean">
            <text:p>PRAWDA</text:p>
          </table:table-cell>
          <table:table-cell table:formula="of:=VLOOKUP([.B16]; [$SolrMarc.D$2:.E$555]; 2; 0)" office:value-type="float" office:value="0" calcext:value-type="float">
            <text:p>0</text:p>
          </table:table-cell>
          <table:table-cell table:formula="of:=VLOOKUP([.B16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getContainerTitle</text:p>
          </table:table-cell>
          <table:table-cell table:formula="of:=[.B17]&lt;&gt;[.B16]" office:value-type="boolean" office:boolean-value="true" calcext:value-type="boolean">
            <text:p>PRAWDA</text:p>
          </table:table-cell>
          <table:table-cell table:formula="of:=VLOOKUP([.B17]; [$SolrMarc.D$2:.E$555]; 2; 0)" office:value-type="float" office:value="0" calcext:value-type="float">
            <text:p>0</text:p>
          </table:table-cell>
          <table:table-cell table:formula="of:=VLOOKUP([.B17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getFieldArray</text:p>
          </table:table-cell>
          <table:table-cell table:formula="of:=[.B18]&lt;&gt;[.B17]" office:value-type="boolean" office:boolean-value="true" calcext:value-type="boolean">
            <text:p>PRAWDA</text:p>
          </table:table-cell>
          <table:table-cell table:formula="of:=VLOOKUP([.B18]; [$SolrMarc.D$2:.E$555]; 2; 0)" office:value-type="float" office:value="0" calcext:value-type="float">
            <text:p>0</text:p>
          </table:table-cell>
          <table:table-cell table:formula="of:=VLOOKUP([.B18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getFieldsAsArray</text:p>
          </table:table-cell>
          <table:table-cell table:formula="of:=[.B19]&lt;&gt;[.B18]" office:value-type="boolean" office:boolean-value="true" calcext:value-type="boolean">
            <text:p>PRAWDA</text:p>
          </table:table-cell>
          <table:table-cell table:formula="of:=VLOOKUP([.B19]; [$SolrMarc.D$2:.E$555]; 2; 0)" office:value-type="float" office:value="1" calcext:value-type="float">
            <text:p>1</text:p>
          </table:table-cell>
          <table:table-cell table:formula="of:=VLOOKUP([.B19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getFieldsByKeysAndField</text:p>
          </table:table-cell>
          <table:table-cell table:formula="of:=[.B20]&lt;&gt;[.B19]" office:value-type="boolean" office:boolean-value="true" calcext:value-type="boolean">
            <text:p>PRAWDA</text:p>
          </table:table-cell>
          <table:table-cell table:formula="of:=VLOOKUP([.B20]; [$SolrMarc.D$2:.E$555]; 2; 0)" office:value-type="float" office:value="0" calcext:value-type="float">
            <text:p>0</text:p>
          </table:table-cell>
          <table:table-cell table:formula="of:=VLOOKUP([.B2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getFieldsByKeysAndField</text:p>
          </table:table-cell>
          <table:table-cell table:formula="of:=[.B21]&lt;&gt;[.B20]" office:value-type="boolean" office:boolean-value="false" calcext:value-type="boolean">
            <text:p>FAŁSZ</text:p>
          </table:table-cell>
          <table:table-cell table:formula="of:=VLOOKUP([.B21]; [$SolrMarc.D$2:.E$555]; 2; 0)" office:value-type="float" office:value="0" calcext:value-type="float">
            <text:p>0</text:p>
          </table:table-cell>
          <table:table-cell table:formula="of:=VLOOKUP([.B2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getHolding991992Data</text:p>
          </table:table-cell>
          <table:table-cell table:formula="of:=[.B22]&lt;&gt;[.B21]" office:value-type="boolean" office:boolean-value="true" calcext:value-type="boolean">
            <text:p>PRAWDA</text:p>
          </table:table-cell>
          <table:table-cell table:formula="of:=VLOOKUP([.B22]; [$SolrMarc.D$2:.E$555]; 2; 0)" office:value-type="float" office:value="0" calcext:value-type="float">
            <text:p>0</text:p>
          </table:table-cell>
          <table:table-cell table:formula="of:=VLOOKUP([.B2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getHoldingIds</text:p>
          </table:table-cell>
          <table:table-cell table:formula="of:=[.B23]&lt;&gt;[.B22]" office:value-type="boolean" office:boolean-value="true" calcext:value-type="boolean">
            <text:p>PRAWDA</text:p>
          </table:table-cell>
          <table:table-cell table:formula="of:=VLOOKUP([.B23]; [$SolrMarc.D$2:.E$555]; 2; 0)" office:value-type="float" office:value="0" calcext:value-type="float">
            <text:p>0</text:p>
          </table:table-cell>
          <table:table-cell table:formula="of:=VLOOKUP([.B2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getMarcFieldsAsObject</text:p>
          </table:table-cell>
          <table:table-cell table:formula="of:=[.B24]&lt;&gt;[.B23]" office:value-type="boolean" office:boolean-value="true" calcext:value-type="boolean">
            <text:p>PRAWDA</text:p>
          </table:table-cell>
          <table:table-cell table:formula="of:=VLOOKUP([.B24]; [$SolrMarc.D$2:.E$555]; 2; 0)" office:value-type="float" office:value="0" calcext:value-type="float">
            <text:p>0</text:p>
          </table:table-cell>
          <table:table-cell table:formula="of:=VLOOKUP([.B24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getMarcFieldsAsObject</text:p>
          </table:table-cell>
          <table:table-cell table:formula="of:=[.B25]&lt;&gt;[.B24]" office:value-type="boolean" office:boolean-value="false" calcext:value-type="boolean">
            <text:p>FAŁSZ</text:p>
          </table:table-cell>
          <table:table-cell table:formula="of:=VLOOKUP([.B25]; [$SolrMarc.D$2:.E$555]; 2; 0)" office:value-type="float" office:value="0" calcext:value-type="float">
            <text:p>0</text:p>
          </table:table-cell>
          <table:table-cell table:formula="of:=VLOOKUP([.B2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getMarcFieldsAsObject</text:p>
          </table:table-cell>
          <table:table-cell table:formula="of:=[.B26]&lt;&gt;[.B25]" office:value-type="boolean" office:boolean-value="false" calcext:value-type="boolean">
            <text:p>FAŁSZ</text:p>
          </table:table-cell>
          <table:table-cell table:formula="of:=VLOOKUP([.B26]; [$SolrMarc.D$2:.E$555]; 2; 0)" office:value-type="float" office:value="0" calcext:value-type="float">
            <text:p>0</text:p>
          </table:table-cell>
          <table:table-cell table:formula="of:=VLOOKUP([.B26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getMarcFieldsAsObject</text:p>
          </table:table-cell>
          <table:table-cell table:formula="of:=[.B27]&lt;&gt;[.B26]" office:value-type="boolean" office:boolean-value="false" calcext:value-type="boolean">
            <text:p>FAŁSZ</text:p>
          </table:table-cell>
          <table:table-cell table:formula="of:=VLOOKUP([.B27]; [$SolrMarc.D$2:.E$555]; 2; 0)" office:value-type="float" office:value="0" calcext:value-type="float">
            <text:p>0</text:p>
          </table:table-cell>
          <table:table-cell table:formula="of:=VLOOKUP([.B27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getMarcFieldsAsObject</text:p>
          </table:table-cell>
          <table:table-cell table:formula="of:=[.B28]&lt;&gt;[.B27]" office:value-type="boolean" office:boolean-value="false" calcext:value-type="boolean">
            <text:p>FAŁSZ</text:p>
          </table:table-cell>
          <table:table-cell table:formula="of:=VLOOKUP([.B28]; [$SolrMarc.D$2:.E$555]; 2; 0)" office:value-type="float" office:value="0" calcext:value-type="float">
            <text:p>0</text:p>
          </table:table-cell>
          <table:table-cell table:formula="of:=VLOOKUP([.B2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getMarcFieldsAsObject</text:p>
          </table:table-cell>
          <table:table-cell table:formula="of:=[.B29]&lt;&gt;[.B28]" office:value-type="boolean" office:boolean-value="false" calcext:value-type="boolean">
            <text:p>FAŁSZ</text:p>
          </table:table-cell>
          <table:table-cell table:formula="of:=VLOOKUP([.B29]; [$SolrMarc.D$2:.E$555]; 2; 0)" office:value-type="float" office:value="0" calcext:value-type="float">
            <text:p>0</text:p>
          </table:table-cell>
          <table:table-cell table:formula="of:=VLOOKUP([.B2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getMarcFieldsAsObject</text:p>
          </table:table-cell>
          <table:table-cell table:formula="of:=[.B30]&lt;&gt;[.B29]" office:value-type="boolean" office:boolean-value="false" calcext:value-type="boolean">
            <text:p>FAŁSZ</text:p>
          </table:table-cell>
          <table:table-cell table:formula="of:=VLOOKUP([.B30]; [$SolrMarc.D$2:.E$555]; 2; 0)" office:value-type="float" office:value="0" calcext:value-type="float">
            <text:p>0</text:p>
          </table:table-cell>
          <table:table-cell table:formula="of:=VLOOKUP([.B3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getMarcFieldsAsObject</text:p>
          </table:table-cell>
          <table:table-cell table:formula="of:=[.B31]&lt;&gt;[.B30]" office:value-type="boolean" office:boolean-value="false" calcext:value-type="boolean">
            <text:p>FAŁSZ</text:p>
          </table:table-cell>
          <table:table-cell table:formula="of:=VLOOKUP([.B31]; [$SolrMarc.D$2:.E$555]; 2; 0)" office:value-type="float" office:value="0" calcext:value-type="float">
            <text:p>0</text:p>
          </table:table-cell>
          <table:table-cell table:formula="of:=VLOOKUP([.B31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etMarcReader</text:p>
          </table:table-cell>
          <table:table-cell table:formula="of:=[.B32]&lt;&gt;[.B31]" office:value-type="boolean" office:boolean-value="true" calcext:value-type="boolean">
            <text:p>PRAWDA</text:p>
          </table:table-cell>
          <table:table-cell table:formula="of:=VLOOKUP([.B32]; [$SolrMarc.D$2:.E$555]; 2; 0)" office:value-type="float" office:value="0" calcext:value-type="float">
            <text:p>0</text:p>
          </table:table-cell>
          <table:table-cell table:formula="of:=VLOOKUP([.B3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getMarcReader</text:p>
          </table:table-cell>
          <table:table-cell table:formula="of:=[.B33]&lt;&gt;[.B32]" office:value-type="boolean" office:boolean-value="false" calcext:value-type="boolean">
            <text:p>FAŁSZ</text:p>
          </table:table-cell>
          <table:table-cell table:formula="of:=VLOOKUP([.B33]; [$SolrMarc.D$2:.E$555]; 2; 0)" office:value-type="float" office:value="0" calcext:value-type="float">
            <text:p>0</text:p>
          </table:table-cell>
          <table:table-cell table:formula="of:=VLOOKUP([.B33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getMarcReader</text:p>
          </table:table-cell>
          <table:table-cell table:formula="of:=[.B34]&lt;&gt;[.B33]" office:value-type="boolean" office:boolean-value="false" calcext:value-type="boolean">
            <text:p>FAŁSZ</text:p>
          </table:table-cell>
          <table:table-cell table:formula="of:=VLOOKUP([.B34]; [$SolrMarc.D$2:.E$555]; 2; 0)" office:value-type="float" office:value="0" calcext:value-type="float">
            <text:p>0</text:p>
          </table:table-cell>
          <table:table-cell table:formula="of:=VLOOKUP([.B34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getMarcReader</text:p>
          </table:table-cell>
          <table:table-cell table:formula="of:=[.B35]&lt;&gt;[.B34]" office:value-type="boolean" office:boolean-value="false" calcext:value-type="boolean">
            <text:p>FAŁSZ</text:p>
          </table:table-cell>
          <table:table-cell table:formula="of:=VLOOKUP([.B35]; [$SolrMarc.D$2:.E$555]; 2; 0)" office:value-type="float" office:value="0" calcext:value-type="float">
            <text:p>0</text:p>
          </table:table-cell>
          <table:table-cell table:formula="of:=VLOOKUP([.B3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getMarcReader</text:p>
          </table:table-cell>
          <table:table-cell table:formula="of:=[.B36]&lt;&gt;[.B35]" office:value-type="boolean" office:boolean-value="false" calcext:value-type="boolean">
            <text:p>FAŁSZ</text:p>
          </table:table-cell>
          <table:table-cell table:formula="of:=VLOOKUP([.B36]; [$SolrMarc.D$2:.E$555]; 2; 0)" office:value-type="float" office:value="0" calcext:value-type="float">
            <text:p>0</text:p>
          </table:table-cell>
          <table:table-cell table:formula="of:=VLOOKUP([.B3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getMarcReader</text:p>
          </table:table-cell>
          <table:table-cell table:formula="of:=[.B37]&lt;&gt;[.B36]" office:value-type="boolean" office:boolean-value="false" calcext:value-type="boolean">
            <text:p>FAŁSZ</text:p>
          </table:table-cell>
          <table:table-cell table:formula="of:=VLOOKUP([.B37]; [$SolrMarc.D$2:.E$555]; 2; 0)" office:value-type="float" office:value="0" calcext:value-type="float">
            <text:p>0</text:p>
          </table:table-cell>
          <table:table-cell table:formula="of:=VLOOKUP([.B3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getMarcReader</text:p>
          </table:table-cell>
          <table:table-cell table:formula="of:=[.B38]&lt;&gt;[.B37]" office:value-type="boolean" office:boolean-value="false" calcext:value-type="boolean">
            <text:p>FAŁSZ</text:p>
          </table:table-cell>
          <table:table-cell table:formula="of:=VLOOKUP([.B38]; [$SolrMarc.D$2:.E$555]; 2; 0)" office:value-type="float" office:value="0" calcext:value-type="float">
            <text:p>0</text:p>
          </table:table-cell>
          <table:table-cell table:formula="of:=VLOOKUP([.B38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getMarcReader</text:p>
          </table:table-cell>
          <table:table-cell table:formula="of:=[.B39]&lt;&gt;[.B38]" office:value-type="boolean" office:boolean-value="false" calcext:value-type="boolean">
            <text:p>FAŁSZ</text:p>
          </table:table-cell>
          <table:table-cell table:formula="of:=VLOOKUP([.B39]; [$SolrMarc.D$2:.E$555]; 2; 0)" office:value-type="float" office:value="0" calcext:value-type="float">
            <text:p>0</text:p>
          </table:table-cell>
          <table:table-cell table:formula="of:=VLOOKUP([.B39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getMarcReader</text:p>
          </table:table-cell>
          <table:table-cell table:formula="of:=[.B40]&lt;&gt;[.B39]" office:value-type="boolean" office:boolean-value="false" calcext:value-type="boolean">
            <text:p>FAŁSZ</text:p>
          </table:table-cell>
          <table:table-cell table:formula="of:=VLOOKUP([.B40]; [$SolrMarc.D$2:.E$555]; 2; 0)" office:value-type="float" office:value="0" calcext:value-type="float">
            <text:p>0</text:p>
          </table:table-cell>
          <table:table-cell table:formula="of:=VLOOKUP([.B40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getMarcReader</text:p>
          </table:table-cell>
          <table:table-cell table:formula="of:=[.B41]&lt;&gt;[.B40]" office:value-type="boolean" office:boolean-value="false" calcext:value-type="boolean">
            <text:p>FAŁSZ</text:p>
          </table:table-cell>
          <table:table-cell table:formula="of:=VLOOKUP([.B41]; [$SolrMarc.D$2:.E$555]; 2; 0)" office:value-type="float" office:value="0" calcext:value-type="float">
            <text:p>0</text:p>
          </table:table-cell>
          <table:table-cell table:formula="of:=VLOOKUP([.B4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getMarcReader</text:p>
          </table:table-cell>
          <table:table-cell table:formula="of:=[.B42]&lt;&gt;[.B41]" office:value-type="boolean" office:boolean-value="false" calcext:value-type="boolean">
            <text:p>FAŁSZ</text:p>
          </table:table-cell>
          <table:table-cell table:formula="of:=VLOOKUP([.B42]; [$SolrMarc.D$2:.E$555]; 2; 0)" office:value-type="float" office:value="0" calcext:value-type="float">
            <text:p>0</text:p>
          </table:table-cell>
          <table:table-cell table:formula="of:=VLOOKUP([.B42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getMarcReader</text:p>
          </table:table-cell>
          <table:table-cell table:formula="of:=[.B43]&lt;&gt;[.B42]" office:value-type="boolean" office:boolean-value="false" calcext:value-type="boolean">
            <text:p>FAŁSZ</text:p>
          </table:table-cell>
          <table:table-cell table:formula="of:=VLOOKUP([.B43]; [$SolrMarc.D$2:.E$555]; 2; 0)" office:value-type="float" office:value="0" calcext:value-type="float">
            <text:p>0</text:p>
          </table:table-cell>
          <table:table-cell table:formula="of:=VLOOKUP([.B43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getMarcReader</text:p>
          </table:table-cell>
          <table:table-cell table:formula="of:=[.B44]&lt;&gt;[.B43]" office:value-type="boolean" office:boolean-value="false" calcext:value-type="boolean">
            <text:p>FAŁSZ</text:p>
          </table:table-cell>
          <table:table-cell table:formula="of:=VLOOKUP([.B44]; [$SolrMarc.D$2:.E$555]; 2; 0)" office:value-type="float" office:value="0" calcext:value-type="float">
            <text:p>0</text:p>
          </table:table-cell>
          <table:table-cell table:formula="of:=VLOOKUP([.B44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getMarcReader</text:p>
          </table:table-cell>
          <table:table-cell table:formula="of:=[.B45]&lt;&gt;[.B44]" office:value-type="boolean" office:boolean-value="false" calcext:value-type="boolean">
            <text:p>FAŁSZ</text:p>
          </table:table-cell>
          <table:table-cell table:formula="of:=VLOOKUP([.B45]; [$SolrMarc.D$2:.E$555]; 2; 0)" office:value-type="float" office:value="0" calcext:value-type="float">
            <text:p>0</text:p>
          </table:table-cell>
          <table:table-cell table:formula="of:=VLOOKUP([.B45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getMarcReader</text:p>
          </table:table-cell>
          <table:table-cell table:formula="of:=[.B46]&lt;&gt;[.B45]" office:value-type="boolean" office:boolean-value="false" calcext:value-type="boolean">
            <text:p>FAŁSZ</text:p>
          </table:table-cell>
          <table:table-cell table:formula="of:=VLOOKUP([.B46]; [$SolrMarc.D$2:.E$555]; 2; 0)" office:value-type="float" office:value="0" calcext:value-type="float">
            <text:p>0</text:p>
          </table:table-cell>
          <table:table-cell table:formula="of:=VLOOKUP([.B46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getMarcReader</text:p>
          </table:table-cell>
          <table:table-cell table:formula="of:=[.B47]&lt;&gt;[.B46]" office:value-type="boolean" office:boolean-value="false" calcext:value-type="boolean">
            <text:p>FAŁSZ</text:p>
          </table:table-cell>
          <table:table-cell table:formula="of:=VLOOKUP([.B47]; [$SolrMarc.D$2:.E$555]; 2; 0)" office:value-type="float" office:value="0" calcext:value-type="float">
            <text:p>0</text:p>
          </table:table-cell>
          <table:table-cell table:formula="of:=VLOOKUP([.B4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getMarcReader</text:p>
          </table:table-cell>
          <table:table-cell table:formula="of:=[.B48]&lt;&gt;[.B47]" office:value-type="boolean" office:boolean-value="false" calcext:value-type="boolean">
            <text:p>FAŁSZ</text:p>
          </table:table-cell>
          <table:table-cell table:formula="of:=VLOOKUP([.B48]; [$SolrMarc.D$2:.E$555]; 2; 0)" office:value-type="float" office:value="0" calcext:value-type="float">
            <text:p>0</text:p>
          </table:table-cell>
          <table:table-cell table:formula="of:=VLOOKUP([.B48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string" calcext:value-type="string">
            <text:p>getMarcReader</text:p>
          </table:table-cell>
          <table:table-cell table:formula="of:=[.B49]&lt;&gt;[.B48]" office:value-type="boolean" office:boolean-value="false" calcext:value-type="boolean">
            <text:p>FAŁSZ</text:p>
          </table:table-cell>
          <table:table-cell table:formula="of:=VLOOKUP([.B49]; [$SolrMarc.D$2:.E$555]; 2; 0)" office:value-type="float" office:value="0" calcext:value-type="float">
            <text:p>0</text:p>
          </table:table-cell>
          <table:table-cell table:formula="of:=VLOOKUP([.B49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getMarcReader</text:p>
          </table:table-cell>
          <table:table-cell table:formula="of:=[.B50]&lt;&gt;[.B49]" office:value-type="boolean" office:boolean-value="false" calcext:value-type="boolean">
            <text:p>FAŁSZ</text:p>
          </table:table-cell>
          <table:table-cell table:formula="of:=VLOOKUP([.B50]; [$SolrMarc.D$2:.E$555]; 2; 0)" office:value-type="float" office:value="0" calcext:value-type="float">
            <text:p>0</text:p>
          </table:table-cell>
          <table:table-cell table:formula="of:=VLOOKUP([.B50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142" calcext:value-type="float">
            <text:p>1142</text:p>
          </table:table-cell>
          <table:table-cell office:value-type="string" calcext:value-type="string">
            <text:p>getMarcReader</text:p>
          </table:table-cell>
          <table:table-cell table:formula="of:=[.B51]&lt;&gt;[.B50]" office:value-type="boolean" office:boolean-value="false" calcext:value-type="boolean">
            <text:p>FAŁSZ</text:p>
          </table:table-cell>
          <table:table-cell table:formula="of:=VLOOKUP([.B51]; [$SolrMarc.D$2:.E$555]; 2; 0)" office:value-type="float" office:value="0" calcext:value-type="float">
            <text:p>0</text:p>
          </table:table-cell>
          <table:table-cell table:formula="of:=VLOOKUP([.B51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143" calcext:value-type="float">
            <text:p>1143</text:p>
          </table:table-cell>
          <table:table-cell office:value-type="string" calcext:value-type="string">
            <text:p>getMarcReader</text:p>
          </table:table-cell>
          <table:table-cell table:formula="of:=[.B52]&lt;&gt;[.B51]" office:value-type="boolean" office:boolean-value="false" calcext:value-type="boolean">
            <text:p>FAŁSZ</text:p>
          </table:table-cell>
          <table:table-cell table:formula="of:=VLOOKUP([.B52]; [$SolrMarc.D$2:.E$555]; 2; 0)" office:value-type="float" office:value="0" calcext:value-type="float">
            <text:p>0</text:p>
          </table:table-cell>
          <table:table-cell table:formula="of:=VLOOKUP([.B52]; [$SolrMarc.D$2:.F$555]; 3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getPublicationInfo</text:p>
          </table:table-cell>
          <table:table-cell table:formula="of:=[.B53]&lt;&gt;[.B52]" office:value-type="boolean" office:boolean-value="true" calcext:value-type="boolean">
            <text:p>PRAWDA</text:p>
          </table:table-cell>
          <table:table-cell table:formula="of:=VLOOKUP([.B53]; [$SolrMarc.D$2:.E$555]; 2; 0)" office:value-type="float" office:value="0" calcext:value-type="float">
            <text:p>0</text:p>
          </table:table-cell>
          <table:table-cell table:formula="of:=VLOOKUP([.B53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getRealTimeHoldings</text:p>
          </table:table-cell>
          <table:table-cell table:formula="of:=[.B54]&lt;&gt;[.B53]" office:value-type="boolean" office:boolean-value="true" calcext:value-type="boolean">
            <text:p>PRAWDA</text:p>
          </table:table-cell>
          <table:table-cell table:formula="of:=VLOOKUP([.B54]; [$SolrMarc.D$2:.E$555]; 2; 0)" office:value-type="float" office:value="0" calcext:value-type="float">
            <text:p>0</text:p>
          </table:table-cell>
          <table:table-cell table:formula="of:=VLOOKUP([.B54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getSecondaryAuthorData</text:p>
          </table:table-cell>
          <table:table-cell table:formula="of:=[.B55]&lt;&gt;[.B54]" office:value-type="boolean" office:boolean-value="true" calcext:value-type="boolean">
            <text:p>PRAWDA</text:p>
          </table:table-cell>
          <table:table-cell table:formula="of:=VLOOKUP([.B55]; [$SolrMarc.D$2:.E$555]; 2; 0)" office:value-type="float" office:value="0" calcext:value-type="float">
            <text:p>0</text:p>
          </table:table-cell>
          <table:table-cell table:formula="of:=VLOOKUP([.B5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getSecondaryAuthorData</text:p>
          </table:table-cell>
          <table:table-cell table:formula="of:=[.B56]&lt;&gt;[.B55]" office:value-type="boolean" office:boolean-value="false" calcext:value-type="boolean">
            <text:p>FAŁSZ</text:p>
          </table:table-cell>
          <table:table-cell table:formula="of:=VLOOKUP([.B56]; [$SolrMarc.D$2:.E$555]; 2; 0)" office:value-type="float" office:value="0" calcext:value-type="float">
            <text:p>0</text:p>
          </table:table-cell>
          <table:table-cell table:formula="of:=VLOOKUP([.B56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getSuperiorDocument</text:p>
          </table:table-cell>
          <table:table-cell table:formula="of:=[.B57]&lt;&gt;[.B56]" office:value-type="boolean" office:boolean-value="true" calcext:value-type="boolean">
            <text:p>PRAWDA</text:p>
          </table:table-cell>
          <table:table-cell table:formula="of:=VLOOKUP([.B57]; [$SolrMarc.D$2:.E$555]; 2; 0)" office:value-type="float" office:value="0" calcext:value-type="float">
            <text:p>0</text:p>
          </table:table-cell>
          <table:table-cell table:formula="of:=VLOOKUP([.B57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getTitle880</text:p>
          </table:table-cell>
          <table:table-cell table:formula="of:=[.B58]&lt;&gt;[.B57]" office:value-type="boolean" office:boolean-value="true" calcext:value-type="boolean">
            <text:p>PRAWDA</text:p>
          </table:table-cell>
          <table:table-cell table:formula="of:=VLOOKUP([.B58]; [$SolrMarc.D$2:.E$555]; 2; 0)" office:value-type="float" office:value="0" calcext:value-type="float">
            <text:p>0</text:p>
          </table:table-cell>
          <table:table-cell table:formula="of:=VLOOKUP([.B58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getTitleSection</text:p>
          </table:table-cell>
          <table:table-cell table:formula="of:=[.B59]&lt;&gt;[.B58]" office:value-type="boolean" office:boolean-value="true" calcext:value-type="boolean">
            <text:p>PRAWDA</text:p>
          </table:table-cell>
          <table:table-cell table:formula="of:=VLOOKUP([.B59]; [$SolrMarc.D$2:.E$555]; 2; 0)" office:value-type="float" office:value="0" calcext:value-type="float">
            <text:p>0</text:p>
          </table:table-cell>
          <table:table-cell table:formula="of:=VLOOKUP([.B59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getUniqueID</text:p>
          </table:table-cell>
          <table:table-cell table:formula="of:=[.B60]&lt;&gt;[.B59]" office:value-type="boolean" office:boolean-value="true" calcext:value-type="boolean">
            <text:p>PRAWDA</text:p>
          </table:table-cell>
          <table:table-cell table:formula="of:=VLOOKUP([.B60]; [$SolrMarc.D$2:.E$555]; 2; 0)" office:value-type="float" office:value="0" calcext:value-type="float">
            <text:p>0</text:p>
          </table:table-cell>
          <table:table-cell table:formula="of:=VLOOKUP([.B6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getUniqueID</text:p>
          </table:table-cell>
          <table:table-cell table:formula="of:=[.B61]&lt;&gt;[.B60]" office:value-type="boolean" office:boolean-value="false" calcext:value-type="boolean">
            <text:p>FAŁSZ</text:p>
          </table:table-cell>
          <table:table-cell table:formula="of:=VLOOKUP([.B61]; [$SolrMarc.D$2:.E$555]; 2; 0)" office:value-type="float" office:value="0" calcext:value-type="float">
            <text:p>0</text:p>
          </table:table-cell>
          <table:table-cell table:formula="of:=VLOOKUP([.B6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mergeAuthorsAndRoles</text:p>
          </table:table-cell>
          <table:table-cell table:formula="of:=[.B62]&lt;&gt;[.B61]" office:value-type="boolean" office:boolean-value="true" calcext:value-type="boolean">
            <text:p>PRAWDA</text:p>
          </table:table-cell>
          <table:table-cell table:formula="of:=VLOOKUP([.B62]; [$SolrMarc.D$2:.E$555]; 2; 0)" office:value-type="float" office:value="0" calcext:value-type="float">
            <text:p>0</text:p>
          </table:table-cell>
          <table:table-cell table:formula="of:=VLOOKUP([.B6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mergeAuthorsAndRoles</text:p>
          </table:table-cell>
          <table:table-cell table:formula="of:=[.B63]&lt;&gt;[.B62]" office:value-type="boolean" office:boolean-value="false" calcext:value-type="boolean">
            <text:p>FAŁSZ</text:p>
          </table:table-cell>
          <table:table-cell table:formula="of:=VLOOKUP([.B63]; [$SolrMarc.D$2:.E$555]; 2; 0)" office:value-type="float" office:value="0" calcext:value-type="float">
            <text:p>0</text:p>
          </table:table-cell>
          <table:table-cell table:formula="of:=VLOOKUP([.B6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mergeAuthorsAndRoles</text:p>
          </table:table-cell>
          <table:table-cell table:formula="of:=[.B64]&lt;&gt;[.B63]" office:value-type="boolean" office:boolean-value="false" calcext:value-type="boolean">
            <text:p>FAŁSZ</text:p>
          </table:table-cell>
          <table:table-cell table:formula="of:=VLOOKUP([.B64]; [$SolrMarc.D$2:.E$555]; 2; 0)" office:value-type="float" office:value="0" calcext:value-type="float">
            <text:p>0</text:p>
          </table:table-cell>
          <table:table-cell table:formula="of:=VLOOKUP([.B64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mergeElectronicHoldingsExtraData</text:p>
          </table:table-cell>
          <table:table-cell table:formula="of:=[.B65]&lt;&gt;[.B64]" office:value-type="boolean" office:boolean-value="true" calcext:value-type="boolean">
            <text:p>PRAWDA</text:p>
          </table:table-cell>
          <table:table-cell table:formula="of:=VLOOKUP([.B65]; [$SolrMarc.D$2:.E$555]; 2; 0)" office:value-type="float" office:value="0" calcext:value-type="float">
            <text:p>0</text:p>
          </table:table-cell>
          <table:table-cell table:formula="of:=VLOOKUP([.B6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mergeRolesForSearchView</text:p>
          </table:table-cell>
          <table:table-cell table:formula="of:=[.B66]&lt;&gt;[.B65]" office:value-type="boolean" office:boolean-value="true" calcext:value-type="boolean">
            <text:p>PRAWDA</text:p>
          </table:table-cell>
          <table:table-cell table:formula="of:=VLOOKUP([.B66]; [$SolrMarc.D$2:.E$555]; 2; 0)" office:value-type="float" office:value="0" calcext:value-type="float">
            <text:p>0</text:p>
          </table:table-cell>
          <table:table-cell table:formula="of:=VLOOKUP([.B66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removeBracketsFromArray</text:p>
          </table:table-cell>
          <table:table-cell table:formula="of:=[.B67]&lt;&gt;[.B66]" office:value-type="boolean" office:boolean-value="true" calcext:value-type="boolean">
            <text:p>PRAWDA</text:p>
          </table:table-cell>
          <table:table-cell table:formula="of:=VLOOKUP([.B67]; [$SolrMarc.D$2:.E$555]; 2; 0)" office:value-type="float" office:value="0" calcext:value-type="float">
            <text:p>0</text:p>
          </table:table-cell>
          <table:table-cell table:formula="of:=VLOOKUP([.B67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removeBracketsFromArray</text:p>
          </table:table-cell>
          <table:table-cell table:formula="of:=[.B68]&lt;&gt;[.B67]" office:value-type="boolean" office:boolean-value="false" calcext:value-type="boolean">
            <text:p>FAŁSZ</text:p>
          </table:table-cell>
          <table:table-cell table:formula="of:=VLOOKUP([.B68]; [$SolrMarc.D$2:.E$555]; 2; 0)" office:value-type="float" office:value="0" calcext:value-type="float">
            <text:p>0</text:p>
          </table:table-cell>
          <table:table-cell table:formula="of:=VLOOKUP([.B68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removeBracketsFromArray</text:p>
          </table:table-cell>
          <table:table-cell table:formula="of:=[.B69]&lt;&gt;[.B68]" office:value-type="boolean" office:boolean-value="false" calcext:value-type="boolean">
            <text:p>FAŁSZ</text:p>
          </table:table-cell>
          <table:table-cell table:formula="of:=VLOOKUP([.B69]; [$SolrMarc.D$2:.E$555]; 2; 0)" office:value-type="float" office:value="0" calcext:value-type="float">
            <text:p>0</text:p>
          </table:table-cell>
          <table:table-cell table:formula="of:=VLOOKUP([.B69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removeBracketsFromText</text:p>
          </table:table-cell>
          <table:table-cell table:formula="of:=[.B70]&lt;&gt;[.B69]" office:value-type="boolean" office:boolean-value="true" calcext:value-type="boolean">
            <text:p>PRAWDA</text:p>
          </table:table-cell>
          <table:table-cell table:formula="of:=VLOOKUP([.B70]; [$SolrMarc.D$2:.E$555]; 2; 0)" office:value-type="float" office:value="0" calcext:value-type="float">
            <text:p>0</text:p>
          </table:table-cell>
          <table:table-cell table:formula="of:=VLOOKUP([.B70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removeBracketsFromText</text:p>
          </table:table-cell>
          <table:table-cell table:formula="of:=[.B71]&lt;&gt;[.B70]" office:value-type="boolean" office:boolean-value="false" calcext:value-type="boolean">
            <text:p>FAŁSZ</text:p>
          </table:table-cell>
          <table:table-cell table:formula="of:=VLOOKUP([.B71]; [$SolrMarc.D$2:.E$555]; 2; 0)" office:value-type="float" office:value="0" calcext:value-type="float">
            <text:p>0</text:p>
          </table:table-cell>
          <table:table-cell table:formula="of:=VLOOKUP([.B71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removeBracketsFromText</text:p>
          </table:table-cell>
          <table:table-cell table:formula="of:=[.B72]&lt;&gt;[.B71]" office:value-type="boolean" office:boolean-value="false" calcext:value-type="boolean">
            <text:p>FAŁSZ</text:p>
          </table:table-cell>
          <table:table-cell table:formula="of:=VLOOKUP([.B72]; [$SolrMarc.D$2:.E$555]; 2; 0)" office:value-type="float" office:value="0" calcext:value-type="float">
            <text:p>0</text:p>
          </table:table-cell>
          <table:table-cell table:formula="of:=VLOOKUP([.B72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removeBracketsFromText</text:p>
          </table:table-cell>
          <table:table-cell table:formula="of:=[.B73]&lt;&gt;[.B72]" office:value-type="boolean" office:boolean-value="false" calcext:value-type="boolean">
            <text:p>FAŁSZ</text:p>
          </table:table-cell>
          <table:table-cell table:formula="of:=VLOOKUP([.B73]; [$SolrMarc.D$2:.E$555]; 2; 0)" office:value-type="float" office:value="0" calcext:value-type="float">
            <text:p>0</text:p>
          </table:table-cell>
          <table:table-cell table:formula="of:=VLOOKUP([.B73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removeBracketsFromText</text:p>
          </table:table-cell>
          <table:table-cell table:formula="of:=[.B74]&lt;&gt;[.B73]" office:value-type="boolean" office:boolean-value="false" calcext:value-type="boolean">
            <text:p>FAŁSZ</text:p>
          </table:table-cell>
          <table:table-cell table:formula="of:=VLOOKUP([.B74]; [$SolrMarc.D$2:.E$555]; 2; 0)" office:value-type="float" office:value="0" calcext:value-type="float">
            <text:p>0</text:p>
          </table:table-cell>
          <table:table-cell table:formula="of:=VLOOKUP([.B74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removeBracketsFromText</text:p>
          </table:table-cell>
          <table:table-cell table:formula="of:=[.B75]&lt;&gt;[.B74]" office:value-type="boolean" office:boolean-value="false" calcext:value-type="boolean">
            <text:p>FAŁSZ</text:p>
          </table:table-cell>
          <table:table-cell table:formula="of:=VLOOKUP([.B75]; [$SolrMarc.D$2:.E$555]; 2; 0)" office:value-type="float" office:value="0" calcext:value-type="float">
            <text:p>0</text:p>
          </table:table-cell>
          <table:table-cell table:formula="of:=VLOOKUP([.B75]; [$SolrMarc.D$2:.F$555]; 3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removeContributorDuplicates</text:p>
          </table:table-cell>
          <table:table-cell table:formula="of:=[.B76]&lt;&gt;[.B75]" office:value-type="boolean" office:boolean-value="true" calcext:value-type="boolean">
            <text:p>PRAWDA</text:p>
          </table:table-cell>
          <table:table-cell table:formula="of:=VLOOKUP([.B76]; [$SolrMarc.D$2:.E$555]; 2; 0)" office:value-type="float" office:value="0" calcext:value-type="float">
            <text:p>0</text:p>
          </table:table-cell>
          <table:table-cell table:formula="of:=VLOOKUP([.B76]; [$SolrMarc.D$2:.F$555]; 3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pNonSortingChars</text:p>
          </table:table-cell>
          <table:table-cell table:formula="of:=[.B77]&lt;&gt;[.B76]" office:value-type="boolean" office:boolean-value="true" calcext:value-type="boolean">
            <text:p>PRAWDA</text:p>
          </table:table-cell>
          <table:table-cell table:formula="of:=VLOOKUP([.B77]; [$SolrMarc.D$2:.E$555]; 2; 0)" office:value-type="float" office:value="1" calcext:value-type="float">
            <text:p>1</text:p>
          </table:table-cell>
          <table:table-cell table:formula="of:=VLOOKUP([.B77]; [$SolrMarc.D$2:.F$555]; 3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stripNonSortingChars</text:p>
          </table:table-cell>
          <table:table-cell table:formula="of:=[.B78]&lt;&gt;[.B77]" office:value-type="boolean" office:boolean-value="false" calcext:value-type="boolean">
            <text:p>FAŁSZ</text:p>
          </table:table-cell>
          <table:table-cell table:formula="of:=VLOOKUP([.B78]; [$SolrMarc.D$2:.E$555]; 2; 0)" office:value-type="float" office:value="1" calcext:value-type="float">
            <text:p>1</text:p>
          </table:table-cell>
          <table:table-cell table:formula="of:=VLOOKUP([.B78]; [$SolrMarc.D$2:.F$555]; 3; 0)"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SolrMarc.A1:SolrMarc.E555" table:display-filter-buttons="true"/>
        <table:database-range table:name="__Anonymous_Sheet_DB__1" table:target-range-address="AcdhTheme.A1:AcdhTheme.G209" table:display-filter-buttons="true">
          <table:filter>
            <table:filter-and>
              <table:filter-condition table:data-type="number" table:value="PRAWDA" table:operator="=" table:field-number="3"/>
            </table:filter-and>
          </table:filter>
        </table:database-range>
        <table:database-range table:name="__Anonymous_Sheet_DB__2" table:target-range-address="'SolrMarc self'.A1:'SolrMarc self'.F78" table:display-filter-buttons="true">
          <table:filter>
            <table:filter-and>
              <table:filter-condition table:data-type="number" table:value="1" table:operator="=" table:field-number="4"/>
              <table:filter-condition table:data-type="number" table:value="PRAWDA" table:operator="=" table:field-number="2"/>
            </table:filter-and>
          </table:filter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.00.0000</text:date>, <text:time style:data-style-name="N2" text:time-value="22:10:19.701962105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Żółtak</meta:initial-creator>
    <meta:creation-date>2025-01-24T20:44:30.480813427</meta:creation-date>
    <dc:date>2025-01-24T22:29:49.740091742</dc:date>
    <dc:creator>Mateusz Żółtak</dc:creator>
    <meta:editing-duration>PT1H4M22S</meta:editing-duration>
    <meta:editing-cycles>11</meta:editing-cycles>
    <meta:generator>LibreOffice/24.2.7.2$Linux_X86_64 LibreOffice_project/420$Build-2</meta:generator>
    <meta:document-statistic meta:table-count="3" meta:cell-count="4980" meta:object-count="0"/>
  </office:meta>
</office:document-meta>
</file>